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7.2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ranger_variable_importan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aMaster_cuenta_estado</text:p>
          </table:table-cell>
          <table:table-cell office:value-type="float" office:value="8.48791389763088" calcext:value-type="float">
            <text:p>8.4879138976</text:p>
          </table:table-cell>
          <table:table-cell table:style-name="ce1" table:formula="of:=CONCATENATE([.$D$2];[.A2];[.$D$2];&quot;,&quot;)" office:value-type="string" office:string-value="&quot;VisaMaster_cuenta_estado&quot;," calcext:value-type="string">
            <text:p>"VisaMaster_cuenta_estado",</text:p>
          </table:table-cell>
          <table:table-cell office:value-type="string" calcext:value-type="string">
            <text:p>"</text:p>
          </table:table-cell>
        </table:table-row>
        <table:table-row table:style-name="ro1">
          <table:table-cell office:value-type="string" calcext:value-type="string">
            <text:p>mdescubierto_preacordado_tend</text:p>
          </table:table-cell>
          <table:table-cell office:value-type="float" office:value="8.22562574405689" calcext:value-type="float">
            <text:p>8.2256257441</text:p>
          </table:table-cell>
          <table:table-cell table:style-name="ce1" table:formula="of:=CONCATENATE([.$D$2];[.A3];[.$D$2];&quot;,&quot;)" office:value-type="string" office:string-value="&quot;mdescubierto_preacordado_tend&quot;," calcext:value-type="string">
            <text:p>"mdescubierto_preacordado_tend",</text:p>
          </table:table-cell>
          <table:table-cell/>
        </table:table-row>
        <table:table-row table:style-name="ro1">
          <table:table-cell office:value-type="string" calcext:value-type="string">
            <text:p>VisaMaster_cuenta_estado_avg</text:p>
          </table:table-cell>
          <table:table-cell office:value-type="float" office:value="7.84390886280723" calcext:value-type="float">
            <text:p>7.8439088628</text:p>
          </table:table-cell>
          <table:table-cell table:style-name="ce1" table:formula="of:=CONCATENATE([.$D$2];[.A4];[.$D$2];&quot;,&quot;)" office:value-type="string" office:string-value="&quot;VisaMaster_cuenta_estado_avg&quot;," calcext:value-type="string">
            <text:p>"VisaMaster_cuenta_estado_avg",</text:p>
          </table:table-cell>
          <table:table-cell/>
        </table:table-row>
        <table:table-row table:style-name="ro1">
          <table:table-cell office:value-type="string" calcext:value-type="string">
            <text:p>ttarjeta_visa_tend</text:p>
          </table:table-cell>
          <table:table-cell office:value-type="float" office:value="6.72336573468066" calcext:value-type="float">
            <text:p>6.7233657347</text:p>
          </table:table-cell>
          <table:table-cell table:style-name="ce1" table:formula="of:=CONCATENATE([.$D$2];[.A5];[.$D$2];&quot;,&quot;)" office:value-type="string" office:string-value="&quot;ttarjeta_visa_tend&quot;," calcext:value-type="string">
            <text:p>"ttarjeta_visa_tend",</text:p>
          </table:table-cell>
          <table:table-cell/>
        </table:table-row>
        <table:table-row table:style-name="ro1">
          <table:table-cell office:value-type="string" calcext:value-type="string">
            <text:p>mcuenta_corriente_Paquete</text:p>
          </table:table-cell>
          <table:table-cell office:value-type="float" office:value="6.56070895069028" calcext:value-type="float">
            <text:p>6.5607089507</text:p>
          </table:table-cell>
          <table:table-cell table:style-name="ce1" table:formula="of:=CONCATENATE([.$D$2];[.A6];[.$D$2];&quot;,&quot;)" office:value-type="string" office:string-value="&quot;mcuenta_corriente_Paquete&quot;," calcext:value-type="string">
            <text:p>"mcuenta_corriente_Paquete",</text:p>
          </table:table-cell>
          <table:table-cell/>
        </table:table-row>
        <table:table-row table:style-name="ro1">
          <table:table-cell office:value-type="string" calcext:value-type="string">
            <text:p>VisaMaster_cuenta_estado_tend</text:p>
          </table:table-cell>
          <table:table-cell office:value-type="float" office:value="6.08848548273614" calcext:value-type="float">
            <text:p>6.0884854827</text:p>
          </table:table-cell>
          <table:table-cell table:style-name="ce1" table:formula="of:=CONCATENATE([.$D$2];[.A7];[.$D$2];&quot;,&quot;)" office:value-type="string" office:string-value="&quot;VisaMaster_cuenta_estado_tend&quot;," calcext:value-type="string">
            <text:p>"VisaMaster_cuenta_estado_tend",</text:p>
          </table:table-cell>
          <table:table-cell/>
        </table:table-row>
        <table:table-row table:style-name="ro1">
          <table:table-cell office:value-type="string" calcext:value-type="string">
            <text:p>VisaMaster_cuenta_estado_max</text:p>
          </table:table-cell>
          <table:table-cell office:value-type="float" office:value="5.69669460638383" calcext:value-type="float">
            <text:p>5.6966946064</text:p>
          </table:table-cell>
          <table:table-cell table:style-name="ce1" table:formula="of:=CONCATENATE([.$D$2];[.A8];[.$D$2];&quot;,&quot;)" office:value-type="string" office:string-value="&quot;VisaMaster_cuenta_estado_max&quot;," calcext:value-type="string">
            <text:p>"VisaMaster_cuenta_estado_max",</text:p>
          </table:table-cell>
          <table:table-cell/>
        </table:table-row>
        <table:table-row table:style-name="ro1">
          <table:table-cell office:value-type="string" calcext:value-type="string">
            <text:p>tmovimientos_ultimos90dias</text:p>
          </table:table-cell>
          <table:table-cell office:value-type="float" office:value="5.63989931401387" calcext:value-type="float">
            <text:p>5.639899314</text:p>
          </table:table-cell>
          <table:table-cell table:style-name="ce1" table:formula="of:=CONCATENATE([.$D$2];[.A9];[.$D$2];&quot;,&quot;)" office:value-type="string" office:string-value="&quot;tmovimientos_ultimos90dias&quot;," calcext:value-type="string">
            <text:p>"tmovimientos_ultimos90dias",</text:p>
          </table:table-cell>
          <table:table-cell/>
        </table:table-row>
        <table:table-row table:style-name="ro1">
          <table:table-cell office:value-type="string" calcext:value-type="string">
            <text:p>Master_cuenta_estado_avg</text:p>
          </table:table-cell>
          <table:table-cell office:value-type="float" office:value="5.16975086822932" calcext:value-type="float">
            <text:p>5.1697508682</text:p>
          </table:table-cell>
          <table:table-cell table:style-name="ce1" table:formula="of:=CONCATENATE([.$D$2];[.A10];[.$D$2];&quot;,&quot;)" office:value-type="string" office:string-value="&quot;Master_cuenta_estado_avg&quot;," calcext:value-type="string">
            <text:p>"Master_cuenta_estado_avg",</text:p>
          </table:table-cell>
          <table:table-cell/>
        </table:table-row>
        <table:table-row table:style-name="ro1">
          <table:table-cell office:value-type="string" calcext:value-type="string">
            <text:p>ttarjeta_master_tend</text:p>
          </table:table-cell>
          <table:table-cell office:value-type="float" office:value="5.10109056661857" calcext:value-type="float">
            <text:p>5.1010905666</text:p>
          </table:table-cell>
          <table:table-cell table:style-name="ce1" table:formula="of:=CONCATENATE([.$D$2];[.A11];[.$D$2];&quot;,&quot;)" office:value-type="string" office:string-value="&quot;ttarjeta_master_tend&quot;," calcext:value-type="string">
            <text:p>"ttarjeta_master_tend",</text:p>
          </table:table-cell>
          <table:table-cell/>
        </table:table-row>
        <table:table-row table:style-name="ro1">
          <table:table-cell office:value-type="string" calcext:value-type="string">
            <text:p>mrentabilidad</text:p>
          </table:table-cell>
          <table:table-cell office:value-type="float" office:value="5.08809019055525" calcext:value-type="float">
            <text:p>5.0880901906</text:p>
          </table:table-cell>
          <table:table-cell table:style-name="ce1" table:formula="of:=CONCATENATE([.$D$2];[.A12];[.$D$2];&quot;,&quot;)" office:value-type="string" office:string-value="&quot;mrentabilidad&quot;," calcext:value-type="string">
            <text:p>"mrentabilidad",</text:p>
          </table:table-cell>
          <table:table-cell/>
        </table:table-row>
        <table:table-row table:style-name="ro1">
          <table:table-cell office:value-type="string" calcext:value-type="string">
            <text:p>mpasivos_margen</text:p>
          </table:table-cell>
          <table:table-cell office:value-type="float" office:value="5.01372911485973" calcext:value-type="float">
            <text:p>5.0137291149</text:p>
          </table:table-cell>
          <table:table-cell table:style-name="ce1" table:formula="of:=CONCATENATE([.$D$2];[.A13];[.$D$2];&quot;,&quot;)" office:value-type="string" office:string-value="&quot;mpasivos_margen&quot;," calcext:value-type="string">
            <text:p>"mpasivos_margen",</text:p>
          </table:table-cell>
          <table:table-cell/>
        </table:table-row>
        <table:table-row table:style-name="ro1">
          <table:table-cell office:value-type="string" calcext:value-type="string">
            <text:p>mcuenta_corriente_Paquete_min</text:p>
          </table:table-cell>
          <table:table-cell office:value-type="float" office:value="4.9485036326762" calcext:value-type="float">
            <text:p>4.9485036327</text:p>
          </table:table-cell>
          <table:table-cell table:style-name="ce1" table:formula="of:=CONCATENATE([.$D$2];[.A14];[.$D$2];&quot;,&quot;)" office:value-type="string" office:string-value="&quot;mcuenta_corriente_Paquete_min&quot;," calcext:value-type="string">
            <text:p>"mcuenta_corriente_Paquete_min",</text:p>
          </table:table-cell>
          <table:table-cell/>
        </table:table-row>
        <table:table-row table:style-name="ro1">
          <table:table-cell office:value-type="string" calcext:value-type="string">
            <text:p>mcuenta_corriente_Paquete_avg</text:p>
          </table:table-cell>
          <table:table-cell office:value-type="float" office:value="4.80150837335313" calcext:value-type="float">
            <text:p>4.8015083734</text:p>
          </table:table-cell>
          <table:table-cell table:style-name="ce1" table:formula="of:=CONCATENATE([.$D$2];[.A15];[.$D$2];&quot;,&quot;)" office:value-type="string" office:string-value="&quot;mcuenta_corriente_Paquete_avg&quot;," calcext:value-type="string">
            <text:p>"mcuenta_corriente_Paquete_avg",</text:p>
          </table:table-cell>
          <table:table-cell/>
        </table:table-row>
        <table:table-row table:style-name="ro1">
          <table:table-cell office:value-type="string" calcext:value-type="string">
            <text:p>mdescubierto_preacordado_avg</text:p>
          </table:table-cell>
          <table:table-cell office:value-type="float" office:value="4.33632171507755" calcext:value-type="float">
            <text:p>4.3363217151</text:p>
          </table:table-cell>
          <table:table-cell table:style-name="ce1" table:formula="of:=CONCATENATE([.$D$2];[.A16];[.$D$2];&quot;,&quot;)" office:value-type="string" office:string-value="&quot;mdescubierto_preacordado_avg&quot;," calcext:value-type="string">
            <text:p>"mdescubierto_preacordado_avg",</text:p>
          </table:table-cell>
          <table:table-cell/>
        </table:table-row>
        <table:table-row table:style-name="ro1">
          <table:table-cell office:value-type="string" calcext:value-type="string">
            <text:p>VisaMaster_marca_atraso_avg</text:p>
          </table:table-cell>
          <table:table-cell office:value-type="float" office:value="4.29916952119021" calcext:value-type="float">
            <text:p>4.2991695212</text:p>
          </table:table-cell>
          <table:table-cell table:style-name="ce1" table:formula="of:=CONCATENATE([.$D$2];[.A17];[.$D$2];&quot;,&quot;)" office:value-type="string" office:string-value="&quot;VisaMaster_marca_atraso_avg&quot;," calcext:value-type="string">
            <text:p>"VisaMaster_marca_atraso_avg",</text:p>
          </table:table-cell>
          <table:table-cell/>
        </table:table-row>
        <table:table-row table:style-name="ro1">
          <table:table-cell office:value-type="string" calcext:value-type="string">
            <text:p>mactivos_margen</text:p>
          </table:table-cell>
          <table:table-cell office:value-type="float" office:value="4.13788559842" calcext:value-type="float">
            <text:p>4.1378855984</text:p>
          </table:table-cell>
          <table:table-cell table:style-name="ce1" table:formula="of:=CONCATENATE([.$D$2];[.A18];[.$D$2];&quot;,&quot;)" office:value-type="string" office:string-value="&quot;mactivos_margen&quot;," calcext:value-type="string">
            <text:p>"mactivos_margen",</text:p>
          </table:table-cell>
          <table:table-cell/>
        </table:table-row>
        <table:table-row table:style-name="ro1">
          <table:table-cell office:value-type="string" calcext:value-type="string">
            <text:p>tmovimientos_ultimos90dias_min</text:p>
          </table:table-cell>
          <table:table-cell office:value-type="float" office:value="4.1278898181475" calcext:value-type="float">
            <text:p>4.1278898181</text:p>
          </table:table-cell>
          <table:table-cell table:style-name="ce1" table:formula="of:=CONCATENATE([.$D$2];[.A19];[.$D$2];&quot;,&quot;)" office:value-type="string" office:string-value="&quot;tmovimientos_ultimos90dias_min&quot;," calcext:value-type="string">
            <text:p>"tmovimientos_ultimos90dias_min",</text:p>
          </table:table-cell>
          <table:table-cell/>
        </table:table-row>
        <table:table-row table:style-name="ro1">
          <table:table-cell office:value-type="string" calcext:value-type="string">
            <text:p>tmovimientos_ultimos90dias_avg</text:p>
          </table:table-cell>
          <table:table-cell office:value-type="float" office:value="4.03675278870165" calcext:value-type="float">
            <text:p>4.0367527887</text:p>
          </table:table-cell>
          <table:table-cell table:style-name="ce1" table:formula="of:=CONCATENATE([.$D$2];[.A20];[.$D$2];&quot;,&quot;)" office:value-type="string" office:string-value="&quot;tmovimientos_ultimos90dias_avg&quot;," calcext:value-type="string">
            <text:p>"tmovimientos_ultimos90dias_avg",</text:p>
          </table:table-cell>
          <table:table-cell/>
        </table:table-row>
        <table:table-row table:style-name="ro1">
          <table:table-cell office:value-type="string" calcext:value-type="string">
            <text:p>mpasivos_margen_max</text:p>
          </table:table-cell>
          <table:table-cell office:value-type="float" office:value="4.02102223708271" calcext:value-type="float">
            <text:p>4.0210222371</text:p>
          </table:table-cell>
          <table:table-cell table:style-name="ce1" table:formula="of:=CONCATENATE([.$D$2];[.A21];[.$D$2];&quot;,&quot;)" office:value-type="string" office:string-value="&quot;mpasivos_margen_max&quot;," calcext:value-type="string">
            <text:p>"mpasivos_margen_max",</text:p>
          </table:table-cell>
          <table:table-cell/>
        </table:table-row>
        <table:table-row table:style-name="ro1">
          <table:table-cell office:value-type="string" calcext:value-type="string">
            <text:p>VisaMaster_mfinanciacion_limite</text:p>
          </table:table-cell>
          <table:table-cell office:value-type="float" office:value="3.95814518168651" calcext:value-type="float">
            <text:p>3.9581451817</text:p>
          </table:table-cell>
          <table:table-cell table:style-name="ce1" table:formula="of:=CONCATENATE([.$D$2];[.A22];[.$D$2];&quot;,&quot;)" office:value-type="string" office:string-value="&quot;VisaMaster_mfinanciacion_limite&quot;," calcext:value-type="string">
            <text:p>"VisaMaster_mfinanciacion_limite",</text:p>
          </table:table-cell>
          <table:table-cell/>
        </table:table-row>
        <table:table-row table:style-name="ro1">
          <table:table-cell office:value-type="string" calcext:value-type="string">
            <text:p>VisaMaster_finiciomora_avg</text:p>
          </table:table-cell>
          <table:table-cell office:value-type="float" office:value="3.91134065501295" calcext:value-type="float">
            <text:p>3.911340655</text:p>
          </table:table-cell>
          <table:table-cell table:style-name="ce1" table:formula="of:=CONCATENATE([.$D$2];[.A23];[.$D$2];&quot;,&quot;)" office:value-type="string" office:string-value="&quot;VisaMaster_finiciomora_avg&quot;," calcext:value-type="string">
            <text:p>"VisaMaster_finiciomora_avg",</text:p>
          </table:table-cell>
          <table:table-cell/>
        </table:table-row>
        <table:table-row table:style-name="ro1">
          <table:table-cell office:value-type="string" calcext:value-type="string">
            <text:p>VisaMaster_mfinanciacion_limite_min</text:p>
          </table:table-cell>
          <table:table-cell office:value-type="float" office:value="3.82179429024532" calcext:value-type="float">
            <text:p>3.8217942902</text:p>
          </table:table-cell>
          <table:table-cell table:style-name="ce1" table:formula="of:=CONCATENATE([.$D$2];[.A24];[.$D$2];&quot;,&quot;)" office:value-type="string" office:string-value="&quot;VisaMaster_mfinanciacion_limite_min&quot;," calcext:value-type="string">
            <text:p>"VisaMaster_mfinanciacion_limite_min",</text:p>
          </table:table-cell>
          <table:table-cell/>
        </table:table-row>
        <table:table-row table:style-name="ro1">
          <table:table-cell office:value-type="string" calcext:value-type="string">
            <text:p>mcomisiones_otras</text:p>
          </table:table-cell>
          <table:table-cell office:value-type="float" office:value="3.74529693844257" calcext:value-type="float">
            <text:p>3.7452969384</text:p>
          </table:table-cell>
          <table:table-cell table:style-name="ce1" table:formula="of:=CONCATENATE([.$D$2];[.A25];[.$D$2];&quot;,&quot;)" office:value-type="string" office:string-value="&quot;mcomisiones_otras&quot;," calcext:value-type="string">
            <text:p>"mcomisiones_otras",</text:p>
          </table:table-cell>
          <table:table-cell/>
        </table:table-row>
        <table:table-row table:style-name="ro1">
          <table:table-cell office:value-type="string" calcext:value-type="string">
            <text:p>mrentabilidad_min</text:p>
          </table:table-cell>
          <table:table-cell office:value-type="float" office:value="3.73416184690834" calcext:value-type="float">
            <text:p>3.7341618469</text:p>
          </table:table-cell>
          <table:table-cell table:style-name="ce1" table:formula="of:=CONCATENATE([.$D$2];[.A26];[.$D$2];&quot;,&quot;)" office:value-type="string" office:string-value="&quot;mrentabilidad_min&quot;," calcext:value-type="string">
            <text:p>"mrentabilidad_min",</text:p>
          </table:table-cell>
          <table:table-cell/>
        </table:table-row>
        <table:table-row table:style-name="ro1">
          <table:table-cell office:value-type="string" calcext:value-type="string">
            <text:p>mpasivos_margen_avg</text:p>
          </table:table-cell>
          <table:table-cell office:value-type="float" office:value="3.71812029923477" calcext:value-type="float">
            <text:p>3.7181202992</text:p>
          </table:table-cell>
          <table:table-cell table:style-name="ce1" table:formula="of:=CONCATENATE([.$D$2];[.A27];[.$D$2];&quot;,&quot;)" office:value-type="string" office:string-value="&quot;mpasivos_margen_avg&quot;," calcext:value-type="string">
            <text:p>"mpasivos_margen_avg",</text:p>
          </table:table-cell>
          <table:table-cell/>
        </table:table-row>
        <table:table-row table:style-name="ro1">
          <table:table-cell office:value-type="string" calcext:value-type="string">
            <text:p>mcuentas_saldo_avg</text:p>
          </table:table-cell>
          <table:table-cell office:value-type="float" office:value="3.67644892557626" calcext:value-type="float">
            <text:p>3.6764489256</text:p>
          </table:table-cell>
          <table:table-cell table:style-name="ce1" table:formula="of:=CONCATENATE([.$D$2];[.A28];[.$D$2];&quot;,&quot;)" office:value-type="string" office:string-value="&quot;mcuentas_saldo_avg&quot;," calcext:value-type="string">
            <text:p>"mcuentas_saldo_avg",</text:p>
          </table:table-cell>
          <table:table-cell/>
        </table:table-row>
        <table:table-row table:style-name="ro1">
          <table:table-cell office:value-type="string" calcext:value-type="string">
            <text:p>Visa_mfinanciacion_limite</text:p>
          </table:table-cell>
          <table:table-cell office:value-type="float" office:value="3.66632798278373" calcext:value-type="float">
            <text:p>3.6663279828</text:p>
          </table:table-cell>
          <table:table-cell table:style-name="ce1" table:formula="of:=CONCATENATE([.$D$2];[.A29];[.$D$2];&quot;,&quot;)" office:value-type="string" office:string-value="&quot;Visa_mfinanciacion_limite&quot;," calcext:value-type="string">
            <text:p>"Visa_mfinanciacion_limite",</text:p>
          </table:table-cell>
          <table:table-cell/>
        </table:table-row>
        <table:table-row table:style-name="ro1">
          <table:table-cell office:value-type="string" calcext:value-type="string">
            <text:p>mcuenta_corriente_Paquete_max</text:p>
          </table:table-cell>
          <table:table-cell office:value-type="float" office:value="3.65365983556475" calcext:value-type="float">
            <text:p>3.6536598356</text:p>
          </table:table-cell>
          <table:table-cell table:style-name="ce1" table:formula="of:=CONCATENATE([.$D$2];[.A30];[.$D$2];&quot;,&quot;)" office:value-type="string" office:string-value="&quot;mcuenta_corriente_Paquete_max&quot;," calcext:value-type="string">
            <text:p>"mcuenta_corriente_Paquete_max",</text:p>
          </table:table-cell>
          <table:table-cell/>
        </table:table-row>
        <table:table-row table:style-name="ro1">
          <table:table-cell office:value-type="string" calcext:value-type="string">
            <text:p>cliente_edad_avg</text:p>
          </table:table-cell>
          <table:table-cell office:value-type="float" office:value="3.62704969126255" calcext:value-type="float">
            <text:p>3.6270496913</text:p>
          </table:table-cell>
          <table:table-cell table:style-name="ce1" table:formula="of:=CONCATENATE([.$D$2];[.A31];[.$D$2];&quot;,&quot;)" office:value-type="string" office:string-value="&quot;cliente_edad_avg&quot;," calcext:value-type="string">
            <text:p>"cliente_edad_avg",</text:p>
          </table:table-cell>
          <table:table-cell/>
        </table:table-row>
        <table:table-row table:style-name="ro1">
          <table:table-cell office:value-type="string" calcext:value-type="string">
            <text:p>cliente_sucursal</text:p>
          </table:table-cell>
          <table:table-cell office:value-type="float" office:value="3.59617737120961" calcext:value-type="float">
            <text:p>3.5961773712</text:p>
          </table:table-cell>
          <table:table-cell table:style-name="ce1" table:formula="of:=CONCATENATE([.$D$2];[.A32];[.$D$2];&quot;,&quot;)" office:value-type="string" office:string-value="&quot;cliente_sucursal&quot;," calcext:value-type="string">
            <text:p>"cliente_sucursal",</text:p>
          </table:table-cell>
          <table:table-cell/>
        </table:table-row>
        <table:table-row table:style-name="ro1">
          <table:table-cell office:value-type="string" calcext:value-type="string">
            <text:p>Visa_fechaalta</text:p>
          </table:table-cell>
          <table:table-cell office:value-type="float" office:value="3.59064611293248" calcext:value-type="float">
            <text:p>3.5906461129</text:p>
          </table:table-cell>
          <table:table-cell table:style-name="ce1" table:formula="of:=CONCATENATE([.$D$2];[.A33];[.$D$2];&quot;,&quot;)" office:value-type="string" office:string-value="&quot;Visa_fechaalta&quot;," calcext:value-type="string">
            <text:p>"Visa_fechaalta",</text:p>
          </table:table-cell>
          <table:table-cell/>
        </table:table-row>
        <table:table-row table:style-name="ro1">
          <table:table-cell office:value-type="string" calcext:value-type="string">
            <text:p>tmovimientos_ultimos90dias_max</text:p>
          </table:table-cell>
          <table:table-cell office:value-type="float" office:value="3.55868685863884" calcext:value-type="float">
            <text:p>3.5586868586</text:p>
          </table:table-cell>
          <table:table-cell table:style-name="ce1" table:formula="of:=CONCATENATE([.$D$2];[.A34];[.$D$2];&quot;,&quot;)" office:value-type="string" office:string-value="&quot;tmovimientos_ultimos90dias_max&quot;," calcext:value-type="string">
            <text:p>"tmovimientos_ultimos90dias_max",</text:p>
          </table:table-cell>
          <table:table-cell/>
        </table:table-row>
        <table:table-row table:style-name="ro1">
          <table:table-cell office:value-type="string" calcext:value-type="string">
            <text:p>mcuentas_saldo_min</text:p>
          </table:table-cell>
          <table:table-cell office:value-type="float" office:value="3.54620036657168" calcext:value-type="float">
            <text:p>3.5462003666</text:p>
          </table:table-cell>
          <table:table-cell table:style-name="ce1" table:formula="of:=CONCATENATE([.$D$2];[.A35];[.$D$2];&quot;,&quot;)" office:value-type="string" office:string-value="&quot;mcuentas_saldo_min&quot;," calcext:value-type="string">
            <text:p>"mcuentas_saldo_min",</text:p>
          </table:table-cell>
          <table:table-cell/>
        </table:table-row>
        <table:table-row table:style-name="ro1">
          <table:table-cell office:value-type="string" calcext:value-type="string">
            <text:p>mcomisiones</text:p>
          </table:table-cell>
          <table:table-cell office:value-type="float" office:value="3.50860135161265" calcext:value-type="float">
            <text:p>3.5086013516</text:p>
          </table:table-cell>
          <table:table-cell table:style-name="ce1" table:formula="of:=CONCATENATE([.$D$2];[.A36];[.$D$2];&quot;,&quot;)" office:value-type="string" office:string-value="&quot;mcomisiones&quot;," calcext:value-type="string">
            <text:p>"mcomisiones",</text:p>
          </table:table-cell>
          <table:table-cell/>
        </table:table-row>
        <table:table-row table:style-name="ro1">
          <table:table-cell office:value-type="string" calcext:value-type="string">
            <text:p>mcaja_ahorro_Paquete</text:p>
          </table:table-cell>
          <table:table-cell office:value-type="float" office:value="3.50205561679789" calcext:value-type="float">
            <text:p>3.5020556168</text:p>
          </table:table-cell>
          <table:table-cell table:style-name="ce1" table:formula="of:=CONCATENATE([.$D$2];[.A37];[.$D$2];&quot;,&quot;)" office:value-type="string" office:string-value="&quot;mcaja_ahorro_Paquete&quot;," calcext:value-type="string">
            <text:p>"mcaja_ahorro_Paquete",</text:p>
          </table:table-cell>
          <table:table-cell/>
        </table:table-row>
        <table:table-row table:style-name="ro1">
          <table:table-cell office:value-type="string" calcext:value-type="string">
            <text:p>mcomisiones_otras_min</text:p>
          </table:table-cell>
          <table:table-cell office:value-type="float" office:value="3.48213680337483" calcext:value-type="float">
            <text:p>3.4821368034</text:p>
          </table:table-cell>
          <table:table-cell table:style-name="ce1" table:formula="of:=CONCATENATE([.$D$2];[.A38];[.$D$2];&quot;,&quot;)" office:value-type="string" office:string-value="&quot;mcomisiones_otras_min&quot;," calcext:value-type="string">
            <text:p>"mcomisiones_otras_min",</text:p>
          </table:table-cell>
          <table:table-cell/>
        </table:table-row>
        <table:table-row table:style-name="ro1">
          <table:table-cell office:value-type="string" calcext:value-type="string">
            <text:p>Visa_Finiciomora_max</text:p>
          </table:table-cell>
          <table:table-cell office:value-type="float" office:value="3.4624888376747" calcext:value-type="float">
            <text:p>3.4624888377</text:p>
          </table:table-cell>
          <table:table-cell table:style-name="ce1" table:formula="of:=CONCATENATE([.$D$2];[.A39];[.$D$2];&quot;,&quot;)" office:value-type="string" office:string-value="&quot;Visa_Finiciomora_max&quot;," calcext:value-type="string">
            <text:p>"Visa_Finiciomora_max",</text:p>
          </table:table-cell>
          <table:table-cell/>
        </table:table-row>
        <table:table-row table:style-name="ro1">
          <table:table-cell office:value-type="string" calcext:value-type="string">
            <text:p>cliente_sucursal_max</text:p>
          </table:table-cell>
          <table:table-cell office:value-type="float" office:value="3.45908280804627" calcext:value-type="float">
            <text:p>3.459082808</text:p>
          </table:table-cell>
          <table:table-cell table:style-name="ce1" table:formula="of:=CONCATENATE([.$D$2];[.A40];[.$D$2];&quot;,&quot;)" office:value-type="string" office:string-value="&quot;cliente_sucursal_max&quot;," calcext:value-type="string">
            <text:p>"cliente_sucursal_max",</text:p>
          </table:table-cell>
          <table:table-cell/>
        </table:table-row>
        <table:table-row table:style-name="ro1">
          <table:table-cell office:value-type="string" calcext:value-type="string">
            <text:p>mcaja_ahorro_Paquete_avg</text:p>
          </table:table-cell>
          <table:table-cell office:value-type="float" office:value="3.45684412661979" calcext:value-type="float">
            <text:p>3.4568441266</text:p>
          </table:table-cell>
          <table:table-cell table:style-name="ce1" table:formula="of:=CONCATENATE([.$D$2];[.A41];[.$D$2];&quot;,&quot;)" office:value-type="string" office:string-value="&quot;mcaja_ahorro_Paquete_avg&quot;," calcext:value-type="string">
            <text:p>"mcaja_ahorro_Paquete_avg",</text:p>
          </table:table-cell>
          <table:table-cell/>
        </table:table-row>
        <table:table-row table:style-name="ro1">
          <table:table-cell office:value-type="string" calcext:value-type="string">
            <text:p>mcaja_ahorro_Paquete_max</text:p>
          </table:table-cell>
          <table:table-cell office:value-type="float" office:value="3.41447763079819" calcext:value-type="float">
            <text:p>3.4144776308</text:p>
          </table:table-cell>
          <table:table-cell table:style-name="ce1" table:formula="of:=CONCATENATE([.$D$2];[.A42];[.$D$2];&quot;,&quot;)" office:value-type="string" office:string-value="&quot;mcaja_ahorro_Paquete_max&quot;," calcext:value-type="string">
            <text:p>"mcaja_ahorro_Paquete_max",</text:p>
          </table:table-cell>
          <table:table-cell/>
        </table:table-row>
        <table:table-row table:style-name="ro1">
          <table:table-cell office:value-type="string" calcext:value-type="string">
            <text:p>mrentabilidad_max</text:p>
          </table:table-cell>
          <table:table-cell office:value-type="float" office:value="3.38253371035143" calcext:value-type="float">
            <text:p>3.3825337104</text:p>
          </table:table-cell>
          <table:table-cell table:style-name="ce1" table:formula="of:=CONCATENATE([.$D$2];[.A43];[.$D$2];&quot;,&quot;)" office:value-type="string" office:string-value="&quot;mrentabilidad_max&quot;," calcext:value-type="string">
            <text:p>"mrentabilidad_max",</text:p>
          </table:table-cell>
          <table:table-cell/>
        </table:table-row>
        <table:table-row table:style-name="ro1">
          <table:table-cell office:value-type="string" calcext:value-type="string">
            <text:p>Visa_fechaalta_avg</text:p>
          </table:table-cell>
          <table:table-cell office:value-type="float" office:value="3.31935720864712" calcext:value-type="float">
            <text:p>3.3193572086</text:p>
          </table:table-cell>
          <table:table-cell table:style-name="ce1" table:formula="of:=CONCATENATE([.$D$2];[.A44];[.$D$2];&quot;,&quot;)" office:value-type="string" office:string-value="&quot;Visa_fechaalta_avg&quot;," calcext:value-type="string">
            <text:p>"Visa_fechaalta_avg",</text:p>
          </table:table-cell>
          <table:table-cell/>
        </table:table-row>
        <table:table-row table:style-name="ro1">
          <table:table-cell office:value-type="string" calcext:value-type="string">
            <text:p>mcomisiones_otras_avg</text:p>
          </table:table-cell>
          <table:table-cell office:value-type="float" office:value="3.29466438102474" calcext:value-type="float">
            <text:p>3.294664381</text:p>
          </table:table-cell>
          <table:table-cell table:style-name="ce1" table:formula="of:=CONCATENATE([.$D$2];[.A45];[.$D$2];&quot;,&quot;)" office:value-type="string" office:string-value="&quot;mcomisiones_otras_avg&quot;," calcext:value-type="string">
            <text:p>"mcomisiones_otras_avg",</text:p>
          </table:table-cell>
          <table:table-cell/>
        </table:table-row>
        <table:table-row table:style-name="ro1">
          <table:table-cell office:value-type="string" calcext:value-type="string">
            <text:p>mcomisiones_min</text:p>
          </table:table-cell>
          <table:table-cell office:value-type="float" office:value="3.29138165304476" calcext:value-type="float">
            <text:p>3.291381653</text:p>
          </table:table-cell>
          <table:table-cell table:style-name="ce1" table:formula="of:=CONCATENATE([.$D$2];[.A46];[.$D$2];&quot;,&quot;)" office:value-type="string" office:string-value="&quot;mcomisiones_min&quot;," calcext:value-type="string">
            <text:p>"mcomisiones_min",</text:p>
          </table:table-cell>
          <table:table-cell/>
        </table:table-row>
        <table:table-row table:style-name="ro1">
          <table:table-cell office:value-type="string" calcext:value-type="string">
            <text:p>Visa_mpagominimo</text:p>
          </table:table-cell>
          <table:table-cell office:value-type="float" office:value="3.28933356227017" calcext:value-type="float">
            <text:p>3.2893335623</text:p>
          </table:table-cell>
          <table:table-cell table:style-name="ce1" table:formula="of:=CONCATENATE([.$D$2];[.A47];[.$D$2];&quot;,&quot;)" office:value-type="string" office:string-value="&quot;Visa_mpagominimo&quot;," calcext:value-type="string">
            <text:p>"Visa_mpagominimo",</text:p>
          </table:table-cell>
          <table:table-cell/>
        </table:table-row>
        <table:table-row table:style-name="ro1">
          <table:table-cell office:value-type="string" calcext:value-type="string">
            <text:p>mcomisiones_otras_max</text:p>
          </table:table-cell>
          <table:table-cell office:value-type="float" office:value="3.28930195352113" calcext:value-type="float">
            <text:p>3.2893019535</text:p>
          </table:table-cell>
          <table:table-cell table:style-name="ce1" table:formula="of:=CONCATENATE([.$D$2];[.A48];[.$D$2];&quot;,&quot;)" office:value-type="string" office:string-value="&quot;mcomisiones_otras_max&quot;," calcext:value-type="string">
            <text:p>"mcomisiones_otras_max",</text:p>
          </table:table-cell>
          <table:table-cell/>
        </table:table-row>
        <table:table-row table:style-name="ro1">
          <table:table-cell office:value-type="string" calcext:value-type="string">
            <text:p>Visa_fechaalta_max</text:p>
          </table:table-cell>
          <table:table-cell office:value-type="float" office:value="3.28414585952716" calcext:value-type="float">
            <text:p>3.2841458595</text:p>
          </table:table-cell>
          <table:table-cell table:style-name="ce1" table:formula="of:=CONCATENATE([.$D$2];[.A49];[.$D$2];&quot;,&quot;)" office:value-type="string" office:string-value="&quot;Visa_fechaalta_max&quot;," calcext:value-type="string">
            <text:p>"Visa_fechaalta_max",</text:p>
          </table:table-cell>
          <table:table-cell/>
        </table:table-row>
        <table:table-row table:style-name="ro1">
          <table:table-cell office:value-type="string" calcext:value-type="string">
            <text:p>cliente_sucursal_avg</text:p>
          </table:table-cell>
          <table:table-cell office:value-type="float" office:value="3.26789096414087" calcext:value-type="float">
            <text:p>3.2678909641</text:p>
          </table:table-cell>
          <table:table-cell table:style-name="ce1" table:formula="of:=CONCATENATE([.$D$2];[.A50];[.$D$2];&quot;,&quot;)" office:value-type="string" office:string-value="&quot;cliente_sucursal_avg&quot;," calcext:value-type="string">
            <text:p>"cliente_sucursal_avg",</text:p>
          </table:table-cell>
          <table:table-cell/>
        </table:table-row>
        <table:table-row table:style-name="ro1">
          <table:table-cell office:value-type="string" calcext:value-type="string">
            <text:p>mrentabilidad_avg</text:p>
          </table:table-cell>
          <table:table-cell office:value-type="float" office:value="3.25776041844195" calcext:value-type="float">
            <text:p>3.2577604184</text:p>
          </table:table-cell>
          <table:table-cell table:style-name="ce1" table:formula="of:=CONCATENATE([.$D$2];[.A51];[.$D$2];&quot;,&quot;)" office:value-type="string" office:string-value="&quot;mrentabilidad_avg&quot;," calcext:value-type="string">
            <text:p>"mrentabilidad_avg",</text:p>
          </table:table-cell>
          <table:table-cell/>
        </table:table-row>
        <table:table-row table:style-name="ro1">
          <table:table-cell office:value-type="string" calcext:value-type="string">
            <text:p>mcomisiones_avg</text:p>
          </table:table-cell>
          <table:table-cell office:value-type="float" office:value="3.22104989338494" calcext:value-type="float">
            <text:p>3.2210498934</text:p>
          </table:table-cell>
          <table:table-cell table:style-name="ce1" table:formula="of:=CONCATENATE([.$D$2];[.A52];[.$D$2];&quot;,&quot;)" office:value-type="string" office:string-value="&quot;mcomisiones_avg&quot;," calcext:value-type="string">
            <text:p>"mcomisiones_avg",</text:p>
          </table:table-cell>
          <table:table-cell/>
        </table:table-row>
        <table:table-row table:style-name="ro1">
          <table:table-cell office:value-type="string" calcext:value-type="string">
            <text:p>Visa_cuenta_estado</text:p>
          </table:table-cell>
          <table:table-cell office:value-type="float" office:value="3.21917805654045" calcext:value-type="float">
            <text:p>3.2191780565</text:p>
          </table:table-cell>
          <table:table-cell table:style-name="ce1" table:formula="of:=CONCATENATE([.$D$2];[.A53];[.$D$2];&quot;,&quot;)" office:value-type="string" office:string-value="&quot;Visa_cuenta_estado&quot;," calcext:value-type="string">
            <text:p>"Visa_cuenta_estado",</text:p>
          </table:table-cell>
          <table:table-cell/>
        </table:table-row>
        <table:table-row table:style-name="ro1">
          <table:table-cell office:value-type="string" calcext:value-type="string">
            <text:p>mactivos_margen_min</text:p>
          </table:table-cell>
          <table:table-cell office:value-type="float" office:value="3.19274167900452" calcext:value-type="float">
            <text:p>3.192741679</text:p>
          </table:table-cell>
          <table:table-cell table:style-name="ce1" table:formula="of:=CONCATENATE([.$D$2];[.A54];[.$D$2];&quot;,&quot;)" office:value-type="string" office:string-value="&quot;mactivos_margen_min&quot;," calcext:value-type="string">
            <text:p>"mactivos_margen_min",</text:p>
          </table:table-cell>
          <table:table-cell/>
        </table:table-row>
        <table:table-row table:style-name="ro1">
          <table:table-cell office:value-type="string" calcext:value-type="string">
            <text:p>Visa_cuenta_estado_avg</text:p>
          </table:table-cell>
          <table:table-cell office:value-type="float" office:value="3.15112540344257" calcext:value-type="float">
            <text:p>3.1511254034</text:p>
          </table:table-cell>
          <table:table-cell table:style-name="ce1" table:formula="of:=CONCATENATE([.$D$2];[.A55];[.$D$2];&quot;,&quot;)" office:value-type="string" office:string-value="&quot;Visa_cuenta_estado_avg&quot;," calcext:value-type="string">
            <text:p>"Visa_cuenta_estado_avg",</text:p>
          </table:table-cell>
          <table:table-cell/>
        </table:table-row>
        <table:table-row table:style-name="ro1">
          <table:table-cell office:value-type="string" calcext:value-type="string">
            <text:p>cliente_sucursal_min</text:p>
          </table:table-cell>
          <table:table-cell office:value-type="float" office:value="3.13336641246461" calcext:value-type="float">
            <text:p>3.1333664125</text:p>
          </table:table-cell>
          <table:table-cell table:style-name="ce1" table:formula="of:=CONCATENATE([.$D$2];[.A56];[.$D$2];&quot;,&quot;)" office:value-type="string" office:string-value="&quot;cliente_sucursal_min&quot;," calcext:value-type="string">
            <text:p>"cliente_sucursal_min",</text:p>
          </table:table-cell>
          <table:table-cell/>
        </table:table-row>
        <table:table-row table:style-name="ro1">
          <table:table-cell office:value-type="string" calcext:value-type="string">
            <text:p>VisaMaster_mpagospesos</text:p>
          </table:table-cell>
          <table:table-cell office:value-type="float" office:value="3.10710909478035" calcext:value-type="float">
            <text:p>3.1071090948</text:p>
          </table:table-cell>
          <table:table-cell table:style-name="ce1" table:formula="of:=CONCATENATE([.$D$2];[.A57];[.$D$2];&quot;,&quot;)" office:value-type="string" office:string-value="&quot;VisaMaster_mpagospesos&quot;," calcext:value-type="string">
            <text:p>"VisaMaster_mpagospesos",</text:p>
          </table:table-cell>
          <table:table-cell/>
        </table:table-row>
        <table:table-row table:style-name="ro1">
          <table:table-cell office:value-type="string" calcext:value-type="string">
            <text:p>Visa_fechaalta_min</text:p>
          </table:table-cell>
          <table:table-cell office:value-type="float" office:value="3.08948810146013" calcext:value-type="float">
            <text:p>3.0894881015</text:p>
          </table:table-cell>
          <table:table-cell table:style-name="ce1" table:formula="of:=CONCATENATE([.$D$2];[.A58];[.$D$2];&quot;,&quot;)" office:value-type="string" office:string-value="&quot;Visa_fechaalta_min&quot;," calcext:value-type="string">
            <text:p>"Visa_fechaalta_min",</text:p>
          </table:table-cell>
          <table:table-cell/>
        </table:table-row>
        <table:table-row table:style-name="ro1">
          <table:table-cell office:value-type="string" calcext:value-type="string">
            <text:p>mrentabilidad_annual_avg</text:p>
          </table:table-cell>
          <table:table-cell office:value-type="float" office:value="3.06559255036966" calcext:value-type="float">
            <text:p>3.0655925504</text:p>
          </table:table-cell>
          <table:table-cell table:style-name="ce1" table:formula="of:=CONCATENATE([.$D$2];[.A59];[.$D$2];&quot;,&quot;)" office:value-type="string" office:string-value="&quot;mrentabilidad_annual_avg&quot;," calcext:value-type="string">
            <text:p>"mrentabilidad_annual_avg",</text:p>
          </table:table-cell>
          <table:table-cell/>
        </table:table-row>
        <table:table-row table:style-name="ro1">
          <table:table-cell office:value-type="string" calcext:value-type="string">
            <text:p>mcomisiones_max</text:p>
          </table:table-cell>
          <table:table-cell office:value-type="float" office:value="3.03883948740823" calcext:value-type="float">
            <text:p>3.0388394874</text:p>
          </table:table-cell>
          <table:table-cell table:style-name="ce1" table:formula="of:=CONCATENATE([.$D$2];[.A60];[.$D$2];&quot;,&quot;)" office:value-type="string" office:string-value="&quot;mcomisiones_max&quot;," calcext:value-type="string">
            <text:p>"mcomisiones_max",</text:p>
          </table:table-cell>
          <table:table-cell/>
        </table:table-row>
        <table:table-row table:style-name="ro1">
          <table:table-cell office:value-type="string" calcext:value-type="string">
            <text:p>cliente_edad_min</text:p>
          </table:table-cell>
          <table:table-cell office:value-type="float" office:value="3.01770424391498" calcext:value-type="float">
            <text:p>3.0177042439</text:p>
          </table:table-cell>
          <table:table-cell table:style-name="ce1" table:formula="of:=CONCATENATE([.$D$2];[.A61];[.$D$2];&quot;,&quot;)" office:value-type="string" office:string-value="&quot;cliente_edad_min&quot;," calcext:value-type="string">
            <text:p>"cliente_edad_min",</text:p>
          </table:table-cell>
          <table:table-cell/>
        </table:table-row>
        <table:table-row table:style-name="ro1">
          <table:table-cell office:value-type="string" calcext:value-type="string">
            <text:p>ttarjeta_visa_avg</text:p>
          </table:table-cell>
          <table:table-cell office:value-type="float" office:value="3.00559968734586" calcext:value-type="float">
            <text:p>3.0055996873</text:p>
          </table:table-cell>
          <table:table-cell table:style-name="ce1" table:formula="of:=CONCATENATE([.$D$2];[.A62];[.$D$2];&quot;,&quot;)" office:value-type="string" office:string-value="&quot;ttarjeta_visa_avg&quot;," calcext:value-type="string">
            <text:p>"ttarjeta_visa_avg",</text:p>
          </table:table-cell>
          <table:table-cell/>
        </table:table-row>
        <table:table-row table:style-name="ro1">
          <table:table-cell office:value-type="string" calcext:value-type="string">
            <text:p>cliente_edad</text:p>
          </table:table-cell>
          <table:table-cell office:value-type="float" office:value="2.95461776146703" calcext:value-type="float">
            <text:p>2.9546177615</text:p>
          </table:table-cell>
          <table:table-cell table:style-name="ce1" table:formula="of:=CONCATENATE([.$D$2];[.A63];[.$D$2];&quot;,&quot;)" office:value-type="string" office:string-value="&quot;cliente_edad&quot;," calcext:value-type="string">
            <text:p>"cliente_edad",</text:p>
          </table:table-cell>
          <table:table-cell/>
        </table:table-row>
        <table:table-row table:style-name="ro1">
          <table:table-cell office:value-type="string" calcext:value-type="string">
            <text:p>mcuentas_saldo_max</text:p>
          </table:table-cell>
          <table:table-cell office:value-type="float" office:value="2.9537576184941" calcext:value-type="float">
            <text:p>2.9537576185</text:p>
          </table:table-cell>
          <table:table-cell table:style-name="ce1" table:formula="of:=CONCATENATE([.$D$2];[.A64];[.$D$2];&quot;,&quot;)" office:value-type="string" office:string-value="&quot;mcuentas_saldo_max&quot;," calcext:value-type="string">
            <text:p>"mcuentas_saldo_max",</text:p>
          </table:table-cell>
          <table:table-cell/>
        </table:table-row>
        <table:table-row table:style-name="ro1">
          <table:table-cell office:value-type="string" calcext:value-type="string">
            <text:p>mdescubierto_preacordado</text:p>
          </table:table-cell>
          <table:table-cell office:value-type="float" office:value="2.9520920100521" calcext:value-type="float">
            <text:p>2.9520920101</text:p>
          </table:table-cell>
          <table:table-cell table:style-name="ce1" table:formula="of:=CONCATENATE([.$D$2];[.A65];[.$D$2];&quot;,&quot;)" office:value-type="string" office:string-value="&quot;mdescubierto_preacordado&quot;," calcext:value-type="string">
            <text:p>"mdescubierto_preacordado",</text:p>
          </table:table-cell>
          <table:table-cell/>
        </table:table-row>
        <table:table-row table:style-name="ro1">
          <table:table-cell office:value-type="string" calcext:value-type="string">
            <text:p>cliente_edad_max</text:p>
          </table:table-cell>
          <table:table-cell office:value-type="float" office:value="2.94315065503051" calcext:value-type="float">
            <text:p>2.943150655</text:p>
          </table:table-cell>
          <table:table-cell table:style-name="ce1" table:formula="of:=CONCATENATE([.$D$2];[.A66];[.$D$2];&quot;,&quot;)" office:value-type="string" office:string-value="&quot;cliente_edad_max&quot;," calcext:value-type="string">
            <text:p>"cliente_edad_max",</text:p>
          </table:table-cell>
          <table:table-cell/>
        </table:table-row>
        <table:table-row table:style-name="ro1">
          <table:table-cell office:value-type="string" calcext:value-type="string">
            <text:p>cliente_antiguedad</text:p>
          </table:table-cell>
          <table:table-cell office:value-type="float" office:value="2.91525058038532" calcext:value-type="float">
            <text:p>2.9152505804</text:p>
          </table:table-cell>
          <table:table-cell table:style-name="ce1" table:formula="of:=CONCATENATE([.$D$2];[.A67];[.$D$2];&quot;,&quot;)" office:value-type="string" office:string-value="&quot;cliente_antiguedad&quot;," calcext:value-type="string">
            <text:p>"cliente_antiguedad",</text:p>
          </table:table-cell>
          <table:table-cell/>
        </table:table-row>
        <table:table-row table:style-name="ro1">
          <table:table-cell office:value-type="string" calcext:value-type="string">
            <text:p>mdescubierto_preacordado_min</text:p>
          </table:table-cell>
          <table:table-cell office:value-type="float" office:value="2.91389061878257" calcext:value-type="float">
            <text:p>2.9138906188</text:p>
          </table:table-cell>
          <table:table-cell table:style-name="ce1" table:formula="of:=CONCATENATE([.$D$2];[.A68];[.$D$2];&quot;,&quot;)" office:value-type="string" office:string-value="&quot;mdescubierto_preacordado_min&quot;," calcext:value-type="string">
            <text:p>"mdescubierto_preacordado_min",</text:p>
          </table:table-cell>
          <table:table-cell/>
        </table:table-row>
        <table:table-row table:style-name="ro1">
          <table:table-cell office:value-type="string" calcext:value-type="string">
            <text:p>Visa_Fvencimiento</text:p>
          </table:table-cell>
          <table:table-cell office:value-type="float" office:value="2.91290996783357" calcext:value-type="float">
            <text:p>2.9129099678</text:p>
          </table:table-cell>
          <table:table-cell table:style-name="ce1" table:formula="of:=CONCATENATE([.$D$2];[.A69];[.$D$2];&quot;,&quot;)" office:value-type="string" office:string-value="&quot;Visa_Fvencimiento&quot;," calcext:value-type="string">
            <text:p>"Visa_Fvencimiento",</text:p>
          </table:table-cell>
          <table:table-cell/>
        </table:table-row>
        <table:table-row table:style-name="ro1">
          <table:table-cell office:value-type="string" calcext:value-type="string">
            <text:p>marketing_coss_selling_avg</text:p>
          </table:table-cell>
          <table:table-cell office:value-type="float" office:value="2.85682562548316" calcext:value-type="float">
            <text:p>2.8568256255</text:p>
          </table:table-cell>
          <table:table-cell table:style-name="ce1" table:formula="of:=CONCATENATE([.$D$2];[.A70];[.$D$2];&quot;,&quot;)" office:value-type="string" office:string-value="&quot;marketing_coss_selling_avg&quot;," calcext:value-type="string">
            <text:p>"marketing_coss_selling_avg",</text:p>
          </table:table-cell>
          <table:table-cell/>
        </table:table-row>
        <table:table-row table:style-name="ro1">
          <table:table-cell office:value-type="string" calcext:value-type="string">
            <text:p>VisaMaster_mpagominimo</text:p>
          </table:table-cell>
          <table:table-cell office:value-type="float" office:value="2.8550078696231" calcext:value-type="float">
            <text:p>2.8550078696</text:p>
          </table:table-cell>
          <table:table-cell table:style-name="ce1" table:formula="of:=CONCATENATE([.$D$2];[.A71];[.$D$2];&quot;,&quot;)" office:value-type="string" office:string-value="&quot;VisaMaster_mpagominimo&quot;," calcext:value-type="string">
            <text:p>"VisaMaster_mpagominimo",</text:p>
          </table:table-cell>
          <table:table-cell/>
        </table:table-row>
        <table:table-row table:style-name="ro1">
          <table:table-cell office:value-type="string" calcext:value-type="string">
            <text:p>Visa_Finiciomora_avg</text:p>
          </table:table-cell>
          <table:table-cell office:value-type="float" office:value="2.85093162651798" calcext:value-type="float">
            <text:p>2.8509316265</text:p>
          </table:table-cell>
          <table:table-cell table:style-name="ce1" table:formula="of:=CONCATENATE([.$D$2];[.A72];[.$D$2];&quot;,&quot;)" office:value-type="string" office:string-value="&quot;Visa_Finiciomora_avg&quot;," calcext:value-type="string">
            <text:p>"Visa_Finiciomora_avg",</text:p>
          </table:table-cell>
          <table:table-cell/>
        </table:table-row>
        <table:table-row table:style-name="ro1">
          <table:table-cell office:value-type="string" calcext:value-type="string">
            <text:p>VisaMaster_mfinanciacion_limite_avg</text:p>
          </table:table-cell>
          <table:table-cell office:value-type="float" office:value="2.8413287561095" calcext:value-type="float">
            <text:p>2.8413287561</text:p>
          </table:table-cell>
          <table:table-cell table:style-name="ce1" table:formula="of:=CONCATENATE([.$D$2];[.A73];[.$D$2];&quot;,&quot;)" office:value-type="string" office:string-value="&quot;VisaMaster_mfinanciacion_limite_avg&quot;," calcext:value-type="string">
            <text:p>"VisaMaster_mfinanciacion_limite_avg",</text:p>
          </table:table-cell>
          <table:table-cell/>
        </table:table-row>
        <table:table-row table:style-name="ro1">
          <table:table-cell office:value-type="string" calcext:value-type="string">
            <text:p>cliente_antiguedad_max</text:p>
          </table:table-cell>
          <table:table-cell office:value-type="float" office:value="2.82003426199119" calcext:value-type="float">
            <text:p>2.820034262</text:p>
          </table:table-cell>
          <table:table-cell table:style-name="ce1" table:formula="of:=CONCATENATE([.$D$2];[.A74];[.$D$2];&quot;,&quot;)" office:value-type="string" office:string-value="&quot;cliente_antiguedad_max&quot;," calcext:value-type="string">
            <text:p>"cliente_antiguedad_max",</text:p>
          </table:table-cell>
          <table:table-cell/>
        </table:table-row>
        <table:table-row table:style-name="ro1">
          <table:table-cell office:value-type="string" calcext:value-type="string">
            <text:p>Visa_marca_atraso_avg</text:p>
          </table:table-cell>
          <table:table-cell office:value-type="float" office:value="2.80019845466849" calcext:value-type="float">
            <text:p>2.8001984547</text:p>
          </table:table-cell>
          <table:table-cell table:style-name="ce1" table:formula="of:=CONCATENATE([.$D$2];[.A75];[.$D$2];&quot;,&quot;)" office:value-type="string" office:string-value="&quot;Visa_marca_atraso_avg&quot;," calcext:value-type="string">
            <text:p>"Visa_marca_atraso_avg",</text:p>
          </table:table-cell>
          <table:table-cell/>
        </table:table-row>
        <table:table-row table:style-name="ro1">
          <table:table-cell office:value-type="string" calcext:value-type="string">
            <text:p>mactivos_margen_avg</text:p>
          </table:table-cell>
          <table:table-cell office:value-type="float" office:value="2.79688389971507" calcext:value-type="float">
            <text:p>2.7968838997</text:p>
          </table:table-cell>
          <table:table-cell table:style-name="ce1" table:formula="of:=CONCATENATE([.$D$2];[.A76];[.$D$2];&quot;,&quot;)" office:value-type="string" office:string-value="&quot;mactivos_margen_avg&quot;," calcext:value-type="string">
            <text:p>"mactivos_margen_avg",</text:p>
          </table:table-cell>
          <table:table-cell/>
        </table:table-row>
        <table:table-row table:style-name="ro1">
          <table:table-cell office:value-type="string" calcext:value-type="string">
            <text:p>cliente_antiguedad_avg</text:p>
          </table:table-cell>
          <table:table-cell office:value-type="float" office:value="2.78065596265191" calcext:value-type="float">
            <text:p>2.7806559627</text:p>
          </table:table-cell>
          <table:table-cell table:style-name="ce1" table:formula="of:=CONCATENATE([.$D$2];[.A77];[.$D$2];&quot;,&quot;)" office:value-type="string" office:string-value="&quot;cliente_antiguedad_avg&quot;," calcext:value-type="string">
            <text:p>"cliente_antiguedad_avg",</text:p>
          </table:table-cell>
          <table:table-cell/>
        </table:table-row>
        <table:table-row table:style-name="ro1">
          <table:table-cell office:value-type="string" calcext:value-type="string">
            <text:p>mpasivos_margen_min</text:p>
          </table:table-cell>
          <table:table-cell office:value-type="float" office:value="2.78032027697748" calcext:value-type="float">
            <text:p>2.780320277</text:p>
          </table:table-cell>
          <table:table-cell table:style-name="ce1" table:formula="of:=CONCATENATE([.$D$2];[.A78];[.$D$2];&quot;,&quot;)" office:value-type="string" office:string-value="&quot;mpasivos_margen_min&quot;," calcext:value-type="string">
            <text:p>"mpasivos_margen_min",</text:p>
          </table:table-cell>
          <table:table-cell/>
        </table:table-row>
        <table:table-row table:style-name="ro1">
          <table:table-cell office:value-type="string" calcext:value-type="string">
            <text:p>Visa_Fvencimiento_avg</text:p>
          </table:table-cell>
          <table:table-cell office:value-type="float" office:value="2.77587409730998" calcext:value-type="float">
            <text:p>2.7758740973</text:p>
          </table:table-cell>
          <table:table-cell table:style-name="ce1" table:formula="of:=CONCATENATE([.$D$2];[.A79];[.$D$2];&quot;,&quot;)" office:value-type="string" office:string-value="&quot;Visa_Fvencimiento_avg&quot;," calcext:value-type="string">
            <text:p>"Visa_Fvencimiento_avg",</text:p>
          </table:table-cell>
          <table:table-cell/>
        </table:table-row>
        <table:table-row table:style-name="ro1">
          <table:table-cell office:value-type="string" calcext:value-type="string">
            <text:p>Visa_Fvencimiento_max</text:p>
          </table:table-cell>
          <table:table-cell office:value-type="float" office:value="2.77124000356716" calcext:value-type="float">
            <text:p>2.7712400036</text:p>
          </table:table-cell>
          <table:table-cell table:style-name="ce1" table:formula="of:=CONCATENATE([.$D$2];[.A80];[.$D$2];&quot;,&quot;)" office:value-type="string" office:string-value="&quot;Visa_Fvencimiento_max&quot;," calcext:value-type="string">
            <text:p>"Visa_Fvencimiento_max",</text:p>
          </table:table-cell>
          <table:table-cell/>
        </table:table-row>
        <table:table-row table:style-name="ro1">
          <table:table-cell office:value-type="string" calcext:value-type="string">
            <text:p>cliente_antiguedad_min</text:p>
          </table:table-cell>
          <table:table-cell office:value-type="float" office:value="2.70971474321031" calcext:value-type="float">
            <text:p>2.7097147432</text:p>
          </table:table-cell>
          <table:table-cell table:style-name="ce1" table:formula="of:=CONCATENATE([.$D$2];[.A81];[.$D$2];&quot;,&quot;)" office:value-type="string" office:string-value="&quot;cliente_antiguedad_min&quot;," calcext:value-type="string">
            <text:p>"cliente_antiguedad_min",</text:p>
          </table:table-cell>
          <table:table-cell/>
        </table:table-row>
        <table:table-row table:style-name="ro1">
          <table:table-cell office:value-type="string" calcext:value-type="string">
            <text:p>Visa_Finiciomora</text:p>
          </table:table-cell>
          <table:table-cell office:value-type="float" office:value="2.70918250011667" calcext:value-type="float">
            <text:p>2.7091825001</text:p>
          </table:table-cell>
          <table:table-cell table:style-name="ce1" table:formula="of:=CONCATENATE([.$D$2];[.A82];[.$D$2];&quot;,&quot;)" office:value-type="string" office:string-value="&quot;Visa_Finiciomora&quot;," calcext:value-type="string">
            <text:p>"Visa_Finiciomora",</text:p>
          </table:table-cell>
          <table:table-cell/>
        </table:table-row>
        <table:table-row table:style-name="ro1">
          <table:table-cell office:value-type="string" calcext:value-type="string">
            <text:p>mactivos_margen_max</text:p>
          </table:table-cell>
          <table:table-cell office:value-type="float" office:value="2.67728038897013" calcext:value-type="float">
            <text:p>2.677280389</text:p>
          </table:table-cell>
          <table:table-cell table:style-name="ce1" table:formula="of:=CONCATENATE([.$D$2];[.A83];[.$D$2];&quot;,&quot;)" office:value-type="string" office:string-value="&quot;mactivos_margen_max&quot;," calcext:value-type="string">
            <text:p>"mactivos_margen_max",</text:p>
          </table:table-cell>
          <table:table-cell/>
        </table:table-row>
        <table:table-row table:style-name="ro1">
          <table:table-cell office:value-type="string" calcext:value-type="string">
            <text:p>Visa_Fvencimiento_min</text:p>
          </table:table-cell>
          <table:table-cell office:value-type="float" office:value="2.66248203918314" calcext:value-type="float">
            <text:p>2.6624820392</text:p>
          </table:table-cell>
          <table:table-cell table:style-name="ce1" table:formula="of:=CONCATENATE([.$D$2];[.A84];[.$D$2];&quot;,&quot;)" office:value-type="string" office:string-value="&quot;Visa_Fvencimiento_min&quot;," calcext:value-type="string">
            <text:p>"Visa_Fvencimiento_min",</text:p>
          </table:table-cell>
          <table:table-cell/>
        </table:table-row>
        <table:table-row table:style-name="ro1">
          <table:table-cell office:value-type="string" calcext:value-type="string">
            <text:p>ttarjeta_visa</text:p>
          </table:table-cell>
          <table:table-cell office:value-type="float" office:value="2.632158017729" calcext:value-type="float">
            <text:p>2.6321580177</text:p>
          </table:table-cell>
          <table:table-cell table:style-name="ce1" table:formula="of:=CONCATENATE([.$D$2];[.A85];[.$D$2];&quot;,&quot;)" office:value-type="string" office:string-value="&quot;ttarjeta_visa&quot;," calcext:value-type="string">
            <text:p>"ttarjeta_visa",</text:p>
          </table:table-cell>
          <table:table-cell/>
        </table:table-row>
        <table:table-row table:style-name="ro1">
          <table:table-cell office:value-type="string" calcext:value-type="string">
            <text:p>ccomisiones_otras_avg</text:p>
          </table:table-cell>
          <table:table-cell office:value-type="float" office:value="2.62747575291701" calcext:value-type="float">
            <text:p>2.6274757529</text:p>
          </table:table-cell>
          <table:table-cell table:style-name="ce1" table:formula="of:=CONCATENATE([.$D$2];[.A86];[.$D$2];&quot;,&quot;)" office:value-type="string" office:string-value="&quot;ccomisiones_otras_avg&quot;," calcext:value-type="string">
            <text:p>"ccomisiones_otras_avg",</text:p>
          </table:table-cell>
          <table:table-cell/>
        </table:table-row>
        <table:table-row table:style-name="ro1">
          <table:table-cell office:value-type="string" calcext:value-type="string">
            <text:p>VisaMaster_mpagominimo_max</text:p>
          </table:table-cell>
          <table:table-cell office:value-type="float" office:value="2.60324232568972" calcext:value-type="float">
            <text:p>2.6032423257</text:p>
          </table:table-cell>
          <table:table-cell table:style-name="ce1" table:formula="of:=CONCATENATE([.$D$2];[.A87];[.$D$2];&quot;,&quot;)" office:value-type="string" office:string-value="&quot;VisaMaster_mpagominimo_max&quot;," calcext:value-type="string">
            <text:p>"VisaMaster_mpagominimo_max",</text:p>
          </table:table-cell>
          <table:table-cell/>
        </table:table-row>
        <table:table-row table:style-name="ro1">
          <table:table-cell office:value-type="string" calcext:value-type="string">
            <text:p>mrentabilidad_annual_max</text:p>
          </table:table-cell>
          <table:table-cell office:value-type="float" office:value="2.57523235306568" calcext:value-type="float">
            <text:p>2.5752323531</text:p>
          </table:table-cell>
          <table:table-cell table:style-name="ce1" table:formula="of:=CONCATENATE([.$D$2];[.A88];[.$D$2];&quot;,&quot;)" office:value-type="string" office:string-value="&quot;mrentabilidad_annual_max&quot;," calcext:value-type="string">
            <text:p>"mrentabilidad_annual_max",</text:p>
          </table:table-cell>
          <table:table-cell/>
        </table:table-row>
        <table:table-row table:style-name="ro1">
          <table:table-cell office:value-type="string" calcext:value-type="string">
            <text:p>Visa_mpagospesos</text:p>
          </table:table-cell>
          <table:table-cell office:value-type="float" office:value="2.56414508975449" calcext:value-type="float">
            <text:p>2.5641450898</text:p>
          </table:table-cell>
          <table:table-cell table:style-name="ce1" table:formula="of:=CONCATENATE([.$D$2];[.A89];[.$D$2];&quot;,&quot;)" office:value-type="string" office:string-value="&quot;Visa_mpagospesos&quot;," calcext:value-type="string">
            <text:p>"Visa_mpagospesos",</text:p>
          </table:table-cell>
          <table:table-cell/>
        </table:table-row>
        <table:table-row table:style-name="ro1">
          <table:table-cell office:value-type="string" calcext:value-type="string">
            <text:p>Visa_Finiciomora_min</text:p>
          </table:table-cell>
          <table:table-cell office:value-type="float" office:value="2.56355108594789" calcext:value-type="float">
            <text:p>2.5635510859</text:p>
          </table:table-cell>
          <table:table-cell table:style-name="ce1" table:formula="of:=CONCATENATE([.$D$2];[.A90];[.$D$2];&quot;,&quot;)" office:value-type="string" office:string-value="&quot;Visa_Finiciomora_min&quot;," calcext:value-type="string">
            <text:p>"Visa_Finiciomora_min",</text:p>
          </table:table-cell>
          <table:table-cell/>
        </table:table-row>
        <table:table-row table:style-name="ro1">
          <table:table-cell office:value-type="string" calcext:value-type="string">
            <text:p>VisaMaster_msaldopesos_avg</text:p>
          </table:table-cell>
          <table:table-cell office:value-type="float" office:value="2.52364088904866" calcext:value-type="float">
            <text:p>2.523640889</text:p>
          </table:table-cell>
          <table:table-cell table:style-name="ce1" table:formula="of:=CONCATENATE([.$D$2];[.A91];[.$D$2];&quot;,&quot;)" office:value-type="string" office:string-value="&quot;VisaMaster_msaldopesos_avg&quot;," calcext:value-type="string">
            <text:p>"VisaMaster_msaldopesos_avg",</text:p>
          </table:table-cell>
          <table:table-cell/>
        </table:table-row>
        <table:table-row table:style-name="ro1">
          <table:table-cell office:value-type="string" calcext:value-type="string">
            <text:p>mcuentas_saldo</text:p>
          </table:table-cell>
          <table:table-cell office:value-type="float" office:value="2.49587389230055" calcext:value-type="float">
            <text:p>2.4958738923</text:p>
          </table:table-cell>
          <table:table-cell table:style-name="ce1" table:formula="of:=CONCATENATE([.$D$2];[.A92];[.$D$2];&quot;,&quot;)" office:value-type="string" office:string-value="&quot;mcuentas_saldo&quot;," calcext:value-type="string">
            <text:p>"mcuentas_saldo",</text:p>
          </table:table-cell>
          <table:table-cell/>
        </table:table-row>
        <table:table-row table:style-name="ro1">
          <table:table-cell office:value-type="string" calcext:value-type="string">
            <text:p>VisaMaster_mlimitecompra_avg</text:p>
          </table:table-cell>
          <table:table-cell office:value-type="float" office:value="2.4882454649207" calcext:value-type="float">
            <text:p>2.4882454649</text:p>
          </table:table-cell>
          <table:table-cell table:style-name="ce1" table:formula="of:=CONCATENATE([.$D$2];[.A93];[.$D$2];&quot;,&quot;)" office:value-type="string" office:string-value="&quot;VisaMaster_mlimitecompra_avg&quot;," calcext:value-type="string">
            <text:p>"VisaMaster_mlimitecompra_avg",</text:p>
          </table:table-cell>
          <table:table-cell/>
        </table:table-row>
        <table:table-row table:style-name="ro1">
          <table:table-cell office:value-type="string" calcext:value-type="string">
            <text:p>Visa_cuenta_estado_max</text:p>
          </table:table-cell>
          <table:table-cell office:value-type="float" office:value="2.47651729923634" calcext:value-type="float">
            <text:p>2.4765172992</text:p>
          </table:table-cell>
          <table:table-cell table:style-name="ce1" table:formula="of:=CONCATENATE([.$D$2];[.A94];[.$D$2];&quot;,&quot;)" office:value-type="string" office:string-value="&quot;Visa_cuenta_estado_max&quot;," calcext:value-type="string">
            <text:p>"Visa_cuenta_estado_max",</text:p>
          </table:table-cell>
          <table:table-cell/>
        </table:table-row>
        <table:table-row table:style-name="ro1">
          <table:table-cell office:value-type="string" calcext:value-type="string">
            <text:p>VisaMaster_msaldopesos</text:p>
          </table:table-cell>
          <table:table-cell office:value-type="float" office:value="2.4710574766699" calcext:value-type="float">
            <text:p>2.4710574767</text:p>
          </table:table-cell>
          <table:table-cell table:style-name="ce1" table:formula="of:=CONCATENATE([.$D$2];[.A95];[.$D$2];&quot;,&quot;)" office:value-type="string" office:string-value="&quot;VisaMaster_msaldopesos&quot;," calcext:value-type="string">
            <text:p>"VisaMaster_msaldopesos",</text:p>
          </table:table-cell>
          <table:table-cell/>
        </table:table-row>
        <table:table-row table:style-name="ro1">
          <table:table-cell office:value-type="string" calcext:value-type="string">
            <text:p>VisaMaster_mfinanciacion_limite_max</text:p>
          </table:table-cell>
          <table:table-cell office:value-type="float" office:value="2.44507818141799" calcext:value-type="float">
            <text:p>2.4450781814</text:p>
          </table:table-cell>
          <table:table-cell table:style-name="ce1" table:formula="of:=CONCATENATE([.$D$2];[.A96];[.$D$2];&quot;,&quot;)" office:value-type="string" office:string-value="&quot;VisaMaster_mfinanciacion_limite_max&quot;," calcext:value-type="string">
            <text:p>"VisaMaster_mfinanciacion_limite_max",</text:p>
          </table:table-cell>
          <table:table-cell/>
        </table:table-row>
        <table:table-row table:style-name="ro1">
          <table:table-cell office:value-type="string" calcext:value-type="string">
            <text:p>VisaMaster_mpagominimo_avg</text:p>
          </table:table-cell>
          <table:table-cell office:value-type="float" office:value="2.36750593768846" calcext:value-type="float">
            <text:p>2.3675059377</text:p>
          </table:table-cell>
          <table:table-cell table:style-name="ce1" table:formula="of:=CONCATENATE([.$D$2];[.A97];[.$D$2];&quot;,&quot;)" office:value-type="string" office:string-value="&quot;VisaMaster_mpagominimo_avg&quot;," calcext:value-type="string">
            <text:p>"VisaMaster_mpagominimo_avg",</text:p>
          </table:table-cell>
          <table:table-cell/>
        </table:table-row>
        <table:table-row table:style-name="ro1">
          <table:table-cell office:value-type="string" calcext:value-type="string">
            <text:p>VisaMaster_mlimitecompra_min</text:p>
          </table:table-cell>
          <table:table-cell office:value-type="float" office:value="2.34629057116202" calcext:value-type="float">
            <text:p>2.3462905712</text:p>
          </table:table-cell>
          <table:table-cell table:style-name="ce1" table:formula="of:=CONCATENATE([.$D$2];[.A98];[.$D$2];&quot;,&quot;)" office:value-type="string" office:string-value="&quot;VisaMaster_mlimitecompra_min&quot;," calcext:value-type="string">
            <text:p>"VisaMaster_mlimitecompra_min",</text:p>
          </table:table-cell>
          <table:table-cell/>
        </table:table-row>
        <table:table-row table:style-name="ro1">
          <table:table-cell office:value-type="string" calcext:value-type="string">
            <text:p>VisaMaster_mlimitecompra_max</text:p>
          </table:table-cell>
          <table:table-cell office:value-type="float" office:value="2.34451375450086" calcext:value-type="float">
            <text:p>2.3445137545</text:p>
          </table:table-cell>
          <table:table-cell table:style-name="ce1" table:formula="of:=CONCATENATE([.$D$2];[.A99];[.$D$2];&quot;,&quot;)" office:value-type="string" office:string-value="&quot;VisaMaster_mlimitecompra_max&quot;," calcext:value-type="string">
            <text:p>"VisaMaster_mlimitecompra_max",</text:p>
          </table:table-cell>
          <table:table-cell/>
        </table:table-row>
        <table:table-row table:style-name="ro1">
          <table:table-cell office:value-type="string" calcext:value-type="string">
            <text:p>VisaMaster_msaldopesos_max</text:p>
          </table:table-cell>
          <table:table-cell office:value-type="float" office:value="2.33694412173358" calcext:value-type="float">
            <text:p>2.3369441217</text:p>
          </table:table-cell>
          <table:table-cell table:style-name="ce1" table:formula="of:=CONCATENATE([.$D$2];[.A100];[.$D$2];&quot;,&quot;)" office:value-type="string" office:string-value="&quot;VisaMaster_msaldopesos_max&quot;," calcext:value-type="string">
            <text:p>"VisaMaster_msaldopesos_max",</text:p>
          </table:table-cell>
          <table:table-cell/>
        </table:table-row>
        <table:table-row table:style-name="ro1">
          <table:table-cell office:value-type="string" calcext:value-type="string">
            <text:p>Visa_msaldopesos</text:p>
          </table:table-cell>
          <table:table-cell office:value-type="float" office:value="2.33061850252956" calcext:value-type="float">
            <text:p>2.3306185025</text:p>
          </table:table-cell>
          <table:table-cell table:style-name="ce1" table:formula="of:=CONCATENATE([.$D$2];[.A101];[.$D$2];&quot;,&quot;)" office:value-type="string" office:string-value="&quot;Visa_msaldopesos&quot;," calcext:value-type="string">
            <text:p>"Visa_msaldopesos",</text:p>
          </table:table-cell>
          <table:table-cell/>
        </table:table-row>
        <table:table-row table:style-name="ro1">
          <table:table-cell office:value-type="string" calcext:value-type="string">
            <text:p>VisaMaster_msaldototal</text:p>
          </table:table-cell>
          <table:table-cell office:value-type="float" office:value="2.32531105408849" calcext:value-type="float">
            <text:p>2.3253110541</text:p>
          </table:table-cell>
          <table:table-cell table:style-name="ce1" table:formula="of:=CONCATENATE([.$D$2];[.A102];[.$D$2];&quot;,&quot;)" office:value-type="string" office:string-value="&quot;VisaMaster_msaldototal&quot;," calcext:value-type="string">
            <text:p>"VisaMaster_msaldototal",</text:p>
          </table:table-cell>
          <table:table-cell/>
        </table:table-row>
        <table:table-row table:style-name="ro1">
          <table:table-cell office:value-type="string" calcext:value-type="string">
            <text:p>marketing_coss_selling</text:p>
          </table:table-cell>
          <table:table-cell office:value-type="float" office:value="2.23978108854313" calcext:value-type="float">
            <text:p>2.2397810885</text:p>
          </table:table-cell>
          <table:table-cell table:style-name="ce1" table:formula="of:=CONCATENATE([.$D$2];[.A103];[.$D$2];&quot;,&quot;)" office:value-type="string" office:string-value="&quot;marketing_coss_selling&quot;," calcext:value-type="string">
            <text:p>"marketing_coss_selling",</text:p>
          </table:table-cell>
          <table:table-cell/>
        </table:table-row>
        <table:table-row table:style-name="ro1">
          <table:table-cell office:value-type="string" calcext:value-type="string">
            <text:p>VisaMaster_msaldototal_avg</text:p>
          </table:table-cell>
          <table:table-cell office:value-type="float" office:value="2.23147417491323" calcext:value-type="float">
            <text:p>2.2314741749</text:p>
          </table:table-cell>
          <table:table-cell table:style-name="ce1" table:formula="of:=CONCATENATE([.$D$2];[.A104];[.$D$2];&quot;,&quot;)" office:value-type="string" office:string-value="&quot;VisaMaster_msaldototal_avg&quot;," calcext:value-type="string">
            <text:p>"VisaMaster_msaldototal_avg",</text:p>
          </table:table-cell>
          <table:table-cell/>
        </table:table-row>
        <table:table-row table:style-name="ro1">
          <table:table-cell office:value-type="string" calcext:value-type="string">
            <text:p>Master_fechaalta_min</text:p>
          </table:table-cell>
          <table:table-cell office:value-type="float" office:value="2.22261895681867" calcext:value-type="float">
            <text:p>2.2226189568</text:p>
          </table:table-cell>
          <table:table-cell table:style-name="ce1" table:formula="of:=CONCATENATE([.$D$2];[.A105];[.$D$2];&quot;,&quot;)" office:value-type="string" office:string-value="&quot;Master_fechaalta_min&quot;," calcext:value-type="string">
            <text:p>"Master_fechaalta_min",</text:p>
          </table:table-cell>
          <table:table-cell/>
        </table:table-row>
        <table:table-row table:style-name="ro1">
          <table:table-cell office:value-type="string" calcext:value-type="string">
            <text:p>chomebanking_transacciones_avg</text:p>
          </table:table-cell>
          <table:table-cell office:value-type="float" office:value="2.22052992440018" calcext:value-type="float">
            <text:p>2.2205299244</text:p>
          </table:table-cell>
          <table:table-cell table:style-name="ce1" table:formula="of:=CONCATENATE([.$D$2];[.A106];[.$D$2];&quot;,&quot;)" office:value-type="string" office:string-value="&quot;chomebanking_transacciones_avg&quot;," calcext:value-type="string">
            <text:p>"chomebanking_transacciones_avg",</text:p>
          </table:table-cell>
          <table:table-cell/>
        </table:table-row>
        <table:table-row table:style-name="ro1">
          <table:table-cell office:value-type="string" calcext:value-type="string">
            <text:p>Visa_mfinanciacion_limite_tend</text:p>
          </table:table-cell>
          <table:table-cell office:value-type="float" office:value="2.18185679313353" calcext:value-type="float">
            <text:p>2.1818567931</text:p>
          </table:table-cell>
          <table:table-cell table:style-name="ce1" table:formula="of:=CONCATENATE([.$D$2];[.A107];[.$D$2];&quot;,&quot;)" office:value-type="string" office:string-value="&quot;Visa_mfinanciacion_limite_tend&quot;," calcext:value-type="string">
            <text:p>"Visa_mfinanciacion_limite_tend",</text:p>
          </table:table-cell>
          <table:table-cell/>
        </table:table-row>
        <table:table-row table:style-name="ro1">
          <table:table-cell office:value-type="string" calcext:value-type="string">
            <text:p>VisaMaster_msaldopesos_min</text:p>
          </table:table-cell>
          <table:table-cell office:value-type="float" office:value="2.15634336889151" calcext:value-type="float">
            <text:p>2.1563433689</text:p>
          </table:table-cell>
          <table:table-cell table:style-name="ce1" table:formula="of:=CONCATENATE([.$D$2];[.A108];[.$D$2];&quot;,&quot;)" office:value-type="string" office:string-value="&quot;VisaMaster_msaldopesos_min&quot;," calcext:value-type="string">
            <text:p>"VisaMaster_msaldopesos_min",</text:p>
          </table:table-cell>
          <table:table-cell/>
        </table:table-row>
        <table:table-row table:style-name="ro1">
          <table:table-cell office:value-type="string" calcext:value-type="string">
            <text:p>Visa_msaldototal</text:p>
          </table:table-cell>
          <table:table-cell office:value-type="float" office:value="2.15363121200032" calcext:value-type="float">
            <text:p>2.153631212</text:p>
          </table:table-cell>
          <table:table-cell table:style-name="ce1" table:formula="of:=CONCATENATE([.$D$2];[.A109];[.$D$2];&quot;,&quot;)" office:value-type="string" office:string-value="&quot;Visa_msaldototal&quot;," calcext:value-type="string">
            <text:p>"Visa_msaldototal",</text:p>
          </table:table-cell>
          <table:table-cell/>
        </table:table-row>
        <table:table-row table:style-name="ro1">
          <table:table-cell office:value-type="string" calcext:value-type="string">
            <text:p>ctarjeta_visa_transacciones_avg</text:p>
          </table:table-cell>
          <table:table-cell office:value-type="float" office:value="2.14470698990905" calcext:value-type="float">
            <text:p>2.1447069899</text:p>
          </table:table-cell>
          <table:table-cell table:style-name="ce1" table:formula="of:=CONCATENATE([.$D$2];[.A110];[.$D$2];&quot;,&quot;)" office:value-type="string" office:string-value="&quot;ctarjeta_visa_transacciones_avg&quot;," calcext:value-type="string">
            <text:p>"ctarjeta_visa_transacciones_avg",</text:p>
          </table:table-cell>
          <table:table-cell/>
        </table:table-row>
        <table:table-row table:style-name="ro1">
          <table:table-cell office:value-type="string" calcext:value-type="string">
            <text:p>VisaMaster_mlimitecompra</text:p>
          </table:table-cell>
          <table:table-cell office:value-type="float" office:value="2.13408777139459" calcext:value-type="float">
            <text:p>2.1340877714</text:p>
          </table:table-cell>
          <table:table-cell table:style-name="ce1" table:formula="of:=CONCATENATE([.$D$2];[.A111];[.$D$2];&quot;,&quot;)" office:value-type="string" office:string-value="&quot;VisaMaster_mlimitecompra&quot;," calcext:value-type="string">
            <text:p>"VisaMaster_mlimitecompra",</text:p>
          </table:table-cell>
          <table:table-cell/>
        </table:table-row>
        <table:table-row table:style-name="ro1">
          <table:table-cell office:value-type="string" calcext:value-type="string">
            <text:p>Master_fechaalta_avg</text:p>
          </table:table-cell>
          <table:table-cell office:value-type="float" office:value="2.11948061884461" calcext:value-type="float">
            <text:p>2.1194806188</text:p>
          </table:table-cell>
          <table:table-cell table:style-name="ce1" table:formula="of:=CONCATENATE([.$D$2];[.A112];[.$D$2];&quot;,&quot;)" office:value-type="string" office:string-value="&quot;Master_fechaalta_avg&quot;," calcext:value-type="string">
            <text:p>"Master_fechaalta_avg",</text:p>
          </table:table-cell>
          <table:table-cell/>
        </table:table-row>
        <table:table-row table:style-name="ro1">
          <table:table-cell office:value-type="string" calcext:value-type="string">
            <text:p>chomebanking_transacciones_max</text:p>
          </table:table-cell>
          <table:table-cell office:value-type="float" office:value="2.10381216895093" calcext:value-type="float">
            <text:p>2.103812169</text:p>
          </table:table-cell>
          <table:table-cell table:style-name="ce1" table:formula="of:=CONCATENATE([.$D$2];[.A113];[.$D$2];&quot;,&quot;)" office:value-type="string" office:string-value="&quot;chomebanking_transacciones_max&quot;," calcext:value-type="string">
            <text:p>"chomebanking_transacciones_max",</text:p>
          </table:table-cell>
          <table:table-cell/>
        </table:table-row>
        <table:table-row table:style-name="ro1">
          <table:table-cell office:value-type="string" calcext:value-type="string">
            <text:p>VisaMaster_msaldototal_max</text:p>
          </table:table-cell>
          <table:table-cell office:value-type="float" office:value="2.09908130284521" calcext:value-type="float">
            <text:p>2.0990813028</text:p>
          </table:table-cell>
          <table:table-cell table:style-name="ce1" table:formula="of:=CONCATENATE([.$D$2];[.A114];[.$D$2];&quot;,&quot;)" office:value-type="string" office:string-value="&quot;VisaMaster_msaldototal_max&quot;," calcext:value-type="string">
            <text:p>"VisaMaster_msaldototal_max",</text:p>
          </table:table-cell>
          <table:table-cell/>
        </table:table-row>
        <table:table-row table:style-name="ro1">
          <table:table-cell office:value-type="string" calcext:value-type="string">
            <text:p>Master_fechaalta_max</text:p>
          </table:table-cell>
          <table:table-cell office:value-type="float" office:value="2.09854266709475" calcext:value-type="float">
            <text:p>2.0985426671</text:p>
          </table:table-cell>
          <table:table-cell table:style-name="ce1" table:formula="of:=CONCATENATE([.$D$2];[.A115];[.$D$2];&quot;,&quot;)" office:value-type="string" office:string-value="&quot;Master_fechaalta_max&quot;," calcext:value-type="string">
            <text:p>"Master_fechaalta_max",</text:p>
          </table:table-cell>
          <table:table-cell/>
        </table:table-row>
        <table:table-row table:style-name="ro1">
          <table:table-cell office:value-type="string" calcext:value-type="string">
            <text:p>ctarjeta_visa_transacciones</text:p>
          </table:table-cell>
          <table:table-cell office:value-type="float" office:value="2.08579160498749" calcext:value-type="float">
            <text:p>2.085791605</text:p>
          </table:table-cell>
          <table:table-cell table:style-name="ce1" table:formula="of:=CONCATENATE([.$D$2];[.A116];[.$D$2];&quot;,&quot;)" office:value-type="string" office:string-value="&quot;ctarjeta_visa_transacciones&quot;," calcext:value-type="string">
            <text:p>"ctarjeta_visa_transacciones",</text:p>
          </table:table-cell>
          <table:table-cell/>
        </table:table-row>
        <table:table-row table:style-name="ro1">
          <table:table-cell office:value-type="string" calcext:value-type="string">
            <text:p>Visa_mlimitecompra</text:p>
          </table:table-cell>
          <table:table-cell office:value-type="float" office:value="2.07949780763901" calcext:value-type="float">
            <text:p>2.0794978076</text:p>
          </table:table-cell>
          <table:table-cell table:style-name="ce1" table:formula="of:=CONCATENATE([.$D$2];[.A117];[.$D$2];&quot;,&quot;)" office:value-type="string" office:string-value="&quot;Visa_mlimitecompra&quot;," calcext:value-type="string">
            <text:p>"Visa_mlimitecompra",</text:p>
          </table:table-cell>
          <table:table-cell/>
        </table:table-row>
        <table:table-row table:style-name="ro1">
          <table:table-cell office:value-type="string" calcext:value-type="string">
            <text:p>mtarjeta_visa_consumo_avg</text:p>
          </table:table-cell>
          <table:table-cell office:value-type="float" office:value="2.05198398311069" calcext:value-type="float">
            <text:p>2.0519839831</text:p>
          </table:table-cell>
          <table:table-cell table:style-name="ce1" table:formula="of:=CONCATENATE([.$D$2];[.A118];[.$D$2];&quot;,&quot;)" office:value-type="string" office:string-value="&quot;mtarjeta_visa_consumo_avg&quot;," calcext:value-type="string">
            <text:p>"mtarjeta_visa_consumo_avg",</text:p>
          </table:table-cell>
          <table:table-cell/>
        </table:table-row>
        <table:table-row table:style-name="ro1">
          <table:table-cell office:value-type="string" calcext:value-type="string">
            <text:p>VisaMaster_msaldototal_min</text:p>
          </table:table-cell>
          <table:table-cell office:value-type="float" office:value="2.02520770155123" calcext:value-type="float">
            <text:p>2.0252077016</text:p>
          </table:table-cell>
          <table:table-cell table:style-name="ce1" table:formula="of:=CONCATENATE([.$D$2];[.A119];[.$D$2];&quot;,&quot;)" office:value-type="string" office:string-value="&quot;VisaMaster_msaldototal_min&quot;," calcext:value-type="string">
            <text:p>"VisaMaster_msaldototal_min",</text:p>
          </table:table-cell>
          <table:table-cell/>
        </table:table-row>
        <table:table-row table:style-name="ro1">
          <table:table-cell office:value-type="string" calcext:value-type="string">
            <text:p>VisaMaster_mfinanciacion_limite_tend</text:p>
          </table:table-cell>
          <table:table-cell office:value-type="float" office:value="2.01937044801535" calcext:value-type="float">
            <text:p>2.019370448</text:p>
          </table:table-cell>
          <table:table-cell table:style-name="ce1" table:formula="of:=CONCATENATE([.$D$2];[.A120];[.$D$2];&quot;,&quot;)" office:value-type="string" office:string-value="&quot;VisaMaster_mfinanciacion_limite_tend&quot;," calcext:value-type="string">
            <text:p>"VisaMaster_mfinanciacion_limite_tend",</text:p>
          </table:table-cell>
          <table:table-cell/>
        </table:table-row>
        <table:table-row table:style-name="ro1">
          <table:table-cell office:value-type="string" calcext:value-type="string">
            <text:p>VisaMaster_mconsumototal_div_mlimitecompra_avg</text:p>
          </table:table-cell>
          <table:table-cell office:value-type="float" office:value="2.01776024936532" calcext:value-type="float">
            <text:p>2.0177602494</text:p>
          </table:table-cell>
          <table:table-cell table:style-name="ce1" table:formula="of:=CONCATENATE([.$D$2];[.A121];[.$D$2];&quot;,&quot;)" office:value-type="string" office:string-value="&quot;VisaMaster_mconsumototal_div_mlimitecompra_avg&quot;," calcext:value-type="string">
            <text:p>"VisaMaster_mconsumototal_div_mlimitecompra_avg",</text:p>
          </table:table-cell>
          <table:table-cell/>
        </table:table-row>
        <table:table-row table:style-name="ro1">
          <table:table-cell office:value-type="string" calcext:value-type="string">
            <text:p>Master_fechaalta</text:p>
          </table:table-cell>
          <table:table-cell office:value-type="float" office:value="2.01368800655136" calcext:value-type="float">
            <text:p>2.0136880066</text:p>
          </table:table-cell>
          <table:table-cell table:style-name="ce1" table:formula="of:=CONCATENATE([.$D$2];[.A122];[.$D$2];&quot;,&quot;)" office:value-type="string" office:string-value="&quot;Master_fechaalta&quot;," calcext:value-type="string">
            <text:p>"Master_fechaalta",</text:p>
          </table:table-cell>
          <table:table-cell/>
        </table:table-row>
        <table:table-row table:style-name="ro1">
          <table:table-cell office:value-type="string" calcext:value-type="string">
            <text:p>VisaMaster_finiciomora</text:p>
          </table:table-cell>
          <table:table-cell office:value-type="float" office:value="1.98406520022177" calcext:value-type="float">
            <text:p>1.9840652002</text:p>
          </table:table-cell>
          <table:table-cell table:style-name="ce1" table:formula="of:=CONCATENATE([.$D$2];[.A123];[.$D$2];&quot;,&quot;)" office:value-type="string" office:string-value="&quot;VisaMaster_finiciomora&quot;," calcext:value-type="string">
            <text:p>"VisaMaster_finiciomora",</text:p>
          </table:table-cell>
          <table:table-cell/>
        </table:table-row>
        <table:table-row table:style-name="ro1">
          <table:table-cell office:value-type="string" calcext:value-type="string">
            <text:p>VisaMaster_mpagospesos_avg</text:p>
          </table:table-cell>
          <table:table-cell office:value-type="float" office:value="1.97346010201613" calcext:value-type="float">
            <text:p>1.973460102</text:p>
          </table:table-cell>
          <table:table-cell table:style-name="ce1" table:formula="of:=CONCATENATE([.$D$2];[.A124];[.$D$2];&quot;,&quot;)" office:value-type="string" office:string-value="&quot;VisaMaster_mpagospesos_avg&quot;," calcext:value-type="string">
            <text:p>"VisaMaster_mpagospesos_avg",</text:p>
          </table:table-cell>
          <table:table-cell/>
        </table:table-row>
        <table:table-row table:style-name="ro1">
          <table:table-cell office:value-type="string" calcext:value-type="string">
            <text:p>Master_mfinanciacion_limite</text:p>
          </table:table-cell>
          <table:table-cell office:value-type="float" office:value="1.96856691382853" calcext:value-type="float">
            <text:p>1.9685669138</text:p>
          </table:table-cell>
          <table:table-cell table:style-name="ce1" table:formula="of:=CONCATENATE([.$D$2];[.A125];[.$D$2];&quot;,&quot;)" office:value-type="string" office:string-value="&quot;Master_mfinanciacion_limite&quot;," calcext:value-type="string">
            <text:p>"Master_mfinanciacion_limite",</text:p>
          </table:table-cell>
          <table:table-cell/>
        </table:table-row>
        <table:table-row table:style-name="ro1">
          <table:table-cell office:value-type="string" calcext:value-type="string">
            <text:p>ccomisiones_otras</text:p>
          </table:table-cell>
          <table:table-cell office:value-type="float" office:value="1.95928935258712" calcext:value-type="float">
            <text:p>1.9592893526</text:p>
          </table:table-cell>
          <table:table-cell table:style-name="ce1" table:formula="of:=CONCATENATE([.$D$2];[.A126];[.$D$2];&quot;,&quot;)" office:value-type="string" office:string-value="&quot;ccomisiones_otras&quot;," calcext:value-type="string">
            <text:p>"ccomisiones_otras",</text:p>
          </table:table-cell>
          <table:table-cell/>
        </table:table-row>
        <table:table-row table:style-name="ro1">
          <table:table-cell office:value-type="string" calcext:value-type="string">
            <text:p>Visa_cuenta_estado_tend</text:p>
          </table:table-cell>
          <table:table-cell office:value-type="float" office:value="1.95003297224854" calcext:value-type="float">
            <text:p>1.9500329722</text:p>
          </table:table-cell>
          <table:table-cell table:style-name="ce1" table:formula="of:=CONCATENATE([.$D$2];[.A127];[.$D$2];&quot;,&quot;)" office:value-type="string" office:string-value="&quot;Visa_cuenta_estado_tend&quot;," calcext:value-type="string">
            <text:p>"Visa_cuenta_estado_tend",</text:p>
          </table:table-cell>
          <table:table-cell/>
        </table:table-row>
        <table:table-row table:style-name="ro1">
          <table:table-cell office:value-type="string" calcext:value-type="string">
            <text:p>Master_Fvencimiento_max</text:p>
          </table:table-cell>
          <table:table-cell office:value-type="float" office:value="1.90294633132958" calcext:value-type="float">
            <text:p>1.9029463313</text:p>
          </table:table-cell>
          <table:table-cell table:style-name="ce1" table:formula="of:=CONCATENATE([.$D$2];[.A128];[.$D$2];&quot;,&quot;)" office:value-type="string" office:string-value="&quot;Master_Fvencimiento_max&quot;," calcext:value-type="string">
            <text:p>"Master_Fvencimiento_max",</text:p>
          </table:table-cell>
          <table:table-cell/>
        </table:table-row>
        <table:table-row table:style-name="ro1">
          <table:table-cell office:value-type="string" calcext:value-type="string">
            <text:p>VisaMaster_mpagospesos_max</text:p>
          </table:table-cell>
          <table:table-cell office:value-type="float" office:value="1.88777567661688" calcext:value-type="float">
            <text:p>1.8877756766</text:p>
          </table:table-cell>
          <table:table-cell table:style-name="ce1" table:formula="of:=CONCATENATE([.$D$2];[.A129];[.$D$2];&quot;,&quot;)" office:value-type="string" office:string-value="&quot;VisaMaster_mpagospesos_max&quot;," calcext:value-type="string">
            <text:p>"VisaMaster_mpagospesos_max",</text:p>
          </table:table-cell>
          <table:table-cell/>
        </table:table-row>
        <table:table-row table:style-name="ro1">
          <table:table-cell office:value-type="string" calcext:value-type="string">
            <text:p>VisaMaster_mpagospesos_min</text:p>
          </table:table-cell>
          <table:table-cell office:value-type="float" office:value="1.88224863257324" calcext:value-type="float">
            <text:p>1.8822486326</text:p>
          </table:table-cell>
          <table:table-cell table:style-name="ce1" table:formula="of:=CONCATENATE([.$D$2];[.A130];[.$D$2];&quot;,&quot;)" office:value-type="string" office:string-value="&quot;VisaMaster_mpagospesos_min&quot;," calcext:value-type="string">
            <text:p>"VisaMaster_mpagospesos_min",</text:p>
          </table:table-cell>
          <table:table-cell/>
        </table:table-row>
        <table:table-row table:style-name="ro1">
          <table:table-cell office:value-type="string" calcext:value-type="string">
            <text:p>mtarjeta_visa_consumo</text:p>
          </table:table-cell>
          <table:table-cell office:value-type="float" office:value="1.87952207907433" calcext:value-type="float">
            <text:p>1.8795220791</text:p>
          </table:table-cell>
          <table:table-cell table:style-name="ce1" table:formula="of:=CONCATENATE([.$D$2];[.A131];[.$D$2];&quot;,&quot;)" office:value-type="string" office:string-value="&quot;mtarjeta_visa_consumo&quot;," calcext:value-type="string">
            <text:p>"mtarjeta_visa_consumo",</text:p>
          </table:table-cell>
          <table:table-cell/>
        </table:table-row>
        <table:table-row table:style-name="ro1">
          <table:table-cell office:value-type="string" calcext:value-type="string">
            <text:p>VisaMaster_mconsumototal_div_mlimitecompra_max</text:p>
          </table:table-cell>
          <table:table-cell office:value-type="float" office:value="1.84564571600811" calcext:value-type="float">
            <text:p>1.845645716</text:p>
          </table:table-cell>
          <table:table-cell table:style-name="ce1" table:formula="of:=CONCATENATE([.$D$2];[.A132];[.$D$2];&quot;,&quot;)" office:value-type="string" office:string-value="&quot;VisaMaster_mconsumototal_div_mlimitecompra_max&quot;," calcext:value-type="string">
            <text:p>"VisaMaster_mconsumototal_div_mlimitecompra_max",</text:p>
          </table:table-cell>
          <table:table-cell/>
        </table:table-row>
        <table:table-row table:style-name="ro1">
          <table:table-cell office:value-type="string" calcext:value-type="string">
            <text:p>VisaMaster_mconsumototal_div_mlimitecompra_min</text:p>
          </table:table-cell>
          <table:table-cell office:value-type="float" office:value="1.84066200492041" calcext:value-type="float">
            <text:p>1.8406620049</text:p>
          </table:table-cell>
          <table:table-cell table:style-name="ce1" table:formula="of:=CONCATENATE([.$D$2];[.A133];[.$D$2];&quot;,&quot;)" office:value-type="string" office:string-value="&quot;VisaMaster_mconsumototal_div_mlimitecompra_min&quot;," calcext:value-type="string">
            <text:p>"VisaMaster_mconsumototal_div_mlimitecompra_min",</text:p>
          </table:table-cell>
          <table:table-cell/>
        </table:table-row>
        <table:table-row table:style-name="ro1">
          <table:table-cell office:value-type="string" calcext:value-type="string">
            <text:p>ctarjeta_visa_transacciones_max</text:p>
          </table:table-cell>
          <table:table-cell office:value-type="float" office:value="1.82588853292889" calcext:value-type="float">
            <text:p>1.8258885329</text:p>
          </table:table-cell>
          <table:table-cell table:style-name="ce1" table:formula="of:=CONCATENATE([.$D$2];[.A134];[.$D$2];&quot;,&quot;)" office:value-type="string" office:string-value="&quot;ctarjeta_visa_transacciones_max&quot;," calcext:value-type="string">
            <text:p>"ctarjeta_visa_transacciones_max",</text:p>
          </table:table-cell>
          <table:table-cell/>
        </table:table-row>
        <table:table-row table:style-name="ro1">
          <table:table-cell office:value-type="string" calcext:value-type="string">
            <text:p>marketing_coss_selling_max</text:p>
          </table:table-cell>
          <table:table-cell office:value-type="float" office:value="1.80286072699837" calcext:value-type="float">
            <text:p>1.802860727</text:p>
          </table:table-cell>
          <table:table-cell table:style-name="ce1" table:formula="of:=CONCATENATE([.$D$2];[.A135];[.$D$2];&quot;,&quot;)" office:value-type="string" office:string-value="&quot;marketing_coss_selling_max&quot;," calcext:value-type="string">
            <text:p>"marketing_coss_selling_max",</text:p>
          </table:table-cell>
          <table:table-cell/>
        </table:table-row>
        <table:table-row table:style-name="ro1">
          <table:table-cell office:value-type="string" calcext:value-type="string">
            <text:p>Visa_tconsumos_avg</text:p>
          </table:table-cell>
          <table:table-cell office:value-type="float" office:value="1.77348605602106" calcext:value-type="float">
            <text:p>1.773486056</text:p>
          </table:table-cell>
          <table:table-cell table:style-name="ce1" table:formula="of:=CONCATENATE([.$D$2];[.A136];[.$D$2];&quot;,&quot;)" office:value-type="string" office:string-value="&quot;Visa_tconsumos_avg&quot;," calcext:value-type="string">
            <text:p>"Visa_tconsumos_avg",</text:p>
          </table:table-cell>
          <table:table-cell/>
        </table:table-row>
        <table:table-row table:style-name="ro1">
          <table:table-cell office:value-type="string" calcext:value-type="string">
            <text:p>Visa_marca_atraso_tend</text:p>
          </table:table-cell>
          <table:table-cell office:value-type="float" office:value="1.75947634241403" calcext:value-type="float">
            <text:p>1.7594763424</text:p>
          </table:table-cell>
          <table:table-cell table:style-name="ce1" table:formula="of:=CONCATENATE([.$D$2];[.A137];[.$D$2];&quot;,&quot;)" office:value-type="string" office:string-value="&quot;Visa_marca_atraso_tend&quot;," calcext:value-type="string">
            <text:p>"Visa_marca_atraso_tend",</text:p>
          </table:table-cell>
          <table:table-cell/>
        </table:table-row>
        <table:table-row table:style-name="ro1">
          <table:table-cell office:value-type="string" calcext:value-type="string">
            <text:p>mcaja_ahorro_Paquete_min</text:p>
          </table:table-cell>
          <table:table-cell office:value-type="float" office:value="1.75614232927341" calcext:value-type="float">
            <text:p>1.7561423293</text:p>
          </table:table-cell>
          <table:table-cell table:style-name="ce1" table:formula="of:=CONCATENATE([.$D$2];[.A138];[.$D$2];&quot;,&quot;)" office:value-type="string" office:string-value="&quot;mcaja_ahorro_Paquete_min&quot;," calcext:value-type="string">
            <text:p>"mcaja_ahorro_Paquete_min",</text:p>
          </table:table-cell>
          <table:table-cell/>
        </table:table-row>
        <table:table-row table:style-name="ro1">
          <table:table-cell office:value-type="string" calcext:value-type="string">
            <text:p>marketing_coss_selling_min</text:p>
          </table:table-cell>
          <table:table-cell office:value-type="float" office:value="1.75285622003105" calcext:value-type="float">
            <text:p>1.75285622</text:p>
          </table:table-cell>
          <table:table-cell table:style-name="ce1" table:formula="of:=CONCATENATE([.$D$2];[.A139];[.$D$2];&quot;,&quot;)" office:value-type="string" office:string-value="&quot;marketing_coss_selling_min&quot;," calcext:value-type="string">
            <text:p>"marketing_coss_selling_min",</text:p>
          </table:table-cell>
          <table:table-cell/>
        </table:table-row>
        <table:table-row table:style-name="ro1">
          <table:table-cell office:value-type="string" calcext:value-type="string">
            <text:p>VisaMaster_mconsumototal_div_mlimitecompra</text:p>
          </table:table-cell>
          <table:table-cell office:value-type="float" office:value="1.75199266964391" calcext:value-type="float">
            <text:p>1.7519926696</text:p>
          </table:table-cell>
          <table:table-cell table:style-name="ce1" table:formula="of:=CONCATENATE([.$D$2];[.A140];[.$D$2];&quot;,&quot;)" office:value-type="string" office:string-value="&quot;VisaMaster_mconsumototal_div_mlimitecompra&quot;," calcext:value-type="string">
            <text:p>"VisaMaster_mconsumototal_div_mlimitecompra",</text:p>
          </table:table-cell>
          <table:table-cell/>
        </table:table-row>
        <table:table-row table:style-name="ro1">
          <table:table-cell office:value-type="string" calcext:value-type="string">
            <text:p>Visa_marca_atraso</text:p>
          </table:table-cell>
          <table:table-cell office:value-type="float" office:value="1.74212840787067" calcext:value-type="float">
            <text:p>1.7421284079</text:p>
          </table:table-cell>
          <table:table-cell table:style-name="ce1" table:formula="of:=CONCATENATE([.$D$2];[.A141];[.$D$2];&quot;,&quot;)" office:value-type="string" office:string-value="&quot;Visa_marca_atraso&quot;," calcext:value-type="string">
            <text:p>"Visa_marca_atraso",</text:p>
          </table:table-cell>
          <table:table-cell/>
        </table:table-row>
        <table:table-row table:style-name="ro1">
          <table:table-cell office:value-type="string" calcext:value-type="string">
            <text:p>Master_Fvencimiento_avg</text:p>
          </table:table-cell>
          <table:table-cell office:value-type="float" office:value="1.7311230365606" calcext:value-type="float">
            <text:p>1.7311230366</text:p>
          </table:table-cell>
          <table:table-cell table:style-name="ce1" table:formula="of:=CONCATENATE([.$D$2];[.A142];[.$D$2];&quot;,&quot;)" office:value-type="string" office:string-value="&quot;Master_Fvencimiento_avg&quot;," calcext:value-type="string">
            <text:p>"Master_Fvencimiento_avg",</text:p>
          </table:table-cell>
          <table:table-cell/>
        </table:table-row>
        <table:table-row table:style-name="ro1">
          <table:table-cell office:value-type="string" calcext:value-type="string">
            <text:p>ccomisiones_otras_max</text:p>
          </table:table-cell>
          <table:table-cell office:value-type="float" office:value="1.72924080346511" calcext:value-type="float">
            <text:p>1.7292408035</text:p>
          </table:table-cell>
          <table:table-cell table:style-name="ce1" table:formula="of:=CONCATENATE([.$D$2];[.A143];[.$D$2];&quot;,&quot;)" office:value-type="string" office:string-value="&quot;ccomisiones_otras_max&quot;," calcext:value-type="string">
            <text:p>"ccomisiones_otras_max",</text:p>
          </table:table-cell>
          <table:table-cell/>
        </table:table-row>
        <table:table-row table:style-name="ro1">
          <table:table-cell office:value-type="string" calcext:value-type="string">
            <text:p>ttarjeta_visa_debitos_automaticos_avg</text:p>
          </table:table-cell>
          <table:table-cell office:value-type="float" office:value="1.72628329772558" calcext:value-type="float">
            <text:p>1.7262832977</text:p>
          </table:table-cell>
          <table:table-cell table:style-name="ce1" table:formula="of:=CONCATENATE([.$D$2];[.A144];[.$D$2];&quot;,&quot;)" office:value-type="string" office:string-value="&quot;ttarjeta_visa_debitos_automaticos_avg&quot;," calcext:value-type="string">
            <text:p>"ttarjeta_visa_debitos_automaticos_avg",</text:p>
          </table:table-cell>
          <table:table-cell/>
        </table:table-row>
        <table:table-row table:style-name="ro1">
          <table:table-cell office:value-type="string" calcext:value-type="string">
            <text:p>VisaMaster_mconsumototal_avg</text:p>
          </table:table-cell>
          <table:table-cell office:value-type="float" office:value="1.69628924979018" calcext:value-type="float">
            <text:p>1.6962892498</text:p>
          </table:table-cell>
          <table:table-cell table:style-name="ce1" table:formula="of:=CONCATENATE([.$D$2];[.A145];[.$D$2];&quot;,&quot;)" office:value-type="string" office:string-value="&quot;VisaMaster_mconsumototal_avg&quot;," calcext:value-type="string">
            <text:p>"VisaMaster_mconsumototal_avg",</text:p>
          </table:table-cell>
          <table:table-cell/>
        </table:table-row>
        <table:table-row table:style-name="ro1">
          <table:table-cell office:value-type="string" calcext:value-type="string">
            <text:p>Visa_fultimo_cierre_avg</text:p>
          </table:table-cell>
          <table:table-cell office:value-type="float" office:value="1.68874947440332" calcext:value-type="float">
            <text:p>1.6887494744</text:p>
          </table:table-cell>
          <table:table-cell table:style-name="ce1" table:formula="of:=CONCATENATE([.$D$2];[.A146];[.$D$2];&quot;,&quot;)" office:value-type="string" office:string-value="&quot;Visa_fultimo_cierre_avg&quot;," calcext:value-type="string">
            <text:p>"Visa_fultimo_cierre_avg",</text:p>
          </table:table-cell>
          <table:table-cell/>
        </table:table-row>
        <table:table-row table:style-name="ro1">
          <table:table-cell office:value-type="string" calcext:value-type="string">
            <text:p>ccallcenter_transacciones_max</text:p>
          </table:table-cell>
          <table:table-cell office:value-type="float" office:value="1.68713668371779" calcext:value-type="float">
            <text:p>1.6871366837</text:p>
          </table:table-cell>
          <table:table-cell table:style-name="ce1" table:formula="of:=CONCATENATE([.$D$2];[.A147];[.$D$2];&quot;,&quot;)" office:value-type="string" office:string-value="&quot;ccallcenter_transacciones_max&quot;," calcext:value-type="string">
            <text:p>"ccallcenter_transacciones_max",</text:p>
          </table:table-cell>
          <table:table-cell/>
        </table:table-row>
        <table:table-row table:style-name="ro1">
          <table:table-cell office:value-type="string" calcext:value-type="string">
            <text:p>mtarjeta_visa_consumo_max</text:p>
          </table:table-cell>
          <table:table-cell office:value-type="float" office:value="1.65925232875514" calcext:value-type="float">
            <text:p>1.6592523288</text:p>
          </table:table-cell>
          <table:table-cell table:style-name="ce1" table:formula="of:=CONCATENATE([.$D$2];[.A148];[.$D$2];&quot;,&quot;)" office:value-type="string" office:string-value="&quot;mtarjeta_visa_consumo_max&quot;," calcext:value-type="string">
            <text:p>"mtarjeta_visa_consumo_max",</text:p>
          </table:table-cell>
          <table:table-cell/>
        </table:table-row>
        <table:table-row table:style-name="ro1">
          <table:table-cell office:value-type="string" calcext:value-type="string">
            <text:p>Master_Fvencimiento_min</text:p>
          </table:table-cell>
          <table:table-cell office:value-type="float" office:value="1.62873960675171" calcext:value-type="float">
            <text:p>1.6287396068</text:p>
          </table:table-cell>
          <table:table-cell table:style-name="ce1" table:formula="of:=CONCATENATE([.$D$2];[.A149];[.$D$2];&quot;,&quot;)" office:value-type="string" office:string-value="&quot;Master_Fvencimiento_min&quot;," calcext:value-type="string">
            <text:p>"Master_Fvencimiento_min",</text:p>
          </table:table-cell>
          <table:table-cell/>
        </table:table-row>
        <table:table-row table:style-name="ro1">
          <table:table-cell office:value-type="string" calcext:value-type="string">
            <text:p>VisaMaster_marca_atraso</text:p>
          </table:table-cell>
          <table:table-cell office:value-type="float" office:value="1.6196013843472" calcext:value-type="float">
            <text:p>1.6196013843</text:p>
          </table:table-cell>
          <table:table-cell table:style-name="ce1" table:formula="of:=CONCATENATE([.$D$2];[.A150];[.$D$2];&quot;,&quot;)" office:value-type="string" office:string-value="&quot;VisaMaster_marca_atraso&quot;," calcext:value-type="string">
            <text:p>"VisaMaster_marca_atraso",</text:p>
          </table:table-cell>
          <table:table-cell/>
        </table:table-row>
        <table:table-row table:style-name="ro1">
          <table:table-cell office:value-type="string" calcext:value-type="string">
            <text:p>VisaMaster_mconsumospesos_avg</text:p>
          </table:table-cell>
          <table:table-cell office:value-type="float" office:value="1.59102338146518" calcext:value-type="float">
            <text:p>1.5910233815</text:p>
          </table:table-cell>
          <table:table-cell table:style-name="ce1" table:formula="of:=CONCATENATE([.$D$2];[.A151];[.$D$2];&quot;,&quot;)" office:value-type="string" office:string-value="&quot;VisaMaster_mconsumospesos_avg&quot;," calcext:value-type="string">
            <text:p>"VisaMaster_mconsumospesos_avg",</text:p>
          </table:table-cell>
          <table:table-cell/>
        </table:table-row>
        <table:table-row table:style-name="ro1">
          <table:table-cell office:value-type="string" calcext:value-type="string">
            <text:p>VisaMaster_mconsumototal_max</text:p>
          </table:table-cell>
          <table:table-cell office:value-type="float" office:value="1.58623052560283" calcext:value-type="float">
            <text:p>1.5862305256</text:p>
          </table:table-cell>
          <table:table-cell table:style-name="ce1" table:formula="of:=CONCATENATE([.$D$2];[.A152];[.$D$2];&quot;,&quot;)" office:value-type="string" office:string-value="&quot;VisaMaster_mconsumototal_max&quot;," calcext:value-type="string">
            <text:p>"VisaMaster_mconsumototal_max",</text:p>
          </table:table-cell>
          <table:table-cell/>
        </table:table-row>
        <table:table-row table:style-name="ro1">
          <table:table-cell office:value-type="string" calcext:value-type="string">
            <text:p>mautoservicio_max</text:p>
          </table:table-cell>
          <table:table-cell office:value-type="float" office:value="1.5797381903023" calcext:value-type="float">
            <text:p>1.5797381903</text:p>
          </table:table-cell>
          <table:table-cell table:style-name="ce1" table:formula="of:=CONCATENATE([.$D$2];[.A153];[.$D$2];&quot;,&quot;)" office:value-type="string" office:string-value="&quot;mautoservicio_max&quot;," calcext:value-type="string">
            <text:p>"mautoservicio_max",</text:p>
          </table:table-cell>
          <table:table-cell/>
        </table:table-row>
        <table:table-row table:style-name="ro1">
          <table:table-cell office:value-type="string" calcext:value-type="string">
            <text:p>tseguro_vida_mercado_abierto_avg</text:p>
          </table:table-cell>
          <table:table-cell office:value-type="float" office:value="1.57637162948168" calcext:value-type="float">
            <text:p>1.5763716295</text:p>
          </table:table-cell>
          <table:table-cell table:style-name="ce1" table:formula="of:=CONCATENATE([.$D$2];[.A154];[.$D$2];&quot;,&quot;)" office:value-type="string" office:string-value="&quot;tseguro_vida_mercado_abierto_avg&quot;," calcext:value-type="string">
            <text:p>"tseguro_vida_mercado_abierto_avg",</text:p>
          </table:table-cell>
          <table:table-cell/>
        </table:table-row>
        <table:table-row table:style-name="ro1">
          <table:table-cell office:value-type="string" calcext:value-type="string">
            <text:p>Master_Fvencimiento</text:p>
          </table:table-cell>
          <table:table-cell office:value-type="float" office:value="1.5640173118726" calcext:value-type="float">
            <text:p>1.5640173119</text:p>
          </table:table-cell>
          <table:table-cell table:style-name="ce1" table:formula="of:=CONCATENATE([.$D$2];[.A155];[.$D$2];&quot;,&quot;)" office:value-type="string" office:string-value="&quot;Master_Fvencimiento&quot;," calcext:value-type="string">
            <text:p>"Master_Fvencimiento",</text:p>
          </table:table-cell>
          <table:table-cell/>
        </table:table-row>
        <table:table-row table:style-name="ro1">
          <table:table-cell office:value-type="string" calcext:value-type="string">
            <text:p>mttarjeta_visa_debitos_automaticos_avg</text:p>
          </table:table-cell>
          <table:table-cell office:value-type="float" office:value="1.56268828470158" calcext:value-type="float">
            <text:p>1.5626882847</text:p>
          </table:table-cell>
          <table:table-cell table:style-name="ce1" table:formula="of:=CONCATENATE([.$D$2];[.A156];[.$D$2];&quot;,&quot;)" office:value-type="string" office:string-value="&quot;mttarjeta_visa_debitos_automaticos_avg&quot;," calcext:value-type="string">
            <text:p>"mttarjeta_visa_debitos_automaticos_avg",</text:p>
          </table:table-cell>
          <table:table-cell/>
        </table:table-row>
        <table:table-row table:style-name="ro1">
          <table:table-cell office:value-type="string" calcext:value-type="string">
            <text:p>Master_marca_atraso_avg</text:p>
          </table:table-cell>
          <table:table-cell office:value-type="float" office:value="1.55287737979527" calcext:value-type="float">
            <text:p>1.5528773798</text:p>
          </table:table-cell>
          <table:table-cell table:style-name="ce1" table:formula="of:=CONCATENATE([.$D$2];[.A157];[.$D$2];&quot;,&quot;)" office:value-type="string" office:string-value="&quot;Master_marca_atraso_avg&quot;," calcext:value-type="string">
            <text:p>"Master_marca_atraso_avg",</text:p>
          </table:table-cell>
          <table:table-cell/>
        </table:table-row>
        <table:table-row table:style-name="ro1">
          <table:table-cell office:value-type="string" calcext:value-type="string">
            <text:p>ccallcenter_transacciones</text:p>
          </table:table-cell>
          <table:table-cell office:value-type="float" office:value="1.55279564321473" calcext:value-type="float">
            <text:p>1.5527956432</text:p>
          </table:table-cell>
          <table:table-cell table:style-name="ce1" table:formula="of:=CONCATENATE([.$D$2];[.A158];[.$D$2];&quot;,&quot;)" office:value-type="string" office:string-value="&quot;ccallcenter_transacciones&quot;," calcext:value-type="string">
            <text:p>"ccallcenter_transacciones",</text:p>
          </table:table-cell>
          <table:table-cell/>
        </table:table-row>
        <table:table-row table:style-name="ro1">
          <table:table-cell office:value-type="string" calcext:value-type="string">
            <text:p>VisaMaster_mconsumospesos_max</text:p>
          </table:table-cell>
          <table:table-cell office:value-type="float" office:value="1.53648441403457" calcext:value-type="float">
            <text:p>1.536484414</text:p>
          </table:table-cell>
          <table:table-cell table:style-name="ce1" table:formula="of:=CONCATENATE([.$D$2];[.A159];[.$D$2];&quot;,&quot;)" office:value-type="string" office:string-value="&quot;VisaMaster_mconsumospesos_max&quot;," calcext:value-type="string">
            <text:p>"VisaMaster_mconsumospesos_max",</text:p>
          </table:table-cell>
          <table:table-cell/>
        </table:table-row>
        <table:table-row table:style-name="ro1">
          <table:table-cell office:value-type="string" calcext:value-type="string">
            <text:p>Visa_tconsumos_max</text:p>
          </table:table-cell>
          <table:table-cell office:value-type="float" office:value="1.53142317603424" calcext:value-type="float">
            <text:p>1.531423176</text:p>
          </table:table-cell>
          <table:table-cell table:style-name="ce1" table:formula="of:=CONCATENATE([.$D$2];[.A160];[.$D$2];&quot;,&quot;)" office:value-type="string" office:string-value="&quot;Visa_tconsumos_max&quot;," calcext:value-type="string">
            <text:p>"Visa_tconsumos_max",</text:p>
          </table:table-cell>
          <table:table-cell/>
        </table:table-row>
        <table:table-row table:style-name="ro1">
          <table:table-cell office:value-type="string" calcext:value-type="string">
            <text:p>mautoservicio_avg</text:p>
          </table:table-cell>
          <table:table-cell office:value-type="float" office:value="1.52514354837864" calcext:value-type="float">
            <text:p>1.5251435484</text:p>
          </table:table-cell>
          <table:table-cell table:style-name="ce1" table:formula="of:=CONCATENATE([.$D$2];[.A161];[.$D$2];&quot;,&quot;)" office:value-type="string" office:string-value="&quot;mautoservicio_avg&quot;," calcext:value-type="string">
            <text:p>"mautoservicio_avg",</text:p>
          </table:table-cell>
          <table:table-cell/>
        </table:table-row>
        <table:table-row table:style-name="ro1">
          <table:table-cell office:value-type="string" calcext:value-type="string">
            <text:p>chomebanking_transacciones</text:p>
          </table:table-cell>
          <table:table-cell office:value-type="float" office:value="1.52270369098257" calcext:value-type="float">
            <text:p>1.522703691</text:p>
          </table:table-cell>
          <table:table-cell table:style-name="ce1" table:formula="of:=CONCATENATE([.$D$2];[.A162];[.$D$2];&quot;,&quot;)" office:value-type="string" office:string-value="&quot;chomebanking_transacciones&quot;," calcext:value-type="string">
            <text:p>"chomebanking_transacciones",</text:p>
          </table:table-cell>
          <table:table-cell/>
        </table:table-row>
        <table:table-row table:style-name="ro1">
          <table:table-cell office:value-type="string" calcext:value-type="string">
            <text:p>mtarjeta_visa_consumo_min</text:p>
          </table:table-cell>
          <table:table-cell office:value-type="float" office:value="1.52199096241513" calcext:value-type="float">
            <text:p>1.5219909624</text:p>
          </table:table-cell>
          <table:table-cell table:style-name="ce1" table:formula="of:=CONCATENATE([.$D$2];[.A163];[.$D$2];&quot;,&quot;)" office:value-type="string" office:string-value="&quot;mtarjeta_visa_consumo_min&quot;," calcext:value-type="string">
            <text:p>"mtarjeta_visa_consumo_min",</text:p>
          </table:table-cell>
          <table:table-cell/>
        </table:table-row>
        <table:table-row table:style-name="ro1">
          <table:table-cell office:value-type="string" calcext:value-type="string">
            <text:p>mcaja_ahorro_dolares_avg</text:p>
          </table:table-cell>
          <table:table-cell office:value-type="float" office:value="1.50092216952722" calcext:value-type="float">
            <text:p>1.5009221695</text:p>
          </table:table-cell>
          <table:table-cell table:style-name="ce1" table:formula="of:=CONCATENATE([.$D$2];[.A164];[.$D$2];&quot;,&quot;)" office:value-type="string" office:string-value="&quot;mcaja_ahorro_dolares_avg&quot;," calcext:value-type="string">
            <text:p>"mcaja_ahorro_dolares_avg",</text:p>
          </table:table-cell>
          <table:table-cell/>
        </table:table-row>
        <table:table-row table:style-name="ro1">
          <table:table-cell office:value-type="string" calcext:value-type="string">
            <text:p>VisaMaster_mconsumospesos_min</text:p>
          </table:table-cell>
          <table:table-cell office:value-type="float" office:value="1.49539235759265" calcext:value-type="float">
            <text:p>1.4953923576</text:p>
          </table:table-cell>
          <table:table-cell table:style-name="ce1" table:formula="of:=CONCATENATE([.$D$2];[.A165];[.$D$2];&quot;,&quot;)" office:value-type="string" office:string-value="&quot;VisaMaster_mconsumospesos_min&quot;," calcext:value-type="string">
            <text:p>"VisaMaster_mconsumospesos_min",</text:p>
          </table:table-cell>
          <table:table-cell/>
        </table:table-row>
        <table:table-row table:style-name="ro1">
          <table:table-cell office:value-type="string" calcext:value-type="string">
            <text:p>mttarjeta_visa_debitos_automaticos_max</text:p>
          </table:table-cell>
          <table:table-cell office:value-type="float" office:value="1.49073585832084" calcext:value-type="float">
            <text:p>1.4907358583</text:p>
          </table:table-cell>
          <table:table-cell table:style-name="ce1" table:formula="of:=CONCATENATE([.$D$2];[.A166];[.$D$2];&quot;,&quot;)" office:value-type="string" office:string-value="&quot;mttarjeta_visa_debitos_automaticos_max&quot;," calcext:value-type="string">
            <text:p>"mttarjeta_visa_debitos_automaticos_max",</text:p>
          </table:table-cell>
          <table:table-cell/>
        </table:table-row>
        <table:table-row table:style-name="ro1">
          <table:table-cell office:value-type="string" calcext:value-type="string">
            <text:p>mprestamos_personales</text:p>
          </table:table-cell>
          <table:table-cell office:value-type="float" office:value="1.48294809652915" calcext:value-type="float">
            <text:p>1.4829480965</text:p>
          </table:table-cell>
          <table:table-cell table:style-name="ce1" table:formula="of:=CONCATENATE([.$D$2];[.A167];[.$D$2];&quot;,&quot;)" office:value-type="string" office:string-value="&quot;mprestamos_personales&quot;," calcext:value-type="string">
            <text:p>"mprestamos_personales",</text:p>
          </table:table-cell>
          <table:table-cell/>
        </table:table-row>
        <table:table-row table:style-name="ro1">
          <table:table-cell office:value-type="string" calcext:value-type="string">
            <text:p>marketing_activo_ultimos90dias_tend</text:p>
          </table:table-cell>
          <table:table-cell office:value-type="float" office:value="1.47313852609058" calcext:value-type="float">
            <text:p>1.4731385261</text:p>
          </table:table-cell>
          <table:table-cell table:style-name="ce1" table:formula="of:=CONCATENATE([.$D$2];[.A168];[.$D$2];&quot;,&quot;)" office:value-type="string" office:string-value="&quot;marketing_activo_ultimos90dias_tend&quot;," calcext:value-type="string">
            <text:p>"marketing_activo_ultimos90dias_tend",</text:p>
          </table:table-cell>
          <table:table-cell/>
        </table:table-row>
        <table:table-row table:style-name="ro1">
          <table:table-cell office:value-type="string" calcext:value-type="string">
            <text:p>ctarjeta_debito_transacciones_avg</text:p>
          </table:table-cell>
          <table:table-cell office:value-type="float" office:value="1.469558679976" calcext:value-type="float">
            <text:p>1.46955868</text:p>
          </table:table-cell>
          <table:table-cell table:style-name="ce1" table:formula="of:=CONCATENATE([.$D$2];[.A169];[.$D$2];&quot;,&quot;)" office:value-type="string" office:string-value="&quot;ctarjeta_debito_transacciones_avg&quot;," calcext:value-type="string">
            <text:p>"ctarjeta_debito_transacciones_avg",</text:p>
          </table:table-cell>
          <table:table-cell/>
        </table:table-row>
        <table:table-row table:style-name="ro1">
          <table:table-cell office:value-type="string" calcext:value-type="string">
            <text:p>Master_mfinanciacion_limite_tend</text:p>
          </table:table-cell>
          <table:table-cell office:value-type="float" office:value="1.45642560605675" calcext:value-type="float">
            <text:p>1.4564256061</text:p>
          </table:table-cell>
          <table:table-cell table:style-name="ce1" table:formula="of:=CONCATENATE([.$D$2];[.A170];[.$D$2];&quot;,&quot;)" office:value-type="string" office:string-value="&quot;Master_mfinanciacion_limite_tend&quot;," calcext:value-type="string">
            <text:p>"Master_mfinanciacion_limite_tend",</text:p>
          </table:table-cell>
          <table:table-cell/>
        </table:table-row>
        <table:table-row table:style-name="ro1">
          <table:table-cell office:value-type="string" calcext:value-type="string">
            <text:p>VisaMaster_mconsumototal</text:p>
          </table:table-cell>
          <table:table-cell office:value-type="float" office:value="1.4488344525245" calcext:value-type="float">
            <text:p>1.4488344525</text:p>
          </table:table-cell>
          <table:table-cell table:style-name="ce1" table:formula="of:=CONCATENATE([.$D$2];[.A171];[.$D$2];&quot;,&quot;)" office:value-type="string" office:string-value="&quot;VisaMaster_mconsumototal&quot;," calcext:value-type="string">
            <text:p>"VisaMaster_mconsumototal",</text:p>
          </table:table-cell>
          <table:table-cell/>
        </table:table-row>
        <table:table-row table:style-name="ro1">
          <table:table-cell office:value-type="string" calcext:value-type="string">
            <text:p>mcaja_ahorro_dolares</text:p>
          </table:table-cell>
          <table:table-cell office:value-type="float" office:value="1.44408222371843" calcext:value-type="float">
            <text:p>1.4440822237</text:p>
          </table:table-cell>
          <table:table-cell table:style-name="ce1" table:formula="of:=CONCATENATE([.$D$2];[.A172];[.$D$2];&quot;,&quot;)" office:value-type="string" office:string-value="&quot;mcaja_ahorro_dolares&quot;," calcext:value-type="string">
            <text:p>"mcaja_ahorro_dolares",</text:p>
          </table:table-cell>
          <table:table-cell/>
        </table:table-row>
        <table:table-row table:style-name="ro1">
          <table:table-cell office:value-type="string" calcext:value-type="string">
            <text:p>Visa_mconsumospesos</text:p>
          </table:table-cell>
          <table:table-cell office:value-type="float" office:value="1.43393539913398" calcext:value-type="float">
            <text:p>1.4339353991</text:p>
          </table:table-cell>
          <table:table-cell table:style-name="ce1" table:formula="of:=CONCATENATE([.$D$2];[.A173];[.$D$2];&quot;,&quot;)" office:value-type="string" office:string-value="&quot;Visa_mconsumospesos&quot;," calcext:value-type="string">
            <text:p>"Visa_mconsumospesos",</text:p>
          </table:table-cell>
          <table:table-cell/>
        </table:table-row>
        <table:table-row table:style-name="ro1">
          <table:table-cell office:value-type="string" calcext:value-type="string">
            <text:p>VisaMaster_mconsumototal_min</text:p>
          </table:table-cell>
          <table:table-cell office:value-type="float" office:value="1.43286186524536" calcext:value-type="float">
            <text:p>1.4328618652</text:p>
          </table:table-cell>
          <table:table-cell table:style-name="ce1" table:formula="of:=CONCATENATE([.$D$2];[.A174];[.$D$2];&quot;,&quot;)" office:value-type="string" office:string-value="&quot;VisaMaster_mconsumototal_min&quot;," calcext:value-type="string">
            <text:p>"VisaMaster_mconsumototal_min",</text:p>
          </table:table-cell>
          <table:table-cell/>
        </table:table-row>
        <table:table-row table:style-name="ro1">
          <table:table-cell office:value-type="string" calcext:value-type="string">
            <text:p>VisaMaster_mconsumospesos</text:p>
          </table:table-cell>
          <table:table-cell office:value-type="float" office:value="1.43042405948824" calcext:value-type="float">
            <text:p>1.4304240595</text:p>
          </table:table-cell>
          <table:table-cell table:style-name="ce1" table:formula="of:=CONCATENATE([.$D$2];[.A175];[.$D$2];&quot;,&quot;)" office:value-type="string" office:string-value="&quot;VisaMaster_mconsumospesos&quot;," calcext:value-type="string">
            <text:p>"VisaMaster_mconsumospesos",</text:p>
          </table:table-cell>
          <table:table-cell/>
        </table:table-row>
        <table:table-row table:style-name="ro1">
          <table:table-cell office:value-type="string" calcext:value-type="string">
            <text:p>ccomisiones_otras_min</text:p>
          </table:table-cell>
          <table:table-cell office:value-type="float" office:value="1.42825929227802" calcext:value-type="float">
            <text:p>1.4282592923</text:p>
          </table:table-cell>
          <table:table-cell table:style-name="ce1" table:formula="of:=CONCATENATE([.$D$2];[.A176];[.$D$2];&quot;,&quot;)" office:value-type="string" office:string-value="&quot;ccomisiones_otras_min&quot;," calcext:value-type="string">
            <text:p>"ccomisiones_otras_min",</text:p>
          </table:table-cell>
          <table:table-cell/>
        </table:table-row>
        <table:table-row table:style-name="ro1">
          <table:table-cell office:value-type="string" calcext:value-type="string">
            <text:p>Visa_mconsumototal</text:p>
          </table:table-cell>
          <table:table-cell office:value-type="float" office:value="1.42246669119638" calcext:value-type="float">
            <text:p>1.4224666912</text:p>
          </table:table-cell>
          <table:table-cell table:style-name="ce1" table:formula="of:=CONCATENATE([.$D$2];[.A177];[.$D$2];&quot;,&quot;)" office:value-type="string" office:string-value="&quot;Visa_mconsumototal&quot;," calcext:value-type="string">
            <text:p>"Visa_mconsumototal",</text:p>
          </table:table-cell>
          <table:table-cell/>
        </table:table-row>
        <table:table-row table:style-name="ro1">
          <table:table-cell office:value-type="string" calcext:value-type="string">
            <text:p>mcomisiones_mantenimiento_avg</text:p>
          </table:table-cell>
          <table:table-cell office:value-type="float" office:value="1.39718591246668" calcext:value-type="float">
            <text:p>1.3971859125</text:p>
          </table:table-cell>
          <table:table-cell table:style-name="ce1" table:formula="of:=CONCATENATE([.$D$2];[.A178];[.$D$2];&quot;,&quot;)" office:value-type="string" office:string-value="&quot;mcomisiones_mantenimiento_avg&quot;," calcext:value-type="string">
            <text:p>"mcomisiones_mantenimiento_avg",</text:p>
          </table:table-cell>
          <table:table-cell/>
        </table:table-row>
        <table:table-row table:style-name="ro1">
          <table:table-cell office:value-type="string" calcext:value-type="string">
            <text:p>ttarjeta_visa_min</text:p>
          </table:table-cell>
          <table:table-cell office:value-type="float" office:value="1.39502864224033" calcext:value-type="float">
            <text:p>1.3950286422</text:p>
          </table:table-cell>
          <table:table-cell table:style-name="ce1" table:formula="of:=CONCATENATE([.$D$2];[.A179];[.$D$2];&quot;,&quot;)" office:value-type="string" office:string-value="&quot;ttarjeta_visa_min&quot;," calcext:value-type="string">
            <text:p>"ttarjeta_visa_min",</text:p>
          </table:table-cell>
          <table:table-cell/>
        </table:table-row>
        <table:table-row table:style-name="ro1">
          <table:table-cell office:value-type="string" calcext:value-type="string">
            <text:p>ccallcenter_transacciones_avg</text:p>
          </table:table-cell>
          <table:table-cell office:value-type="float" office:value="1.38035575580291" calcext:value-type="float">
            <text:p>1.3803557558</text:p>
          </table:table-cell>
          <table:table-cell table:style-name="ce1" table:formula="of:=CONCATENATE([.$D$2];[.A180];[.$D$2];&quot;,&quot;)" office:value-type="string" office:string-value="&quot;ccallcenter_transacciones_avg&quot;," calcext:value-type="string">
            <text:p>"ccallcenter_transacciones_avg",</text:p>
          </table:table-cell>
          <table:table-cell/>
        </table:table-row>
        <table:table-row table:style-name="ro1">
          <table:table-cell office:value-type="string" calcext:value-type="string">
            <text:p>Master_mpagominimo</text:p>
          </table:table-cell>
          <table:table-cell office:value-type="float" office:value="1.38014888783256" calcext:value-type="float">
            <text:p>1.3801488878</text:p>
          </table:table-cell>
          <table:table-cell table:style-name="ce1" table:formula="of:=CONCATENATE([.$D$2];[.A181];[.$D$2];&quot;,&quot;)" office:value-type="string" office:string-value="&quot;Master_mpagominimo&quot;," calcext:value-type="string">
            <text:p>"Master_mpagominimo",</text:p>
          </table:table-cell>
          <table:table-cell/>
        </table:table-row>
        <table:table-row table:style-name="ro1">
          <table:table-cell office:value-type="string" calcext:value-type="string">
            <text:p>mprestamos_personales_min</text:p>
          </table:table-cell>
          <table:table-cell office:value-type="float" office:value="1.38011229309061" calcext:value-type="float">
            <text:p>1.3801122931</text:p>
          </table:table-cell>
          <table:table-cell table:style-name="ce1" table:formula="of:=CONCATENATE([.$D$2];[.A182];[.$D$2];&quot;,&quot;)" office:value-type="string" office:string-value="&quot;mprestamos_personales_min&quot;," calcext:value-type="string">
            <text:p>"mprestamos_personales_min",</text:p>
          </table:table-cell>
          <table:table-cell/>
        </table:table-row>
        <table:table-row table:style-name="ro1">
          <table:table-cell office:value-type="string" calcext:value-type="string">
            <text:p>VisaMaster_tconsumos_avg</text:p>
          </table:table-cell>
          <table:table-cell office:value-type="float" office:value="1.37558295907761" calcext:value-type="float">
            <text:p>1.3755829591</text:p>
          </table:table-cell>
          <table:table-cell table:style-name="ce1" table:formula="of:=CONCATENATE([.$D$2];[.A183];[.$D$2];&quot;,&quot;)" office:value-type="string" office:string-value="&quot;VisaMaster_tconsumos_avg&quot;," calcext:value-type="string">
            <text:p>"VisaMaster_tconsumos_avg",</text:p>
          </table:table-cell>
          <table:table-cell/>
        </table:table-row>
        <table:table-row table:style-name="ro1">
          <table:table-cell office:value-type="string" calcext:value-type="string">
            <text:p>Master_fultimo_cierre_avg</text:p>
          </table:table-cell>
          <table:table-cell office:value-type="float" office:value="1.37520142757161" calcext:value-type="float">
            <text:p>1.3752014276</text:p>
          </table:table-cell>
          <table:table-cell table:style-name="ce1" table:formula="of:=CONCATENATE([.$D$2];[.A184];[.$D$2];&quot;,&quot;)" office:value-type="string" office:string-value="&quot;Master_fultimo_cierre_avg&quot;," calcext:value-type="string">
            <text:p>"Master_fultimo_cierre_avg",</text:p>
          </table:table-cell>
          <table:table-cell/>
        </table:table-row>
        <table:table-row table:style-name="ro1">
          <table:table-cell office:value-type="string" calcext:value-type="string">
            <text:p>mprestamos_personales_max</text:p>
          </table:table-cell>
          <table:table-cell office:value-type="float" office:value="1.3599826782544" calcext:value-type="float">
            <text:p>1.3599826783</text:p>
          </table:table-cell>
          <table:table-cell table:style-name="ce1" table:formula="of:=CONCATENATE([.$D$2];[.A185];[.$D$2];&quot;,&quot;)" office:value-type="string" office:string-value="&quot;mprestamos_personales_max&quot;," calcext:value-type="string">
            <text:p>"mprestamos_personales_max",</text:p>
          </table:table-cell>
          <table:table-cell/>
        </table:table-row>
        <table:table-row table:style-name="ro1">
          <table:table-cell office:value-type="string" calcext:value-type="string">
            <text:p>Master_cuenta_estado_tend</text:p>
          </table:table-cell>
          <table:table-cell office:value-type="float" office:value="1.35881279020688" calcext:value-type="float">
            <text:p>1.3588127902</text:p>
          </table:table-cell>
          <table:table-cell table:style-name="ce1" table:formula="of:=CONCATENATE([.$D$2];[.A186];[.$D$2];&quot;,&quot;)" office:value-type="string" office:string-value="&quot;Master_cuenta_estado_tend&quot;," calcext:value-type="string">
            <text:p>"Master_cuenta_estado_tend",</text:p>
          </table:table-cell>
          <table:table-cell/>
        </table:table-row>
        <table:table-row table:style-name="ro1">
          <table:table-cell office:value-type="string" calcext:value-type="string">
            <text:p>Master_mpagospesos</text:p>
          </table:table-cell>
          <table:table-cell office:value-type="float" office:value="1.35436917943883" calcext:value-type="float">
            <text:p>1.3543691794</text:p>
          </table:table-cell>
          <table:table-cell table:style-name="ce1" table:formula="of:=CONCATENATE([.$D$2];[.A187];[.$D$2];&quot;,&quot;)" office:value-type="string" office:string-value="&quot;Master_mpagospesos&quot;," calcext:value-type="string">
            <text:p>"Master_mpagospesos",</text:p>
          </table:table-cell>
          <table:table-cell/>
        </table:table-row>
        <table:table-row table:style-name="ro1">
          <table:table-cell office:value-type="string" calcext:value-type="string">
            <text:p>chomebanking_transacciones_min</text:p>
          </table:table-cell>
          <table:table-cell office:value-type="float" office:value="1.34294113232171" calcext:value-type="float">
            <text:p>1.3429411323</text:p>
          </table:table-cell>
          <table:table-cell table:style-name="ce1" table:formula="of:=CONCATENATE([.$D$2];[.A188];[.$D$2];&quot;,&quot;)" office:value-type="string" office:string-value="&quot;chomebanking_transacciones_min&quot;," calcext:value-type="string">
            <text:p>"chomebanking_transacciones_min",</text:p>
          </table:table-cell>
          <table:table-cell/>
        </table:table-row>
        <table:table-row table:style-name="ro1">
          <table:table-cell office:value-type="string" calcext:value-type="string">
            <text:p>Visa_Finiciomora_tend</text:p>
          </table:table-cell>
          <table:table-cell office:value-type="float" office:value="1.33203935566918" calcext:value-type="float">
            <text:p>1.3320393557</text:p>
          </table:table-cell>
          <table:table-cell table:style-name="ce1" table:formula="of:=CONCATENATE([.$D$2];[.A189];[.$D$2];&quot;,&quot;)" office:value-type="string" office:string-value="&quot;Visa_Finiciomora_tend&quot;," calcext:value-type="string">
            <text:p>"Visa_Finiciomora_tend",</text:p>
          </table:table-cell>
          <table:table-cell/>
        </table:table-row>
        <table:table-row table:style-name="ro1">
          <table:table-cell office:value-type="string" calcext:value-type="string">
            <text:p>ttarjeta_visa_debitos_automaticos_max</text:p>
          </table:table-cell>
          <table:table-cell office:value-type="float" office:value="1.32051501346578" calcext:value-type="float">
            <text:p>1.3205150135</text:p>
          </table:table-cell>
          <table:table-cell table:style-name="ce1" table:formula="of:=CONCATENATE([.$D$2];[.A190];[.$D$2];&quot;,&quot;)" office:value-type="string" office:string-value="&quot;ttarjeta_visa_debitos_automaticos_max&quot;," calcext:value-type="string">
            <text:p>"ttarjeta_visa_debitos_automaticos_max",</text:p>
          </table:table-cell>
          <table:table-cell/>
        </table:table-row>
        <table:table-row table:style-name="ro1">
          <table:table-cell office:value-type="string" calcext:value-type="string">
            <text:p>ttarjeta_master_avg</text:p>
          </table:table-cell>
          <table:table-cell office:value-type="float" office:value="1.31272817937948" calcext:value-type="float">
            <text:p>1.3127281794</text:p>
          </table:table-cell>
          <table:table-cell table:style-name="ce1" table:formula="of:=CONCATENATE([.$D$2];[.A191];[.$D$2];&quot;,&quot;)" office:value-type="string" office:string-value="&quot;ttarjeta_master_avg&quot;," calcext:value-type="string">
            <text:p>"ttarjeta_master_avg",</text:p>
          </table:table-cell>
          <table:table-cell/>
        </table:table-row>
        <table:table-row table:style-name="ro1">
          <table:table-cell office:value-type="string" calcext:value-type="string">
            <text:p>Master_msaldototal</text:p>
          </table:table-cell>
          <table:table-cell office:value-type="float" office:value="1.30679347493097" calcext:value-type="float">
            <text:p>1.3067934749</text:p>
          </table:table-cell>
          <table:table-cell table:style-name="ce1" table:formula="of:=CONCATENATE([.$D$2];[.A192];[.$D$2];&quot;,&quot;)" office:value-type="string" office:string-value="&quot;Master_msaldototal&quot;," calcext:value-type="string">
            <text:p>"Master_msaldototal",</text:p>
          </table:table-cell>
          <table:table-cell/>
        </table:table-row>
        <table:table-row table:style-name="ro1">
          <table:table-cell office:value-type="string" calcext:value-type="string">
            <text:p>VisaMaster_marca_atraso_tend</text:p>
          </table:table-cell>
          <table:table-cell office:value-type="float" office:value="1.30554468261997" calcext:value-type="float">
            <text:p>1.3055446826</text:p>
          </table:table-cell>
          <table:table-cell table:style-name="ce1" table:formula="of:=CONCATENATE([.$D$2];[.A193];[.$D$2];&quot;,&quot;)" office:value-type="string" office:string-value="&quot;VisaMaster_marca_atraso_tend&quot;," calcext:value-type="string">
            <text:p>"VisaMaster_marca_atraso_tend",</text:p>
          </table:table-cell>
          <table:table-cell/>
        </table:table-row>
        <table:table-row table:style-name="ro1">
          <table:table-cell office:value-type="string" calcext:value-type="string">
            <text:p>Visa_Fvencimiento_tend</text:p>
          </table:table-cell>
          <table:table-cell office:value-type="float" office:value="1.30212350641959" calcext:value-type="float">
            <text:p>1.3021235064</text:p>
          </table:table-cell>
          <table:table-cell table:style-name="ce1" table:formula="of:=CONCATENATE([.$D$2];[.A194];[.$D$2];&quot;,&quot;)" office:value-type="string" office:string-value="&quot;Visa_Fvencimiento_tend&quot;," calcext:value-type="string">
            <text:p>"Visa_Fvencimiento_tend",</text:p>
          </table:table-cell>
          <table:table-cell/>
        </table:table-row>
        <table:table-row table:style-name="ro1">
          <table:table-cell office:value-type="string" calcext:value-type="string">
            <text:p>mcaja_ahorro_dolares_max</text:p>
          </table:table-cell>
          <table:table-cell office:value-type="float" office:value="1.28625258732575" calcext:value-type="float">
            <text:p>1.2862525873</text:p>
          </table:table-cell>
          <table:table-cell table:style-name="ce1" table:formula="of:=CONCATENATE([.$D$2];[.A195];[.$D$2];&quot;,&quot;)" office:value-type="string" office:string-value="&quot;mcaja_ahorro_dolares_max&quot;," calcext:value-type="string">
            <text:p>"mcaja_ahorro_dolares_max",</text:p>
          </table:table-cell>
          <table:table-cell/>
        </table:table-row>
        <table:table-row table:style-name="ro1">
          <table:table-cell office:value-type="string" calcext:value-type="string">
            <text:p>Visa_fultimo_cierre_max</text:p>
          </table:table-cell>
          <table:table-cell office:value-type="float" office:value="1.27383279567778" calcext:value-type="float">
            <text:p>1.2738327957</text:p>
          </table:table-cell>
          <table:table-cell table:style-name="ce1" table:formula="of:=CONCATENATE([.$D$2];[.A196];[.$D$2];&quot;,&quot;)" office:value-type="string" office:string-value="&quot;Visa_fultimo_cierre_max&quot;," calcext:value-type="string">
            <text:p>"Visa_fultimo_cierre_max",</text:p>
          </table:table-cell>
          <table:table-cell/>
        </table:table-row>
        <table:table-row table:style-name="ro1">
          <table:table-cell office:value-type="string" calcext:value-type="string">
            <text:p>mprestamos_personales_avg</text:p>
          </table:table-cell>
          <table:table-cell office:value-type="float" office:value="1.27137870453975" calcext:value-type="float">
            <text:p>1.2713787045</text:p>
          </table:table-cell>
          <table:table-cell table:style-name="ce1" table:formula="of:=CONCATENATE([.$D$2];[.A197];[.$D$2];&quot;,&quot;)" office:value-type="string" office:string-value="&quot;mprestamos_personales_avg&quot;," calcext:value-type="string">
            <text:p>"mprestamos_personales_avg",</text:p>
          </table:table-cell>
          <table:table-cell/>
        </table:table-row>
        <table:table-row table:style-name="ro1">
          <table:table-cell office:value-type="string" calcext:value-type="string">
            <text:p>Master_mlimitecompra</text:p>
          </table:table-cell>
          <table:table-cell office:value-type="float" office:value="1.26553565627427" calcext:value-type="float">
            <text:p>1.2655356563</text:p>
          </table:table-cell>
          <table:table-cell table:style-name="ce1" table:formula="of:=CONCATENATE([.$D$2];[.A198];[.$D$2];&quot;,&quot;)" office:value-type="string" office:string-value="&quot;Master_mlimitecompra&quot;," calcext:value-type="string">
            <text:p>"Master_mlimitecompra",</text:p>
          </table:table-cell>
          <table:table-cell/>
        </table:table-row>
        <table:table-row table:style-name="ro1">
          <table:table-cell office:value-type="string" calcext:value-type="string">
            <text:p>mttarjeta_visa_debitos_automaticos_min</text:p>
          </table:table-cell>
          <table:table-cell office:value-type="float" office:value="1.26082544524273" calcext:value-type="float">
            <text:p>1.2608254452</text:p>
          </table:table-cell>
          <table:table-cell table:style-name="ce1" table:formula="of:=CONCATENATE([.$D$2];[.A199];[.$D$2];&quot;,&quot;)" office:value-type="string" office:string-value="&quot;mttarjeta_visa_debitos_automaticos_min&quot;," calcext:value-type="string">
            <text:p>"mttarjeta_visa_debitos_automaticos_min",</text:p>
          </table:table-cell>
          <table:table-cell/>
        </table:table-row>
        <table:table-row table:style-name="ro1">
          <table:table-cell office:value-type="string" calcext:value-type="string">
            <text:p>ctarjeta_debito_transacciones_max</text:p>
          </table:table-cell>
          <table:table-cell office:value-type="float" office:value="1.25885358328214" calcext:value-type="float">
            <text:p>1.2588535833</text:p>
          </table:table-cell>
          <table:table-cell table:style-name="ce1" table:formula="of:=CONCATENATE([.$D$2];[.A200];[.$D$2];&quot;,&quot;)" office:value-type="string" office:string-value="&quot;ctarjeta_debito_transacciones_max&quot;," calcext:value-type="string">
            <text:p>"ctarjeta_debito_transacciones_max",</text:p>
          </table:table-cell>
          <table:table-cell/>
        </table:table-row>
        <table:table-row table:style-name="ro1">
          <table:table-cell office:value-type="string" calcext:value-type="string">
            <text:p>mcaja_ahorro_dolares_min</text:p>
          </table:table-cell>
          <table:table-cell office:value-type="float" office:value="1.25699272415072" calcext:value-type="float">
            <text:p>1.2569927242</text:p>
          </table:table-cell>
          <table:table-cell table:style-name="ce1" table:formula="of:=CONCATENATE([.$D$2];[.A201];[.$D$2];&quot;,&quot;)" office:value-type="string" office:string-value="&quot;mcaja_ahorro_dolares_min&quot;," calcext:value-type="string">
            <text:p>"mcaja_ahorro_dolares_min",</text:p>
          </table:table-cell>
          <table:table-cell/>
        </table:table-row>
        <table:table-row table:style-name="ro1">
          <table:table-cell office:value-type="string" calcext:value-type="string">
            <text:p>VisaMaster_tconsumos_max</text:p>
          </table:table-cell>
          <table:table-cell office:value-type="float" office:value="1.24459188128949" calcext:value-type="float">
            <text:p>1.2445918813</text:p>
          </table:table-cell>
          <table:table-cell table:style-name="ce1" table:formula="of:=CONCATENATE([.$D$2];[.A202];[.$D$2];&quot;,&quot;)" office:value-type="string" office:string-value="&quot;VisaMaster_tconsumos_max&quot;," calcext:value-type="string">
            <text:p>"VisaMaster_tconsumos_max",</text:p>
          </table:table-cell>
          <table:table-cell/>
        </table:table-row>
        <table:table-row table:style-name="ro1">
          <table:table-cell office:value-type="string" calcext:value-type="string">
            <text:p>Master_fechaalta_tend</text:p>
          </table:table-cell>
          <table:table-cell office:value-type="float" office:value="1.23382287272836" calcext:value-type="float">
            <text:p>1.2338228727</text:p>
          </table:table-cell>
          <table:table-cell table:style-name="ce1" table:formula="of:=CONCATENATE([.$D$2];[.A203];[.$D$2];&quot;,&quot;)" office:value-type="string" office:string-value="&quot;Master_fechaalta_tend&quot;," calcext:value-type="string">
            <text:p>"Master_fechaalta_tend",</text:p>
          </table:table-cell>
          <table:table-cell/>
        </table:table-row>
        <table:table-row table:style-name="ro1">
          <table:table-cell office:value-type="string" calcext:value-type="string">
            <text:p>mcomisiones_mantenimiento_max</text:p>
          </table:table-cell>
          <table:table-cell office:value-type="float" office:value="1.23089930313795" calcext:value-type="float">
            <text:p>1.2308993031</text:p>
          </table:table-cell>
          <table:table-cell table:style-name="ce1" table:formula="of:=CONCATENATE([.$D$2];[.A204];[.$D$2];&quot;,&quot;)" office:value-type="string" office:string-value="&quot;mcomisiones_mantenimiento_max&quot;," calcext:value-type="string">
            <text:p>"mcomisiones_mantenimiento_max",</text:p>
          </table:table-cell>
          <table:table-cell/>
        </table:table-row>
        <table:table-row table:style-name="ro1">
          <table:table-cell office:value-type="string" calcext:value-type="string">
            <text:p>mttarjeta_visa_debitos_automaticos</text:p>
          </table:table-cell>
          <table:table-cell office:value-type="float" office:value="1.22985030838607" calcext:value-type="float">
            <text:p>1.2298503084</text:p>
          </table:table-cell>
          <table:table-cell table:style-name="ce1" table:formula="of:=CONCATENATE([.$D$2];[.A205];[.$D$2];&quot;,&quot;)" office:value-type="string" office:string-value="&quot;mttarjeta_visa_debitos_automaticos&quot;," calcext:value-type="string">
            <text:p>"mttarjeta_visa_debitos_automaticos",</text:p>
          </table:table-cell>
          <table:table-cell/>
        </table:table-row>
        <table:table-row table:style-name="ro1">
          <table:table-cell office:value-type="string" calcext:value-type="string">
            <text:p>mcuenta_debitos_automaticos_max</text:p>
          </table:table-cell>
          <table:table-cell office:value-type="float" office:value="1.20369460306973" calcext:value-type="float">
            <text:p>1.2036946031</text:p>
          </table:table-cell>
          <table:table-cell table:style-name="ce1" table:formula="of:=CONCATENATE([.$D$2];[.A206];[.$D$2];&quot;,&quot;)" office:value-type="string" office:string-value="&quot;mcuenta_debitos_automaticos_max&quot;," calcext:value-type="string">
            <text:p>"mcuenta_debitos_automaticos_max",</text:p>
          </table:table-cell>
          <table:table-cell/>
        </table:table-row>
        <table:table-row table:style-name="ro1">
          <table:table-cell office:value-type="string" calcext:value-type="string">
            <text:p>ccajeros_ajenos_transacciones_avg</text:p>
          </table:table-cell>
          <table:table-cell office:value-type="float" office:value="1.15674581979664" calcext:value-type="float">
            <text:p>1.1567458198</text:p>
          </table:table-cell>
          <table:table-cell table:style-name="ce1" table:formula="of:=CONCATENATE([.$D$2];[.A207];[.$D$2];&quot;,&quot;)" office:value-type="string" office:string-value="&quot;ccajeros_ajenos_transacciones_avg&quot;," calcext:value-type="string">
            <text:p>"ccajeros_ajenos_transacciones_avg",</text:p>
          </table:table-cell>
          <table:table-cell/>
        </table:table-row>
        <table:table-row table:style-name="ro1">
          <table:table-cell office:value-type="string" calcext:value-type="string">
            <text:p>Visa_fechaalta_tend</text:p>
          </table:table-cell>
          <table:table-cell office:value-type="float" office:value="1.15054178069175" calcext:value-type="float">
            <text:p>1.1505417807</text:p>
          </table:table-cell>
          <table:table-cell table:style-name="ce1" table:formula="of:=CONCATENATE([.$D$2];[.A208];[.$D$2];&quot;,&quot;)" office:value-type="string" office:string-value="&quot;Visa_fechaalta_tend&quot;," calcext:value-type="string">
            <text:p>"Visa_fechaalta_tend",</text:p>
          </table:table-cell>
          <table:table-cell/>
        </table:table-row>
        <table:table-row table:style-name="ro1">
          <table:table-cell office:value-type="string" calcext:value-type="string">
            <text:p>cprestamos_personales_avg</text:p>
          </table:table-cell>
          <table:table-cell office:value-type="float" office:value="1.14727759914352" calcext:value-type="float">
            <text:p>1.1472775991</text:p>
          </table:table-cell>
          <table:table-cell table:style-name="ce1" table:formula="of:=CONCATENATE([.$D$2];[.A209];[.$D$2];&quot;,&quot;)" office:value-type="string" office:string-value="&quot;cprestamos_personales_avg&quot;," calcext:value-type="string">
            <text:p>"cprestamos_personales_avg",</text:p>
          </table:table-cell>
          <table:table-cell/>
        </table:table-row>
        <table:table-row table:style-name="ro1">
          <table:table-cell office:value-type="string" calcext:value-type="string">
            <text:p>mcuenta_corriente_Paquete_tend</text:p>
          </table:table-cell>
          <table:table-cell office:value-type="float" office:value="1.13689735226996" calcext:value-type="float">
            <text:p>1.1368973523</text:p>
          </table:table-cell>
          <table:table-cell table:style-name="ce1" table:formula="of:=CONCATENATE([.$D$2];[.A210];[.$D$2];&quot;,&quot;)" office:value-type="string" office:string-value="&quot;mcuenta_corriente_Paquete_tend&quot;," calcext:value-type="string">
            <text:p>"mcuenta_corriente_Paquete_tend",</text:p>
          </table:table-cell>
          <table:table-cell/>
        </table:table-row>
        <table:table-row table:style-name="ro1">
          <table:table-cell office:value-type="string" calcext:value-type="string">
            <text:p>mcomisiones_mantenimiento</text:p>
          </table:table-cell>
          <table:table-cell office:value-type="float" office:value="1.11910643270523" calcext:value-type="float">
            <text:p>1.1191064327</text:p>
          </table:table-cell>
          <table:table-cell table:style-name="ce1" table:formula="of:=CONCATENATE([.$D$2];[.A211];[.$D$2];&quot;,&quot;)" office:value-type="string" office:string-value="&quot;mcomisiones_mantenimiento&quot;," calcext:value-type="string">
            <text:p>"mcomisiones_mantenimiento",</text:p>
          </table:table-cell>
          <table:table-cell/>
        </table:table-row>
        <table:table-row table:style-name="ro1">
          <table:table-cell office:value-type="string" calcext:value-type="string">
            <text:p>Visa_tconsumos</text:p>
          </table:table-cell>
          <table:table-cell office:value-type="float" office:value="1.11428412900533" calcext:value-type="float">
            <text:p>1.114284129</text:p>
          </table:table-cell>
          <table:table-cell table:style-name="ce1" table:formula="of:=CONCATENATE([.$D$2];[.A212];[.$D$2];&quot;,&quot;)" office:value-type="string" office:string-value="&quot;Visa_tconsumos&quot;," calcext:value-type="string">
            <text:p>"Visa_tconsumos",</text:p>
          </table:table-cell>
          <table:table-cell/>
        </table:table-row>
        <table:table-row table:style-name="ro1">
          <table:table-cell office:value-type="string" calcext:value-type="string">
            <text:p>thomebanking_avg</text:p>
          </table:table-cell>
          <table:table-cell office:value-type="float" office:value="1.11390648877523" calcext:value-type="float">
            <text:p>1.1139064888</text:p>
          </table:table-cell>
          <table:table-cell table:style-name="ce1" table:formula="of:=CONCATENATE([.$D$2];[.A213];[.$D$2];&quot;,&quot;)" office:value-type="string" office:string-value="&quot;thomebanking_avg&quot;," calcext:value-type="string">
            <text:p>"thomebanking_avg",</text:p>
          </table:table-cell>
          <table:table-cell/>
        </table:table-row>
        <table:table-row table:style-name="ro1">
          <table:table-cell office:value-type="string" calcext:value-type="string">
            <text:p>cprestamos_personales_tend</text:p>
          </table:table-cell>
          <table:table-cell office:value-type="float" office:value="1.11235137104975" calcext:value-type="float">
            <text:p>1.112351371</text:p>
          </table:table-cell>
          <table:table-cell table:style-name="ce1" table:formula="of:=CONCATENATE([.$D$2];[.A214];[.$D$2];&quot;,&quot;)" office:value-type="string" office:string-value="&quot;cprestamos_personales_tend&quot;," calcext:value-type="string">
            <text:p>"cprestamos_personales_tend",</text:p>
          </table:table-cell>
          <table:table-cell/>
        </table:table-row>
        <table:table-row table:style-name="ro1">
          <table:table-cell office:value-type="string" calcext:value-type="string">
            <text:p>Master_msaldopesos</text:p>
          </table:table-cell>
          <table:table-cell office:value-type="float" office:value="1.10788051549519" calcext:value-type="float">
            <text:p>1.1078805155</text:p>
          </table:table-cell>
          <table:table-cell table:style-name="ce1" table:formula="of:=CONCATENATE([.$D$2];[.A215];[.$D$2];&quot;,&quot;)" office:value-type="string" office:string-value="&quot;Master_msaldopesos&quot;," calcext:value-type="string">
            <text:p>"Master_msaldopesos",</text:p>
          </table:table-cell>
          <table:table-cell/>
        </table:table-row>
        <table:table-row table:style-name="ro1">
          <table:table-cell office:value-type="string" calcext:value-type="string">
            <text:p>tcuenta_debitos_automaticos_avg</text:p>
          </table:table-cell>
          <table:table-cell office:value-type="float" office:value="1.08322574952833" calcext:value-type="float">
            <text:p>1.0832257495</text:p>
          </table:table-cell>
          <table:table-cell table:style-name="ce1" table:formula="of:=CONCATENATE([.$D$2];[.A216];[.$D$2];&quot;,&quot;)" office:value-type="string" office:string-value="&quot;tcuenta_debitos_automaticos_avg&quot;," calcext:value-type="string">
            <text:p>"tcuenta_debitos_automaticos_avg",</text:p>
          </table:table-cell>
          <table:table-cell/>
        </table:table-row>
        <table:table-row table:style-name="ro1">
          <table:table-cell office:value-type="string" calcext:value-type="string">
            <text:p>ctarjeta_visa_transacciones_min</text:p>
          </table:table-cell>
          <table:table-cell office:value-type="float" office:value="1.07840550656207" calcext:value-type="float">
            <text:p>1.0784055066</text:p>
          </table:table-cell>
          <table:table-cell table:style-name="ce1" table:formula="of:=CONCATENATE([.$D$2];[.A217];[.$D$2];&quot;,&quot;)" office:value-type="string" office:string-value="&quot;ctarjeta_visa_transacciones_min&quot;," calcext:value-type="string">
            <text:p>"ctarjeta_visa_transacciones_min",</text:p>
          </table:table-cell>
          <table:table-cell/>
        </table:table-row>
        <table:table-row table:style-name="ro1">
          <table:table-cell office:value-type="string" calcext:value-type="string">
            <text:p>Master_Finiciomora_min</text:p>
          </table:table-cell>
          <table:table-cell office:value-type="float" office:value="1.0686575634853" calcext:value-type="float">
            <text:p>1.0686575635</text:p>
          </table:table-cell>
          <table:table-cell table:style-name="ce1" table:formula="of:=CONCATENATE([.$D$2];[.A218];[.$D$2];&quot;,&quot;)" office:value-type="string" office:string-value="&quot;Master_Finiciomora_min&quot;," calcext:value-type="string">
            <text:p>"Master_Finiciomora_min",</text:p>
          </table:table-cell>
          <table:table-cell/>
        </table:table-row>
        <table:table-row table:style-name="ro1">
          <table:table-cell office:value-type="string" calcext:value-type="string">
            <text:p>mtarjeta_master_consumo_max</text:p>
          </table:table-cell>
          <table:table-cell office:value-type="float" office:value="1.04796561219482" calcext:value-type="float">
            <text:p>1.0479656122</text:p>
          </table:table-cell>
          <table:table-cell table:style-name="ce1" table:formula="of:=CONCATENATE([.$D$2];[.A219];[.$D$2];&quot;,&quot;)" office:value-type="string" office:string-value="&quot;mtarjeta_master_consumo_max&quot;," calcext:value-type="string">
            <text:p>"mtarjeta_master_consumo_max",</text:p>
          </table:table-cell>
          <table:table-cell/>
        </table:table-row>
        <table:table-row table:style-name="ro1">
          <table:table-cell office:value-type="string" calcext:value-type="string">
            <text:p>Visa_fultimo_cierre_tend</text:p>
          </table:table-cell>
          <table:table-cell office:value-type="float" office:value="1.04725143312947" calcext:value-type="float">
            <text:p>1.0472514331</text:p>
          </table:table-cell>
          <table:table-cell table:style-name="ce1" table:formula="of:=CONCATENATE([.$D$2];[.A220];[.$D$2];&quot;,&quot;)" office:value-type="string" office:string-value="&quot;Visa_fultimo_cierre_tend&quot;," calcext:value-type="string">
            <text:p>"Visa_fultimo_cierre_tend",</text:p>
          </table:table-cell>
          <table:table-cell/>
        </table:table-row>
        <table:table-row table:style-name="ro1">
          <table:table-cell office:value-type="string" calcext:value-type="string">
            <text:p>mcuenta_debitos_automaticos_avg</text:p>
          </table:table-cell>
          <table:table-cell office:value-type="float" office:value="1.04248185668874" calcext:value-type="float">
            <text:p>1.0424818567</text:p>
          </table:table-cell>
          <table:table-cell table:style-name="ce1" table:formula="of:=CONCATENATE([.$D$2];[.A221];[.$D$2];&quot;,&quot;)" office:value-type="string" office:string-value="&quot;mcuenta_debitos_automaticos_avg&quot;," calcext:value-type="string">
            <text:p>"mcuenta_debitos_automaticos_avg",</text:p>
          </table:table-cell>
          <table:table-cell/>
        </table:table-row>
        <table:table-row table:style-name="ro1">
          <table:table-cell office:value-type="string" calcext:value-type="string">
            <text:p>ctarjeta_master_transacciones_avg</text:p>
          </table:table-cell>
          <table:table-cell office:value-type="float" office:value="1.03771764879382" calcext:value-type="float">
            <text:p>1.0377176488</text:p>
          </table:table-cell>
          <table:table-cell table:style-name="ce1" table:formula="of:=CONCATENATE([.$D$2];[.A222];[.$D$2];&quot;,&quot;)" office:value-type="string" office:string-value="&quot;ctarjeta_master_transacciones_avg&quot;," calcext:value-type="string">
            <text:p>"ctarjeta_master_transacciones_avg",</text:p>
          </table:table-cell>
          <table:table-cell/>
        </table:table-row>
        <table:table-row table:style-name="ro1">
          <table:table-cell office:value-type="string" calcext:value-type="string">
            <text:p>Master_Finiciomora_avg</text:p>
          </table:table-cell>
          <table:table-cell office:value-type="float" office:value="1.02754570088761" calcext:value-type="float">
            <text:p>1.0275457009</text:p>
          </table:table-cell>
          <table:table-cell table:style-name="ce1" table:formula="of:=CONCATENATE([.$D$2];[.A223];[.$D$2];&quot;,&quot;)" office:value-type="string" office:string-value="&quot;Master_Finiciomora_avg&quot;," calcext:value-type="string">
            <text:p>"Master_Finiciomora_avg",</text:p>
          </table:table-cell>
          <table:table-cell/>
        </table:table-row>
        <table:table-row table:style-name="ro1">
          <table:table-cell office:value-type="string" calcext:value-type="string">
            <text:p>VisaMaster_marca_atraso_max</text:p>
          </table:table-cell>
          <table:table-cell office:value-type="float" office:value="1.02529957912507" calcext:value-type="float">
            <text:p>1.0252995791</text:p>
          </table:table-cell>
          <table:table-cell table:style-name="ce1" table:formula="of:=CONCATENATE([.$D$2];[.A224];[.$D$2];&quot;,&quot;)" office:value-type="string" office:string-value="&quot;VisaMaster_marca_atraso_max&quot;," calcext:value-type="string">
            <text:p>"VisaMaster_marca_atraso_max",</text:p>
          </table:table-cell>
          <table:table-cell/>
        </table:table-row>
        <table:table-row table:style-name="ro1">
          <table:table-cell office:value-type="string" calcext:value-type="string">
            <text:p>tcajas_otras_tend</text:p>
          </table:table-cell>
          <table:table-cell office:value-type="float" office:value="1.01794216158908" calcext:value-type="float">
            <text:p>1.0179421616</text:p>
          </table:table-cell>
          <table:table-cell table:style-name="ce1" table:formula="of:=CONCATENATE([.$D$2];[.A225];[.$D$2];&quot;,&quot;)" office:value-type="string" office:string-value="&quot;tcajas_otras_tend&quot;," calcext:value-type="string">
            <text:p>"tcajas_otras_tend",</text:p>
          </table:table-cell>
          <table:table-cell/>
        </table:table-row>
        <table:table-row table:style-name="ro1">
          <table:table-cell office:value-type="string" calcext:value-type="string">
            <text:p>tseguro_vida_mercado_abierto_max</text:p>
          </table:table-cell>
          <table:table-cell office:value-type="float" office:value="1.00997224637103" calcext:value-type="float">
            <text:p>1.0099722464</text:p>
          </table:table-cell>
          <table:table-cell table:style-name="ce1" table:formula="of:=CONCATENATE([.$D$2];[.A226];[.$D$2];&quot;,&quot;)" office:value-type="string" office:string-value="&quot;tseguro_vida_mercado_abierto_max&quot;," calcext:value-type="string">
            <text:p>"tseguro_vida_mercado_abierto_max",</text:p>
          </table:table-cell>
          <table:table-cell/>
        </table:table-row>
        <table:table-row table:style-name="ro1">
          <table:table-cell office:value-type="string" calcext:value-type="string">
            <text:p>VisaMaster_finiciomora_tend</text:p>
          </table:table-cell>
          <table:table-cell office:value-type="float" office:value="1.00636617211185" calcext:value-type="float">
            <text:p>1.0063661721</text:p>
          </table:table-cell>
          <table:table-cell table:style-name="ce1" table:formula="of:=CONCATENATE([.$D$2];[.A227];[.$D$2];&quot;,&quot;)" office:value-type="string" office:string-value="&quot;VisaMaster_finiciomora_tend&quot;," calcext:value-type="string">
            <text:p>"VisaMaster_finiciomora_tend",</text:p>
          </table:table-cell>
          <table:table-cell/>
        </table:table-row>
        <table:table-row table:style-name="ro1">
          <table:table-cell office:value-type="string" calcext:value-type="string">
            <text:p>Visa_mpagado</text:p>
          </table:table-cell>
          <table:table-cell office:value-type="float" office:value="1.00152776428014" calcext:value-type="float">
            <text:p>1.0015277643</text:p>
          </table:table-cell>
          <table:table-cell table:style-name="ce1" table:formula="of:=CONCATENATE([.$D$2];[.A228];[.$D$2];&quot;,&quot;)" office:value-type="string" office:string-value="&quot;Visa_mpagado&quot;," calcext:value-type="string">
            <text:p>"Visa_mpagado",</text:p>
          </table:table-cell>
          <table:table-cell/>
        </table:table-row>
        <table:table-row table:style-name="ro1">
          <table:table-cell office:value-type="string" calcext:value-type="string">
            <text:p>VisaMaster_mpagominimo_min</text:p>
          </table:table-cell>
          <table:table-cell office:value-type="float" office:value="1.0013388092146" calcext:value-type="float">
            <text:p>1.0013388092</text:p>
          </table:table-cell>
          <table:table-cell table:style-name="ce1" table:formula="of:=CONCATENATE([.$D$2];[.A229];[.$D$2];&quot;,&quot;)" office:value-type="string" office:string-value="&quot;VisaMaster_mpagominimo_min&quot;," calcext:value-type="string">
            <text:p>"VisaMaster_mpagominimo_min",</text:p>
          </table:table-cell>
          <table:table-cell/>
        </table:table-row>
        <table:table-row table:style-name="ro1">
          <table:table-cell office:value-type="string" calcext:value-type="string">
            <text:p>cprestamos_personales_max</text:p>
          </table:table-cell>
          <table:table-cell office:value-type="float" office:value="0.980598762688045" calcext:value-type="float">
            <text:p>0.9805987627</text:p>
          </table:table-cell>
          <table:table-cell table:style-name="ce1" table:formula="of:=CONCATENATE([.$D$2];[.A230];[.$D$2];&quot;,&quot;)" office:value-type="string" office:string-value="&quot;cprestamos_personales_max&quot;," calcext:value-type="string">
            <text:p>"cprestamos_personales_max",</text:p>
          </table:table-cell>
          <table:table-cell/>
        </table:table-row>
        <table:table-row table:style-name="ro1">
          <table:table-cell office:value-type="string" calcext:value-type="string">
            <text:p>mplan_sueldo_max</text:p>
          </table:table-cell>
          <table:table-cell office:value-type="float" office:value="0.98031868395327" calcext:value-type="float">
            <text:p>0.980318684</text:p>
          </table:table-cell>
          <table:table-cell table:style-name="ce1" table:formula="of:=CONCATENATE([.$D$2];[.A231];[.$D$2];&quot;,&quot;)" office:value-type="string" office:string-value="&quot;mplan_sueldo_max&quot;," calcext:value-type="string">
            <text:p>"mplan_sueldo_max",</text:p>
          </table:table-cell>
          <table:table-cell/>
        </table:table-row>
        <table:table-row table:style-name="ro1">
          <table:table-cell office:value-type="string" calcext:value-type="string">
            <text:p>VisaMaster_tconsumos</text:p>
          </table:table-cell>
          <table:table-cell office:value-type="float" office:value="0.960588689036615" calcext:value-type="float">
            <text:p>0.960588689</text:p>
          </table:table-cell>
          <table:table-cell table:style-name="ce1" table:formula="of:=CONCATENATE([.$D$2];[.A232];[.$D$2];&quot;,&quot;)" office:value-type="string" office:string-value="&quot;VisaMaster_tconsumos&quot;," calcext:value-type="string">
            <text:p>"VisaMaster_tconsumos",</text:p>
          </table:table-cell>
          <table:table-cell/>
        </table:table-row>
        <table:table-row table:style-name="ro1">
          <table:table-cell office:value-type="string" calcext:value-type="string">
            <text:p>tcajas_otras_avg</text:p>
          </table:table-cell>
          <table:table-cell office:value-type="float" office:value="0.960285751249764" calcext:value-type="float">
            <text:p>0.9602857512</text:p>
          </table:table-cell>
          <table:table-cell table:style-name="ce1" table:formula="of:=CONCATENATE([.$D$2];[.A233];[.$D$2];&quot;,&quot;)" office:value-type="string" office:string-value="&quot;tcajas_otras_avg&quot;," calcext:value-type="string">
            <text:p>"tcajas_otras_avg",</text:p>
          </table:table-cell>
          <table:table-cell/>
        </table:table-row>
        <table:table-row table:style-name="ro1">
          <table:table-cell office:value-type="string" calcext:value-type="string">
            <text:p>tseguro_vida_mercado_abierto_min</text:p>
          </table:table-cell>
          <table:table-cell office:value-type="float" office:value="0.957198442289997" calcext:value-type="float">
            <text:p>0.9571984423</text:p>
          </table:table-cell>
          <table:table-cell table:style-name="ce1" table:formula="of:=CONCATENATE([.$D$2];[.A234];[.$D$2];&quot;,&quot;)" office:value-type="string" office:string-value="&quot;tseguro_vida_mercado_abierto_min&quot;," calcext:value-type="string">
            <text:p>"tseguro_vida_mercado_abierto_min",</text:p>
          </table:table-cell>
          <table:table-cell/>
        </table:table-row>
        <table:table-row table:style-name="ro1">
          <table:table-cell office:value-type="string" calcext:value-type="string">
            <text:p>tcajas_otras_max</text:p>
          </table:table-cell>
          <table:table-cell office:value-type="float" office:value="0.954829806717672" calcext:value-type="float">
            <text:p>0.9548298067</text:p>
          </table:table-cell>
          <table:table-cell table:style-name="ce1" table:formula="of:=CONCATENATE([.$D$2];[.A235];[.$D$2];&quot;,&quot;)" office:value-type="string" office:string-value="&quot;tcajas_otras_max&quot;," calcext:value-type="string">
            <text:p>"tcajas_otras_max",</text:p>
          </table:table-cell>
          <table:table-cell/>
        </table:table-row>
        <table:table-row table:style-name="ro1">
          <table:table-cell office:value-type="string" calcext:value-type="string">
            <text:p>cprestamos_personales</text:p>
          </table:table-cell>
          <table:table-cell office:value-type="float" office:value="0.933240068398388" calcext:value-type="float">
            <text:p>0.9332400684</text:p>
          </table:table-cell>
          <table:table-cell table:style-name="ce1" table:formula="of:=CONCATENATE([.$D$2];[.A236];[.$D$2];&quot;,&quot;)" office:value-type="string" office:string-value="&quot;cprestamos_personales&quot;," calcext:value-type="string">
            <text:p>"cprestamos_personales",</text:p>
          </table:table-cell>
          <table:table-cell/>
        </table:table-row>
        <table:table-row table:style-name="ro1">
          <table:table-cell office:value-type="string" calcext:value-type="string">
            <text:p>mextraccion_autoservicio_max</text:p>
          </table:table-cell>
          <table:table-cell office:value-type="float" office:value="0.916963778545661" calcext:value-type="float">
            <text:p>0.9169637785</text:p>
          </table:table-cell>
          <table:table-cell table:style-name="ce1" table:formula="of:=CONCATENATE([.$D$2];[.A237];[.$D$2];&quot;,&quot;)" office:value-type="string" office:string-value="&quot;mextraccion_autoservicio_max&quot;," calcext:value-type="string">
            <text:p>"mextraccion_autoservicio_max",</text:p>
          </table:table-cell>
          <table:table-cell/>
        </table:table-row>
        <table:table-row table:style-name="ro1">
          <table:table-cell office:value-type="string" calcext:value-type="string">
            <text:p>ccomisiones_mantenimiento_tend</text:p>
          </table:table-cell>
          <table:table-cell office:value-type="float" office:value="0.915997198801363" calcext:value-type="float">
            <text:p>0.9159971988</text:p>
          </table:table-cell>
          <table:table-cell table:style-name="ce1" table:formula="of:=CONCATENATE([.$D$2];[.A238];[.$D$2];&quot;,&quot;)" office:value-type="string" office:string-value="&quot;ccomisiones_mantenimiento_tend&quot;," calcext:value-type="string">
            <text:p>"ccomisiones_mantenimiento_tend",</text:p>
          </table:table-cell>
          <table:table-cell/>
        </table:table-row>
        <table:table-row table:style-name="ro1">
          <table:table-cell office:value-type="string" calcext:value-type="string">
            <text:p>mtarjeta_master_consumo_avg</text:p>
          </table:table-cell>
          <table:table-cell office:value-type="float" office:value="0.908199945468521" calcext:value-type="float">
            <text:p>0.9081999455</text:p>
          </table:table-cell>
          <table:table-cell table:style-name="ce1" table:formula="of:=CONCATENATE([.$D$2];[.A239];[.$D$2];&quot;,&quot;)" office:value-type="string" office:string-value="&quot;mtarjeta_master_consumo_avg&quot;," calcext:value-type="string">
            <text:p>"mtarjeta_master_consumo_avg",</text:p>
          </table:table-cell>
          <table:table-cell/>
        </table:table-row>
        <table:table-row table:style-name="ro1">
          <table:table-cell office:value-type="string" calcext:value-type="string">
            <text:p>VisaMaster_finiciomora_max</text:p>
          </table:table-cell>
          <table:table-cell office:value-type="float" office:value="0.907503496409478" calcext:value-type="float">
            <text:p>0.9075034964</text:p>
          </table:table-cell>
          <table:table-cell table:style-name="ce1" table:formula="of:=CONCATENATE([.$D$2];[.A240];[.$D$2];&quot;,&quot;)" office:value-type="string" office:string-value="&quot;VisaMaster_finiciomora_max&quot;," calcext:value-type="string">
            <text:p>"VisaMaster_finiciomora_max",</text:p>
          </table:table-cell>
          <table:table-cell/>
        </table:table-row>
        <table:table-row table:style-name="ro1">
          <table:table-cell office:value-type="string" calcext:value-type="string">
            <text:p>ctarjeta_master_transacciones_max</text:p>
          </table:table-cell>
          <table:table-cell office:value-type="float" office:value="0.900656697606279" calcext:value-type="float">
            <text:p>0.9006566976</text:p>
          </table:table-cell>
          <table:table-cell table:style-name="ce1" table:formula="of:=CONCATENATE([.$D$2];[.A241];[.$D$2];&quot;,&quot;)" office:value-type="string" office:string-value="&quot;ctarjeta_master_transacciones_max&quot;," calcext:value-type="string">
            <text:p>"ctarjeta_master_transacciones_max",</text:p>
          </table:table-cell>
          <table:table-cell/>
        </table:table-row>
        <table:table-row table:style-name="ro1">
          <table:table-cell office:value-type="string" calcext:value-type="string">
            <text:p>ttarjeta_master</text:p>
          </table:table-cell>
          <table:table-cell office:value-type="float" office:value="0.900047417713613" calcext:value-type="float">
            <text:p>0.9000474177</text:p>
          </table:table-cell>
          <table:table-cell table:style-name="ce1" table:formula="of:=CONCATENATE([.$D$2];[.A242];[.$D$2];&quot;,&quot;)" office:value-type="string" office:string-value="&quot;ttarjeta_master&quot;," calcext:value-type="string">
            <text:p>"ttarjeta_master",</text:p>
          </table:table-cell>
          <table:table-cell/>
        </table:table-row>
        <table:table-row table:style-name="ro1">
          <table:table-cell office:value-type="string" calcext:value-type="string">
            <text:p>cextraccion_autoservicio_avg</text:p>
          </table:table-cell>
          <table:table-cell office:value-type="float" office:value="0.889823431442956" calcext:value-type="float">
            <text:p>0.8898234314</text:p>
          </table:table-cell>
          <table:table-cell table:style-name="ce1" table:formula="of:=CONCATENATE([.$D$2];[.A243];[.$D$2];&quot;,&quot;)" office:value-type="string" office:string-value="&quot;cextraccion_autoservicio_avg&quot;," calcext:value-type="string">
            <text:p>"cextraccion_autoservicio_avg",</text:p>
          </table:table-cell>
          <table:table-cell/>
        </table:table-row>
        <table:table-row table:style-name="ro1">
          <table:table-cell office:value-type="string" calcext:value-type="string">
            <text:p>ttarjeta_debito_avg</text:p>
          </table:table-cell>
          <table:table-cell office:value-type="float" office:value="0.886450331111732" calcext:value-type="float">
            <text:p>0.8864503311</text:p>
          </table:table-cell>
          <table:table-cell table:style-name="ce1" table:formula="of:=CONCATENATE([.$D$2];[.A244];[.$D$2];&quot;,&quot;)" office:value-type="string" office:string-value="&quot;ttarjeta_debito_avg&quot;," calcext:value-type="string">
            <text:p>"ttarjeta_debito_avg",</text:p>
          </table:table-cell>
          <table:table-cell/>
        </table:table-row>
        <table:table-row table:style-name="ro1">
          <table:table-cell office:value-type="string" calcext:value-type="string">
            <text:p>ttarjeta_visa_debitos_automaticos</text:p>
          </table:table-cell>
          <table:table-cell office:value-type="float" office:value="0.886342384936749" calcext:value-type="float">
            <text:p>0.8863423849</text:p>
          </table:table-cell>
          <table:table-cell table:style-name="ce1" table:formula="of:=CONCATENATE([.$D$2];[.A245];[.$D$2];&quot;,&quot;)" office:value-type="string" office:string-value="&quot;ttarjeta_visa_debitos_automaticos&quot;," calcext:value-type="string">
            <text:p>"ttarjeta_visa_debitos_automaticos",</text:p>
          </table:table-cell>
          <table:table-cell/>
        </table:table-row>
        <table:table-row table:style-name="ro1">
          <table:table-cell office:value-type="string" calcext:value-type="string">
            <text:p>Master_fultimo_cierre_tend</text:p>
          </table:table-cell>
          <table:table-cell office:value-type="float" office:value="0.884204575249075" calcext:value-type="float">
            <text:p>0.8842045752</text:p>
          </table:table-cell>
          <table:table-cell table:style-name="ce1" table:formula="of:=CONCATENATE([.$D$2];[.A246];[.$D$2];&quot;,&quot;)" office:value-type="string" office:string-value="&quot;Master_fultimo_cierre_tend&quot;," calcext:value-type="string">
            <text:p>"Master_fultimo_cierre_tend",</text:p>
          </table:table-cell>
          <table:table-cell/>
        </table:table-row>
        <table:table-row table:style-name="ro1">
          <table:table-cell office:value-type="string" calcext:value-type="string">
            <text:p>cextraccion_autoservicio_max</text:p>
          </table:table-cell>
          <table:table-cell office:value-type="float" office:value="0.884040867179358" calcext:value-type="float">
            <text:p>0.8840408672</text:p>
          </table:table-cell>
          <table:table-cell table:style-name="ce1" table:formula="of:=CONCATENATE([.$D$2];[.A247];[.$D$2];&quot;,&quot;)" office:value-type="string" office:string-value="&quot;cextraccion_autoservicio_max&quot;," calcext:value-type="string">
            <text:p>"cextraccion_autoservicio_max",</text:p>
          </table:table-cell>
          <table:table-cell/>
        </table:table-row>
        <table:table-row table:style-name="ro1">
          <table:table-cell office:value-type="string" calcext:value-type="string">
            <text:p>mtransferencias_emitidas_max</text:p>
          </table:table-cell>
          <table:table-cell office:value-type="float" office:value="0.881599956334537" calcext:value-type="float">
            <text:p>0.8815999563</text:p>
          </table:table-cell>
          <table:table-cell table:style-name="ce1" table:formula="of:=CONCATENATE([.$D$2];[.A248];[.$D$2];&quot;,&quot;)" office:value-type="string" office:string-value="&quot;mtransferencias_emitidas_max&quot;," calcext:value-type="string">
            <text:p>"mtransferencias_emitidas_max",</text:p>
          </table:table-cell>
          <table:table-cell/>
        </table:table-row>
        <table:table-row table:style-name="ro1">
          <table:table-cell office:value-type="string" calcext:value-type="string">
            <text:p>mcajeros_propio_avg</text:p>
          </table:table-cell>
          <table:table-cell office:value-type="float" office:value="0.88149763959226" calcext:value-type="float">
            <text:p>0.8814976396</text:p>
          </table:table-cell>
          <table:table-cell table:style-name="ce1" table:formula="of:=CONCATENATE([.$D$2];[.A249];[.$D$2];&quot;,&quot;)" office:value-type="string" office:string-value="&quot;mcajeros_propio_avg&quot;," calcext:value-type="string">
            <text:p>"mcajeros_propio_avg",</text:p>
          </table:table-cell>
          <table:table-cell/>
        </table:table-row>
        <table:table-row table:style-name="ro1">
          <table:table-cell office:value-type="string" calcext:value-type="string">
            <text:p>tseguro_vida_mercado_abierto</text:p>
          </table:table-cell>
          <table:table-cell office:value-type="float" office:value="0.881470980337396" calcext:value-type="float">
            <text:p>0.8814709803</text:p>
          </table:table-cell>
          <table:table-cell table:style-name="ce1" table:formula="of:=CONCATENATE([.$D$2];[.A250];[.$D$2];&quot;,&quot;)" office:value-type="string" office:string-value="&quot;tseguro_vida_mercado_abierto&quot;," calcext:value-type="string">
            <text:p>"tseguro_vida_mercado_abierto",</text:p>
          </table:table-cell>
          <table:table-cell/>
        </table:table-row>
        <table:table-row table:style-name="ro1">
          <table:table-cell office:value-type="string" calcext:value-type="string">
            <text:p>mcajeros_ajenos_avg</text:p>
          </table:table-cell>
          <table:table-cell office:value-type="float" office:value="0.877652629320581" calcext:value-type="float">
            <text:p>0.8776526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ebanking_tend</text:p>
          </table:table-cell>
          <table:table-cell office:value-type="float" office:value="0.871460640011201" calcext:value-type="float">
            <text:p>0.87146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Finiciomora_max</text:p>
          </table:table-cell>
          <table:table-cell office:value-type="float" office:value="0.87031723906239" calcext:value-type="float">
            <text:p>0.8703172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vida_mercado_abierto_tend</text:p>
          </table:table-cell>
          <table:table-cell office:value-type="float" office:value="0.869025858639184" calcext:value-type="float">
            <text:p>0.8690258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Fvencimiento_tend</text:p>
          </table:table-cell>
          <table:table-cell office:value-type="float" office:value="0.864336381753679" calcext:value-type="float">
            <text:p>0.8643363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_activo_ultimos90dias_avg</text:p>
          </table:table-cell>
          <table:table-cell office:value-type="float" office:value="0.862664743620264" calcext:value-type="float">
            <text:p>0.8626647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osdolares_max</text:p>
          </table:table-cell>
          <table:table-cell office:value-type="float" office:value="0.855864460098448" calcext:value-type="float">
            <text:p>0.8558644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propio_max</text:p>
          </table:table-cell>
          <table:table-cell office:value-type="float" office:value="0.852205534486394" calcext:value-type="float">
            <text:p>0.8522055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depositos_avg</text:p>
          </table:table-cell>
          <table:table-cell office:value-type="float" office:value="0.848929205833101" calcext:value-type="float">
            <text:p>0.848929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omisiones_mantenimiento_avg</text:p>
          </table:table-cell>
          <table:table-cell office:value-type="float" office:value="0.846432646353475" calcext:value-type="float">
            <text:p>0.8464326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fultimo_cierre_min</text:p>
          </table:table-cell>
          <table:table-cell office:value-type="float" office:value="0.830178496626421" calcext:value-type="float">
            <text:p>0.8301784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ado_avg</text:p>
          </table:table-cell>
          <table:table-cell office:value-type="float" office:value="0.825877313327433" calcext:value-type="float">
            <text:p>0.825877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Finiciomora</text:p>
          </table:table-cell>
          <table:table-cell office:value-type="float" office:value="0.822879131291171" calcext:value-type="float">
            <text:p>0.8228791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ajenos_max</text:p>
          </table:table-cell>
          <table:table-cell office:value-type="float" office:value="0.822784059781349" calcext:value-type="float">
            <text:p>0.8227840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misiones_mantenimiento_min</text:p>
          </table:table-cell>
          <table:table-cell office:value-type="float" office:value="0.821994757356508" calcext:value-type="float">
            <text:p>0.8219947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ccidentes_personales_tend</text:p>
          </table:table-cell>
          <table:table-cell office:value-type="float" office:value="0.820119158719961" calcext:value-type="float">
            <text:p>0.8201191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enta_debitos_automaticos_min</text:p>
          </table:table-cell>
          <table:table-cell office:value-type="float" office:value="0.813967993389976" calcext:value-type="float">
            <text:p>0.8139679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visa_debitos_automaticos_tend</text:p>
          </table:table-cell>
          <table:table-cell office:value-type="float" office:value="0.799593541695234" calcext:value-type="float">
            <text:p>0.7995935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saldodolares_min</text:p>
          </table:table-cell>
          <table:table-cell office:value-type="float" office:value="0.794713527048416" calcext:value-type="float">
            <text:p>0.794713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toservicio</text:p>
          </table:table-cell>
          <table:table-cell office:value-type="float" office:value="0.794609425960952" calcext:value-type="float">
            <text:p>0.794609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ajenos_transacciones_max</text:p>
          </table:table-cell>
          <table:table-cell office:value-type="float" office:value="0.793483364982403" calcext:value-type="float">
            <text:p>0.793483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emitidas_avg</text:p>
          </table:table-cell>
          <table:table-cell office:value-type="float" office:value="0.789520601160452" calcext:value-type="float">
            <text:p>0.7895206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traccion_autoservicio_avg</text:p>
          </table:table-cell>
          <table:table-cell office:value-type="float" office:value="0.786567508713781" calcext:value-type="float">
            <text:p>0.7865675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fultimo_cierre_min</text:p>
          </table:table-cell>
          <table:table-cell office:value-type="float" office:value="0.779998760311648" calcext:value-type="float">
            <text:p>0.7799987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saldodolares_avg</text:p>
          </table:table-cell>
          <table:table-cell office:value-type="float" office:value="0.774668761738931" calcext:value-type="float">
            <text:p>0.7746687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visa_descuentos_avg</text:p>
          </table:table-cell>
          <table:table-cell office:value-type="float" office:value="0.772150339815714" calcext:value-type="float">
            <text:p>0.772150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_transacciones_max</text:p>
          </table:table-cell>
          <table:table-cell office:value-type="float" office:value="0.771067929346566" calcext:value-type="float">
            <text:p>0.7710679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miscuentas_max</text:p>
          </table:table-cell>
          <table:table-cell office:value-type="float" office:value="0.767512271226295" calcext:value-type="float">
            <text:p>0.7675122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saldodolares</text:p>
          </table:table-cell>
          <table:table-cell office:value-type="float" office:value="0.767230142490676" calcext:value-type="float">
            <text:p>0.767230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arjeta_visa_debitos_automaticos_tend</text:p>
          </table:table-cell>
          <table:table-cell office:value-type="float" office:value="0.761351874110915" calcext:value-type="float">
            <text:p>0.7613518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fultimo_cierre_max</text:p>
          </table:table-cell>
          <table:table-cell office:value-type="float" office:value="0.760176490995732" calcext:value-type="float">
            <text:p>0.760176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tconsumos_min</text:p>
          </table:table-cell>
          <table:table-cell office:value-type="float" office:value="0.758298813175618" calcext:value-type="float">
            <text:p>0.7582988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miscuentas_avg</text:p>
          </table:table-cell>
          <table:table-cell office:value-type="float" office:value="0.752766932606072" calcext:value-type="float">
            <text:p>0.7527669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_rechazados_avg</text:p>
          </table:table-cell>
          <table:table-cell office:value-type="float" office:value="0.75233013672823" calcext:value-type="float">
            <text:p>0.7523301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ansferencias_emitidas_avg</text:p>
          </table:table-cell>
          <table:table-cell office:value-type="float" office:value="0.741185969002684" calcext:value-type="float">
            <text:p>0.741185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cuenta_estado</text:p>
          </table:table-cell>
          <table:table-cell office:value-type="float" office:value="0.735933141696357" calcext:value-type="float">
            <text:p>0.7359331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_transacciones_avg</text:p>
          </table:table-cell>
          <table:table-cell office:value-type="float" office:value="0.729073499154485" calcext:value-type="float">
            <text:p>0.7290734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pagado_tend</text:p>
          </table:table-cell>
          <table:table-cell office:value-type="float" office:value="0.722205201505398" calcext:value-type="float">
            <text:p>0.722205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_debitos_automaticos_tend</text:p>
          </table:table-cell>
          <table:table-cell office:value-type="float" office:value="0.71774837497322" calcext:value-type="float">
            <text:p>0.717748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_debitos_automaticos_max</text:p>
          </table:table-cell>
          <table:table-cell office:value-type="float" office:value="0.717215882500442" calcext:value-type="float">
            <text:p>0.7172158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llcenter_avg</text:p>
          </table:table-cell>
          <table:table-cell office:value-type="float" office:value="0.716518782379439" calcext:value-type="float">
            <text:p>0.7165187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consumosdolares_max</text:p>
          </table:table-cell>
          <table:table-cell office:value-type="float" office:value="0.707701509813637" calcext:value-type="float">
            <text:p>0.7077015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_rechazados_max</text:p>
          </table:table-cell>
          <table:table-cell office:value-type="float" office:value="0.706384719154034" calcext:value-type="float">
            <text:p>0.7063847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extracciones_max</text:p>
          </table:table-cell>
          <table:table-cell office:value-type="float" office:value="0.704469640814672" calcext:value-type="float">
            <text:p>0.704469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ado_max</text:p>
          </table:table-cell>
          <table:table-cell office:value-type="float" office:value="0.70310204775861" calcext:value-type="float">
            <text:p>0.7031020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s_descuentos_avg</text:p>
          </table:table-cell>
          <table:table-cell office:value-type="float" office:value="0.702097877263974" calcext:value-type="float">
            <text:p>0.7020978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_avg</text:p>
          </table:table-cell>
          <table:table-cell office:value-type="float" office:value="0.701463023929467" calcext:value-type="float">
            <text:p>0.7014630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debito_transacciones</text:p>
          </table:table-cell>
          <table:table-cell office:value-type="float" office:value="0.69735324853026" calcext:value-type="float">
            <text:p>0.6973532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deservicios_max</text:p>
          </table:table-cell>
          <table:table-cell office:value-type="float" office:value="0.689823058195761" calcext:value-type="float">
            <text:p>0.6898230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debito_min</text:p>
          </table:table-cell>
          <table:table-cell office:value-type="float" office:value="0.688264648973248" calcext:value-type="float">
            <text:p>0.688264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tconsumos_tend</text:p>
          </table:table-cell>
          <table:table-cell office:value-type="float" office:value="0.681990951085344" calcext:value-type="float">
            <text:p>0.6819909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consumos_avg</text:p>
          </table:table-cell>
          <table:table-cell office:value-type="float" office:value="0.676493715100825" calcext:value-type="float">
            <text:p>0.6764937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extracciones_avg</text:p>
          </table:table-cell>
          <table:table-cell office:value-type="float" office:value="0.673122856439766" calcext:value-type="float">
            <text:p>0.6731228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osdolares_avg</text:p>
          </table:table-cell>
          <table:table-cell office:value-type="float" office:value="0.669100333680047" calcext:value-type="float">
            <text:p>0.6691003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otras</text:p>
          </table:table-cell>
          <table:table-cell office:value-type="float" office:value="0.669075848519763" calcext:value-type="float">
            <text:p>0.669075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ajenos_transacciones_tend</text:p>
          </table:table-cell>
          <table:table-cell office:value-type="float" office:value="0.667909418030858" calcext:value-type="float">
            <text:p>0.667909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visa_descuentos_max</text:p>
          </table:table-cell>
          <table:table-cell office:value-type="float" office:value="0.666282308038125" calcext:value-type="float">
            <text:p>0.66628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master_descuentos_max</text:p>
          </table:table-cell>
          <table:table-cell office:value-type="float" office:value="0.664791733973702" calcext:value-type="float">
            <text:p>0.664791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e_sucursal_tend</text:p>
          </table:table-cell>
          <table:table-cell office:value-type="float" office:value="0.664311702332701" calcext:value-type="float">
            <text:p>0.6643117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adelantosefectivo_avg</text:p>
          </table:table-cell>
          <table:table-cell office:value-type="float" office:value="0.664064173463042" calcext:value-type="float">
            <text:p>0.6640641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ajenos_tend</text:p>
          </table:table-cell>
          <table:table-cell office:value-type="float" office:value="0.661679684396141" calcext:value-type="float">
            <text:p>0.6616796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enta_debitos_automaticos</text:p>
          </table:table-cell>
          <table:table-cell office:value-type="float" office:value="0.660522334179546" calcext:value-type="float">
            <text:p>0.6605223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_activo_ultimos90dias</text:p>
          </table:table-cell>
          <table:table-cell office:value-type="float" office:value="0.655467856673415" calcext:value-type="float">
            <text:p>0.6554678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emitidas_max</text:p>
          </table:table-cell>
          <table:table-cell office:value-type="float" office:value="0.654532280736579" calcext:value-type="float">
            <text:p>0.6545322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_debitos_automaticos</text:p>
          </table:table-cell>
          <table:table-cell office:value-type="float" office:value="0.654456591952645" calcext:value-type="float">
            <text:p>0.654456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visa_debitos_automaticos_min</text:p>
          </table:table-cell>
          <table:table-cell office:value-type="float" office:value="0.653485424162076" calcext:value-type="float">
            <text:p>0.6534854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_rechazados_max</text:p>
          </table:table-cell>
          <table:table-cell office:value-type="float" office:value="0.652706146347232" calcext:value-type="float">
            <text:p>0.6527061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traccion_autoservicio</text:p>
          </table:table-cell>
          <table:table-cell office:value-type="float" office:value="0.651613632977138" calcext:value-type="float">
            <text:p>0.651613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n_sueldo_avg</text:p>
          </table:table-cell>
          <table:table-cell office:value-type="float" office:value="0.649686614819287" calcext:value-type="float">
            <text:p>0.6496866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venta_avg</text:p>
          </table:table-cell>
          <table:table-cell office:value-type="float" office:value="0.648004677433627" calcext:value-type="float">
            <text:p>0.6480046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personales_min</text:p>
          </table:table-cell>
          <table:table-cell office:value-type="float" office:value="0.641929839405287" calcext:value-type="float">
            <text:p>0.6419298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miscuentas_avg</text:p>
          </table:table-cell>
          <table:table-cell office:value-type="float" office:value="0.641700950254195" calcext:value-type="float">
            <text:p>0.6417009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_coss_selling_tend</text:p>
          </table:table-cell>
          <table:table-cell office:value-type="float" office:value="0.638051593264276" calcext:value-type="float">
            <text:p>0.6380515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visa_descuentos_max</text:p>
          </table:table-cell>
          <table:table-cell office:value-type="float" office:value="0.637174721363386" calcext:value-type="float">
            <text:p>0.6371747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avg</text:p>
          </table:table-cell>
          <table:table-cell office:value-type="float" office:value="0.630901085456191" calcext:value-type="float">
            <text:p>0.6309010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_max</text:p>
          </table:table-cell>
          <table:table-cell office:value-type="float" office:value="0.629332648109169" calcext:value-type="float">
            <text:p>0.6293326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consumosdolares</text:p>
          </table:table-cell>
          <table:table-cell office:value-type="float" office:value="0.62917045729271" calcext:value-type="float">
            <text:p>0.6291704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llcenter_tend</text:p>
          </table:table-cell>
          <table:table-cell office:value-type="float" office:value="0.6284770404673" calcext:value-type="float">
            <text:p>0.6284770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tconsumos_min</text:p>
          </table:table-cell>
          <table:table-cell office:value-type="float" office:value="0.627804531820643" calcext:value-type="float">
            <text:p>0.6278045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arca_atraso_max</text:p>
          </table:table-cell>
          <table:table-cell office:value-type="float" office:value="0.626685896001035" calcext:value-type="float">
            <text:p>0.626685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miscuentas_max</text:p>
          </table:table-cell>
          <table:table-cell office:value-type="float" office:value="0.624485781298563" calcext:value-type="float">
            <text:p>0.6244857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debito</text:p>
          </table:table-cell>
          <table:table-cell office:value-type="float" office:value="0.623942539614667" calcext:value-type="float">
            <text:p>0.6239425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master_descuentos_avg</text:p>
          </table:table-cell>
          <table:table-cell office:value-type="float" office:value="0.622802893728636" calcext:value-type="float">
            <text:p>0.6228028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ivos_margen_tend</text:p>
          </table:table-cell>
          <table:table-cell office:value-type="float" office:value="0.621991236662831" calcext:value-type="float">
            <text:p>0.621991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_rechazados</text:p>
          </table:table-cell>
          <table:table-cell office:value-type="float" office:value="0.620689683311798" calcext:value-type="float">
            <text:p>0.6206896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consumosdolares_avg</text:p>
          </table:table-cell>
          <table:table-cell office:value-type="float" office:value="0.619349860271962" calcext:value-type="float">
            <text:p>0.6193498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master_debitos_automaticos_avg</text:p>
          </table:table-cell>
          <table:table-cell office:value-type="float" office:value="0.617702506268019" calcext:value-type="float">
            <text:p>0.6177025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arjeta_master_debitos_automaticos_avg</text:p>
          </table:table-cell>
          <table:table-cell office:value-type="float" office:value="0.616492240497017" calcext:value-type="float">
            <text:p>0.616492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_rechazados_avg</text:p>
          </table:table-cell>
          <table:table-cell office:value-type="float" office:value="0.614212293295347" calcext:value-type="float">
            <text:p>0.6142122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debito_max</text:p>
          </table:table-cell>
          <table:table-cell office:value-type="float" office:value="0.612089199378824" calcext:value-type="float">
            <text:p>0.6120891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arjeta_master_debitos_automaticos_max</text:p>
          </table:table-cell>
          <table:table-cell office:value-type="float" office:value="0.608545742934183" calcext:value-type="float">
            <text:p>0.6085457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ominimo_tend</text:p>
          </table:table-cell>
          <table:table-cell office:value-type="float" office:value="0.606892239793532" calcext:value-type="float">
            <text:p>0.6068922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saldopesos_tend</text:p>
          </table:table-cell>
          <table:table-cell office:value-type="float" office:value="0.603394920947071" calcext:value-type="float">
            <text:p>0.6033949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saldodolares</text:p>
          </table:table-cell>
          <table:table-cell office:value-type="float" office:value="0.602980588771764" calcext:value-type="float">
            <text:p>0.6029805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fultimo_cierre</text:p>
          </table:table-cell>
          <table:table-cell office:value-type="float" office:value="0.602273130987386" calcext:value-type="float">
            <text:p>0.602273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venta_max</text:p>
          </table:table-cell>
          <table:table-cell office:value-type="float" office:value="0.598849333286735" calcext:value-type="float">
            <text:p>0.598849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n_sueldo_tend</text:p>
          </table:table-cell>
          <table:table-cell office:value-type="float" office:value="0.597675238736672" calcext:value-type="float">
            <text:p>0.5976752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master_debitos_automaticos_max</text:p>
          </table:table-cell>
          <table:table-cell office:value-type="float" office:value="0.596344062580994" calcext:value-type="float">
            <text:p>0.5963440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propios_descuentos_avg</text:p>
          </table:table-cell>
          <table:table-cell office:value-type="float" office:value="0.596209961192034" calcext:value-type="float">
            <text:p>0.5962099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entabilidad_tend</text:p>
          </table:table-cell>
          <table:table-cell office:value-type="float" office:value="0.593715332669663" calcext:value-type="float">
            <text:p>0.5937153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depositos_max</text:p>
          </table:table-cell>
          <table:table-cell office:value-type="float" office:value="0.593693806765621" calcext:value-type="float">
            <text:p>0.5936938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traccion_autoservicio</text:p>
          </table:table-cell>
          <table:table-cell office:value-type="float" office:value="0.593271526492966" calcext:value-type="float">
            <text:p>0.5932715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consumos_max</text:p>
          </table:table-cell>
          <table:table-cell office:value-type="float" office:value="0.592441733485675" calcext:value-type="float">
            <text:p>0.5924417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misiones_mantenimiento_tend</text:p>
          </table:table-cell>
          <table:table-cell office:value-type="float" office:value="0.59210782123691" calcext:value-type="float">
            <text:p>0.5921078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tconsumos_tend</text:p>
          </table:table-cell>
          <table:table-cell office:value-type="float" office:value="0.590538209091681" calcext:value-type="float">
            <text:p>0.5905382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venta_avg</text:p>
          </table:table-cell>
          <table:table-cell office:value-type="float" office:value="0.589097466603469" calcext:value-type="float">
            <text:p>0.5890974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n_sueldo_avg</text:p>
          </table:table-cell>
          <table:table-cell office:value-type="float" office:value="0.586421161109078" calcext:value-type="float">
            <text:p>0.5864211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consumosdolares_tend</text:p>
          </table:table-cell>
          <table:table-cell office:value-type="float" office:value="0.585499437221023" calcext:value-type="float">
            <text:p>0.5854994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limitecompra_tend</text:p>
          </table:table-cell>
          <table:table-cell office:value-type="float" office:value="0.574146790756126" calcext:value-type="float">
            <text:p>0.5741467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enta_debitos_automaticos_tend</text:p>
          </table:table-cell>
          <table:table-cell office:value-type="float" office:value="0.570980602436624" calcext:value-type="float">
            <text:p>0.5709806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fultimo_cierre</text:p>
          </table:table-cell>
          <table:table-cell office:value-type="float" office:value="0.568356034243303" calcext:value-type="float">
            <text:p>0.5683560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limitecompra_tend</text:p>
          </table:table-cell>
          <table:table-cell office:value-type="float" office:value="0.568085118400319" calcext:value-type="float">
            <text:p>0.5680851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pagosdolares</text:p>
          </table:table-cell>
          <table:table-cell office:value-type="float" office:value="0.562762879182871" calcext:value-type="float">
            <text:p>0.5627628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saldodolares_max</text:p>
          </table:table-cell>
          <table:table-cell office:value-type="float" office:value="0.562544396038419" calcext:value-type="float">
            <text:p>0.562544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_rechazados_avg</text:p>
          </table:table-cell>
          <table:table-cell office:value-type="float" office:value="0.55743274105014" calcext:value-type="float">
            <text:p>0.557432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pesos_avg</text:p>
          </table:table-cell>
          <table:table-cell office:value-type="float" office:value="0.553650983691153" calcext:value-type="float">
            <text:p>0.5536509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ajenos_transacciones</text:p>
          </table:table-cell>
          <table:table-cell office:value-type="float" office:value="0.550695270644902" calcext:value-type="float">
            <text:p>0.550695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saldototal_tend</text:p>
          </table:table-cell>
          <table:table-cell office:value-type="float" office:value="0.548538023542947" calcext:value-type="float">
            <text:p>0.5485380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cuenta_estado_max</text:p>
          </table:table-cell>
          <table:table-cell office:value-type="float" office:value="0.546296847218414" calcext:value-type="float">
            <text:p>0.5462968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tivos_margen_tend</text:p>
          </table:table-cell>
          <table:table-cell office:value-type="float" office:value="0.545470854251854" calcext:value-type="float">
            <text:p>0.5454708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llcenter_transacciones_tend</text:p>
          </table:table-cell>
          <table:table-cell office:value-type="float" office:value="0.543902480927961" calcext:value-type="float">
            <text:p>0.5439024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master_debitos_automaticos_tend</text:p>
          </table:table-cell>
          <table:table-cell office:value-type="float" office:value="0.542751920907063" calcext:value-type="float">
            <text:p>0.5427519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ahorro</text:p>
          </table:table-cell>
          <table:table-cell office:value-type="float" office:value="0.541686674869581" calcext:value-type="float">
            <text:p>0.5416866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n_sueldo_tend</text:p>
          </table:table-cell>
          <table:table-cell office:value-type="float" office:value="0.531607526704942" calcext:value-type="float">
            <text:p>0.5316075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s_descuentos_max</text:p>
          </table:table-cell>
          <table:table-cell office:value-type="float" office:value="0.525913016397162" calcext:value-type="float">
            <text:p>0.525913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ado_min</text:p>
          </table:table-cell>
          <table:table-cell office:value-type="float" office:value="0.524240723930942" calcext:value-type="float">
            <text:p>0.5242407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pagosdolares_tend</text:p>
          </table:table-cell>
          <table:table-cell office:value-type="float" office:value="0.523442984231985" calcext:value-type="float">
            <text:p>0.523442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visa_descuentos_avg</text:p>
          </table:table-cell>
          <table:table-cell office:value-type="float" office:value="0.52304974067897" calcext:value-type="float">
            <text:p>0.523049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saldodolares</text:p>
          </table:table-cell>
          <table:table-cell office:value-type="float" office:value="0.521361900736557" calcext:value-type="float">
            <text:p>0.5213619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master_min</text:p>
          </table:table-cell>
          <table:table-cell office:value-type="float" office:value="0.519453702317795" calcext:value-type="float">
            <text:p>0.5194537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miscuentas_tend</text:p>
          </table:table-cell>
          <table:table-cell office:value-type="float" office:value="0.518409424691485" calcext:value-type="float">
            <text:p>0.5184094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n_sueldo</text:p>
          </table:table-cell>
          <table:table-cell office:value-type="float" office:value="0.518072412782869" calcext:value-type="float">
            <text:p>0.5180724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ansferencias_emitidas</text:p>
          </table:table-cell>
          <table:table-cell office:value-type="float" office:value="0.517640713387392" calcext:value-type="float">
            <text:p>0.5176407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emitidas_tend</text:p>
          </table:table-cell>
          <table:table-cell office:value-type="float" office:value="0.516798238539116" calcext:value-type="float">
            <text:p>0.5167982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pesos_max</text:p>
          </table:table-cell>
          <table:table-cell office:value-type="float" office:value="0.514971449506556" calcext:value-type="float">
            <text:p>0.5149714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tadelantosefectivo_avg</text:p>
          </table:table-cell>
          <table:table-cell office:value-type="float" office:value="0.514228080252244" calcext:value-type="float">
            <text:p>0.514228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saldototal_tend</text:p>
          </table:table-cell>
          <table:table-cell office:value-type="float" office:value="0.513279568923782" calcext:value-type="float">
            <text:p>0.5132795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master_consumo</text:p>
          </table:table-cell>
          <table:table-cell office:value-type="float" office:value="0.512517763869061" calcext:value-type="float">
            <text:p>0.5125177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miscuentas</text:p>
          </table:table-cell>
          <table:table-cell office:value-type="float" office:value="0.51239583664436" calcext:value-type="float">
            <text:p>0.5123958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tadelantosefectivo_avg</text:p>
          </table:table-cell>
          <table:table-cell office:value-type="float" office:value="0.506706311184721" calcext:value-type="float">
            <text:p>0.5067063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propios_descuentos_max</text:p>
          </table:table-cell>
          <table:table-cell office:value-type="float" office:value="0.506537715202678" calcext:value-type="float">
            <text:p>0.5065377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adelantosefectivo_max</text:p>
          </table:table-cell>
          <table:table-cell office:value-type="float" office:value="0.502656012041703" calcext:value-type="float">
            <text:p>0.502656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mbio_monedas_avg</text:p>
          </table:table-cell>
          <table:table-cell office:value-type="float" office:value="0.501861259301575" calcext:value-type="float">
            <text:p>0.501861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consumospesos</text:p>
          </table:table-cell>
          <table:table-cell office:value-type="float" office:value="0.499566287649367" calcext:value-type="float">
            <text:p>0.499566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ahorro_max</text:p>
          </table:table-cell>
          <table:table-cell office:value-type="float" office:value="0.49922585888782" calcext:value-type="float">
            <text:p>0.4992258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deservicios_max</text:p>
          </table:table-cell>
          <table:table-cell office:value-type="float" office:value="0.491934582828539" calcext:value-type="float">
            <text:p>0.4919345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ansferencias_emitidas_tend</text:p>
          </table:table-cell>
          <table:table-cell office:value-type="float" office:value="0.49131124259707" calcext:value-type="float">
            <text:p>0.4913112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mebanking_transacciones_tend</text:p>
          </table:table-cell>
          <table:table-cell office:value-type="float" office:value="0.489015502745761" calcext:value-type="float">
            <text:p>0.4890155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ahorro_avg</text:p>
          </table:table-cell>
          <table:table-cell office:value-type="float" office:value="0.48442902293673" calcext:value-type="float">
            <text:p>0.4844290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miscuentas_tend</text:p>
          </table:table-cell>
          <table:table-cell office:value-type="float" office:value="0.480409801085138" calcext:value-type="float">
            <text:p>0.4804098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pagado</text:p>
          </table:table-cell>
          <table:table-cell office:value-type="float" office:value="0.479669544791098" calcext:value-type="float">
            <text:p>0.4796695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consumototal_tend</text:p>
          </table:table-cell>
          <table:table-cell office:value-type="float" office:value="0.479636131334017" calcext:value-type="float">
            <text:p>0.4796361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traccion_autoservicio_tend</text:p>
          </table:table-cell>
          <table:table-cell office:value-type="float" office:value="0.47949191255115" calcext:value-type="float">
            <text:p>0.4794919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tadelantosefectivo_max</text:p>
          </table:table-cell>
          <table:table-cell office:value-type="float" office:value="0.479267132348304" calcext:value-type="float">
            <text:p>0.4792671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depositos</text:p>
          </table:table-cell>
          <table:table-cell office:value-type="float" office:value="0.478298328956004" calcext:value-type="float">
            <text:p>0.478298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deservicios_avg</text:p>
          </table:table-cell>
          <table:table-cell office:value-type="float" office:value="0.477952438756795" calcext:value-type="float">
            <text:p>0.477952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traccion_autoservicio_tend</text:p>
          </table:table-cell>
          <table:table-cell office:value-type="float" office:value="0.476846973314599" calcext:value-type="float">
            <text:p>0.4768469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uto_avg</text:p>
          </table:table-cell>
          <table:table-cell office:value-type="float" office:value="0.476646442784863" calcext:value-type="float">
            <text:p>0.4766464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omisiones_otras_tend</text:p>
          </table:table-cell>
          <table:table-cell office:value-type="float" office:value="0.473303539172183" calcext:value-type="float">
            <text:p>0.4733035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_rechazados_tend</text:p>
          </table:table-cell>
          <table:table-cell office:value-type="float" office:value="0.472775888422491" calcext:value-type="float">
            <text:p>0.4727758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_transacciones_tend</text:p>
          </table:table-cell>
          <table:table-cell office:value-type="float" office:value="0.471453729978436" calcext:value-type="float">
            <text:p>0.47145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a_ahorro_Paquete_tend</text:p>
          </table:table-cell>
          <table:table-cell office:value-type="float" office:value="0.469013252938089" calcext:value-type="float">
            <text:p>0.4690132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ado_tend</text:p>
          </table:table-cell>
          <table:table-cell office:value-type="float" office:value="0.466338367402776" calcext:value-type="float">
            <text:p>0.4663383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consumosdolares_min</text:p>
          </table:table-cell>
          <table:table-cell office:value-type="float" office:value="0.464002647995219" calcext:value-type="float">
            <text:p>0.464002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pagado_tend</text:p>
          </table:table-cell>
          <table:table-cell office:value-type="float" office:value="0.46389176527034" calcext:value-type="float">
            <text:p>0.4638917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_avg</text:p>
          </table:table-cell>
          <table:table-cell office:value-type="float" office:value="0.463556818034716" calcext:value-type="float">
            <text:p>0.46355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miscuentas</text:p>
          </table:table-cell>
          <table:table-cell office:value-type="float" office:value="0.462973343147865" calcext:value-type="float">
            <text:p>0.4629733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ajenos</text:p>
          </table:table-cell>
          <table:table-cell office:value-type="float" office:value="0.459753900799273" calcext:value-type="float">
            <text:p>0.4597539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consumototal</text:p>
          </table:table-cell>
          <table:table-cell office:value-type="float" office:value="0.459552965290083" calcext:value-type="float">
            <text:p>0.4595529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deservicios_avg</text:p>
          </table:table-cell>
          <table:table-cell office:value-type="float" office:value="0.458312398371623" calcext:value-type="float">
            <text:p>0.4583123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tend</text:p>
          </table:table-cell>
          <table:table-cell office:value-type="float" office:value="0.457791939868417" calcext:value-type="float">
            <text:p>0.4577919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vivienda_tend</text:p>
          </table:table-cell>
          <table:table-cell office:value-type="float" office:value="0.453376913285675" calcext:value-type="float">
            <text:p>0.4533769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omisiones_mantenimiento</text:p>
          </table:table-cell>
          <table:table-cell office:value-type="float" office:value="0.450265480327679" calcext:value-type="float">
            <text:p>0.4502654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pagominimo_tend</text:p>
          </table:table-cell>
          <table:table-cell office:value-type="float" office:value="0.445267249585557" calcext:value-type="float">
            <text:p>0.4452672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arjeta_master_debitos_automaticos</text:p>
          </table:table-cell>
          <table:table-cell office:value-type="float" office:value="0.44493234234821" calcext:value-type="float">
            <text:p>0.4449323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_activo_ultimos90dias_min</text:p>
          </table:table-cell>
          <table:table-cell office:value-type="float" office:value="0.444615368914731" calcext:value-type="float">
            <text:p>0.4446153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_debitos_automaticos_min</text:p>
          </table:table-cell>
          <table:table-cell office:value-type="float" office:value="0.442637858510454" calcext:value-type="float">
            <text:p>0.4426378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miscuentas_min</text:p>
          </table:table-cell>
          <table:table-cell office:value-type="float" office:value="0.439938180251658" calcext:value-type="float">
            <text:p>0.4399381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venta</text:p>
          </table:table-cell>
          <table:table-cell office:value-type="float" office:value="0.439583780049701" calcext:value-type="float">
            <text:p>0.4395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saldototal_tend</text:p>
          </table:table-cell>
          <table:table-cell office:value-type="float" office:value="0.438759980098111" calcext:value-type="float">
            <text:p>0.4387599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depositos_tend</text:p>
          </table:table-cell>
          <table:table-cell office:value-type="float" office:value="0.435019848488668" calcext:value-type="float">
            <text:p>0.435019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pagominimo_tend</text:p>
          </table:table-cell>
          <table:table-cell office:value-type="float" office:value="0.434499284935667" calcext:value-type="float">
            <text:p>0.4344992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ebanking</text:p>
          </table:table-cell>
          <table:table-cell office:value-type="float" office:value="0.433393168964844" calcext:value-type="float">
            <text:p>0.433393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ebanking_max</text:p>
          </table:table-cell>
          <table:table-cell office:value-type="float" office:value="0.432509468970531" calcext:value-type="float">
            <text:p>0.432509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escubierto_preacordado_max</text:p>
          </table:table-cell>
          <table:table-cell office:value-type="float" office:value="0.432267003693494" calcext:value-type="float">
            <text:p>0.432267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toservicio_tend</text:p>
          </table:table-cell>
          <table:table-cell office:value-type="float" office:value="0.430980187791114" calcext:value-type="float">
            <text:p>0.430980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propio_tend</text:p>
          </table:table-cell>
          <table:table-cell office:value-type="float" office:value="0.429311399493484" calcext:value-type="float">
            <text:p>0.4293113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toservicio_min</text:p>
          </table:table-cell>
          <table:table-cell office:value-type="float" office:value="0.42577495910434" calcext:value-type="float">
            <text:p>0.4257749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_rechazados_max</text:p>
          </table:table-cell>
          <table:table-cell office:value-type="float" office:value="0.42550396620627" calcext:value-type="float">
            <text:p>0.4255039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_rechazados_tend</text:p>
          </table:table-cell>
          <table:table-cell office:value-type="float" office:value="0.424320188482066" calcext:value-type="float">
            <text:p>0.424320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tadelantosefectivo_tend</text:p>
          </table:table-cell>
          <table:table-cell office:value-type="float" office:value="0.422654321352713" calcext:value-type="float">
            <text:p>0.4226543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misiones_otras_tend</text:p>
          </table:table-cell>
          <table:table-cell office:value-type="float" office:value="0.422234079484604" calcext:value-type="float">
            <text:p>0.4222340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prendarios_tend</text:p>
          </table:table-cell>
          <table:table-cell office:value-type="float" office:value="0.420567037551908" calcext:value-type="float">
            <text:p>0.4205670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7_avg</text:p>
          </table:table-cell>
          <table:table-cell office:value-type="float" office:value="0.419772446821754" calcext:value-type="float">
            <text:p>0.4197724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master_consumo_min</text:p>
          </table:table-cell>
          <table:table-cell office:value-type="float" office:value="0.414203097263913" calcext:value-type="float">
            <text:p>0.4142030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n_sueldo_min</text:p>
          </table:table-cell>
          <table:table-cell office:value-type="float" office:value="0.412809988490596" calcext:value-type="float">
            <text:p>0.4128099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propio</text:p>
          </table:table-cell>
          <table:table-cell office:value-type="float" office:value="0.40822655350034" calcext:value-type="float">
            <text:p>0.4082265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tadelantosefectivo_max</text:p>
          </table:table-cell>
          <table:table-cell office:value-type="float" office:value="0.402451461506262" calcext:value-type="float">
            <text:p>0.402451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personales_tend</text:p>
          </table:table-cell>
          <table:table-cell office:value-type="float" office:value="0.401279829942932" calcext:value-type="float">
            <text:p>0.4012798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debito_transacciones_tend</text:p>
          </table:table-cell>
          <table:table-cell office:value-type="float" office:value="0.399316731751049" calcext:value-type="float">
            <text:p>0.3993167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ahorro_min</text:p>
          </table:table-cell>
          <table:table-cell office:value-type="float" office:value="0.398525765263096" calcext:value-type="float">
            <text:p>0.3985257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ahorro_tend</text:p>
          </table:table-cell>
          <table:table-cell office:value-type="float" office:value="0.398318871751779" calcext:value-type="float">
            <text:p>0.3983188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_avg</text:p>
          </table:table-cell>
          <table:table-cell office:value-type="float" office:value="0.39700021341815" calcext:value-type="float">
            <text:p>0.3970002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enta_corriente_Nopaquete_avg</text:p>
          </table:table-cell>
          <table:table-cell office:value-type="float" office:value="0.396727666691052" calcext:value-type="float">
            <text:p>0.396727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pagospesos_tend</text:p>
          </table:table-cell>
          <table:table-cell office:value-type="float" office:value="0.396080762253564" calcext:value-type="float">
            <text:p>0.3960807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omisiones_mantenimiento_max</text:p>
          </table:table-cell>
          <table:table-cell office:value-type="float" office:value="0.39422170774609" calcext:value-type="float">
            <text:p>0.3942217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_avg</text:p>
          </table:table-cell>
          <table:table-cell office:value-type="float" office:value="0.392860946042685" calcext:value-type="float">
            <text:p>0.392860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_transacciones</text:p>
          </table:table-cell>
          <table:table-cell office:value-type="float" office:value="0.392148838056874" calcext:value-type="float">
            <text:p>0.3921488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enta_corriente_Nopaquete_tend</text:p>
          </table:table-cell>
          <table:table-cell office:value-type="float" office:value="0.391984863346242" calcext:value-type="float">
            <text:p>0.3919848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consumosdolares</text:p>
          </table:table-cell>
          <table:table-cell office:value-type="float" office:value="0.388507242087772" calcext:value-type="float">
            <text:p>0.3885072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ospesos_tend</text:p>
          </table:table-cell>
          <table:table-cell office:value-type="float" office:value="0.388171740801171" calcext:value-type="float">
            <text:p>0.3881717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adelantopesos_tend</text:p>
          </table:table-cell>
          <table:table-cell office:value-type="float" office:value="0.38673849750903" calcext:value-type="float">
            <text:p>0.3867384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misiones_tend</text:p>
          </table:table-cell>
          <table:table-cell office:value-type="float" office:value="0.386626945618886" calcext:value-type="float">
            <text:p>0.3866269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deservicios_tend</text:p>
          </table:table-cell>
          <table:table-cell office:value-type="float" office:value="0.385838035130293" calcext:value-type="float">
            <text:p>0.385838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consumospesos_tend</text:p>
          </table:table-cell>
          <table:table-cell office:value-type="float" office:value="0.385467172197169" calcext:value-type="float">
            <text:p>0.3854671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arca_atraso_tend</text:p>
          </table:table-cell>
          <table:table-cell office:value-type="float" office:value="0.383177952532713" calcext:value-type="float">
            <text:p>0.3831779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arjeta_master_debitos_automaticos_tend</text:p>
          </table:table-cell>
          <table:table-cell office:value-type="float" office:value="0.382486446740323" calcext:value-type="float">
            <text:p>0.3824864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visa_consumo_tend</text:p>
          </table:table-cell>
          <table:table-cell office:value-type="float" office:value="0.382031538009997" calcext:value-type="float">
            <text:p>0.382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_tend</text:p>
          </table:table-cell>
          <table:table-cell office:value-type="float" office:value="0.379758533677967" calcext:value-type="float">
            <text:p>0.3797585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Finiciomora_tend</text:p>
          </table:table-cell>
          <table:table-cell office:value-type="float" office:value="0.377561677345026" calcext:value-type="float">
            <text:p>0.3775616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enta_corriente_Nopaquete</text:p>
          </table:table-cell>
          <table:table-cell office:value-type="float" office:value="0.375691687000879" calcext:value-type="float">
            <text:p>0.375691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n_sueldo_max</text:p>
          </table:table-cell>
          <table:table-cell office:value-type="float" office:value="0.373305257746655" calcext:value-type="float">
            <text:p>0.3733052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uto_max</text:p>
          </table:table-cell>
          <table:table-cell office:value-type="float" office:value="0.372636441025147" calcext:value-type="float">
            <text:p>0.372636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arca_atraso</text:p>
          </table:table-cell>
          <table:table-cell office:value-type="float" office:value="0.372170654791222" calcext:value-type="float">
            <text:p>0.3721706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master_descuentos_max</text:p>
          </table:table-cell>
          <table:table-cell office:value-type="float" office:value="0.370451963897104" calcext:value-type="float">
            <text:p>0.3704519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saldopesos_tend</text:p>
          </table:table-cell>
          <table:table-cell office:value-type="float" office:value="0.370054900171405" calcext:value-type="float">
            <text:p>0.3700549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enta_corriente_Nopaquete_max</text:p>
          </table:table-cell>
          <table:table-cell office:value-type="float" office:value="0.367279313616021" calcext:value-type="float">
            <text:p>0.367279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compra_tend</text:p>
          </table:table-cell>
          <table:table-cell office:value-type="float" office:value="0.366426841286994" calcext:value-type="float">
            <text:p>0.3664268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compra_avg</text:p>
          </table:table-cell>
          <table:table-cell office:value-type="float" office:value="0.365140793940646" calcext:value-type="float">
            <text:p>0.3651407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ado</text:p>
          </table:table-cell>
          <table:table-cell office:value-type="float" office:value="0.36448565284041" calcext:value-type="float">
            <text:p>0.3644856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consumototal_div_mlimitecompra_tend</text:p>
          </table:table-cell>
          <table:table-cell office:value-type="float" office:value="0.363581379628047" calcext:value-type="float">
            <text:p>0.3635813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osdolares</text:p>
          </table:table-cell>
          <table:table-cell office:value-type="float" office:value="0.362853682256263" calcext:value-type="float">
            <text:p>0.3628536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a_ahorro_dolares_tend</text:p>
          </table:table-cell>
          <table:table-cell office:value-type="float" office:value="0.361623860450007" calcext:value-type="float">
            <text:p>0.3616238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arca_atraso_min</text:p>
          </table:table-cell>
          <table:table-cell office:value-type="float" office:value="0.359400203514403" calcext:value-type="float">
            <text:p>0.359400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_max</text:p>
          </table:table-cell>
          <table:table-cell office:value-type="float" office:value="0.357121973670327" calcext:value-type="float">
            <text:p>0.3571219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_tend</text:p>
          </table:table-cell>
          <table:table-cell office:value-type="float" office:value="0.355867627209755" calcext:value-type="float">
            <text:p>0.3558676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s_descuentos_tend</text:p>
          </table:table-cell>
          <table:table-cell office:value-type="float" office:value="0.355648936804309" calcext:value-type="float">
            <text:p>0.3556489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compra_tend</text:p>
          </table:table-cell>
          <table:table-cell office:value-type="float" office:value="0.354908256053855" calcext:value-type="float">
            <text:p>0.354908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zo_fijo_tend</text:p>
          </table:table-cell>
          <table:table-cell office:value-type="float" office:value="0.35394446962219" calcext:value-type="float">
            <text:p>0.3539444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debito_tend</text:p>
          </table:table-cell>
          <table:table-cell office:value-type="float" office:value="0.35062747612584" calcext:value-type="float">
            <text:p>0.3506274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consumosdolares</text:p>
          </table:table-cell>
          <table:table-cell office:value-type="float" office:value="0.350313230280812" calcext:value-type="float">
            <text:p>0.3503132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saldodolares_tend</text:p>
          </table:table-cell>
          <table:table-cell office:value-type="float" office:value="0.350139634784712" calcext:value-type="float">
            <text:p>0.350139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vimientos_ultimos90dias_tend</text:p>
          </table:table-cell>
          <table:table-cell office:value-type="float" office:value="0.349687560081922" calcext:value-type="float">
            <text:p>0.3496875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consumos</text:p>
          </table:table-cell>
          <table:table-cell office:value-type="float" office:value="0.342153084531783" calcext:value-type="float">
            <text:p>0.3421530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venta_max</text:p>
          </table:table-cell>
          <table:table-cell office:value-type="float" office:value="0.339119157924406" calcext:value-type="float">
            <text:p>0.339119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extracciones</text:p>
          </table:table-cell>
          <table:table-cell office:value-type="float" office:value="0.33884247049469" calcext:value-type="float">
            <text:p>0.3388424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emitidas</text:p>
          </table:table-cell>
          <table:table-cell office:value-type="float" office:value="0.338384723730836" calcext:value-type="float">
            <text:p>0.3383847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limitecompra_tend</text:p>
          </table:table-cell>
          <table:table-cell office:value-type="float" office:value="0.336790121214549" calcext:value-type="float">
            <text:p>0.3367901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compra_max</text:p>
          </table:table-cell>
          <table:table-cell office:value-type="float" office:value="0.33675693141184" calcext:value-type="float">
            <text:p>0.3367569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ccidentes_personales_avg</text:p>
          </table:table-cell>
          <table:table-cell office:value-type="float" office:value="0.335565846221339" calcext:value-type="float">
            <text:p>0.335565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debito_transacciones_min</text:p>
          </table:table-cell>
          <table:table-cell office:value-type="float" office:value="0.33337580801899" calcext:value-type="float">
            <text:p>0.33337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uto_tend</text:p>
          </table:table-cell>
          <table:table-cell office:value-type="float" office:value="0.331399205747513" calcext:value-type="float">
            <text:p>0.331399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visa_descuentos_tend</text:p>
          </table:table-cell>
          <table:table-cell office:value-type="float" office:value="0.330193558708993" calcext:value-type="float">
            <text:p>0.3301935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master_descuentos_avg</text:p>
          </table:table-cell>
          <table:table-cell office:value-type="float" office:value="0.328647083811533" calcext:value-type="float">
            <text:p>0.3286470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consumospesos_tend</text:p>
          </table:table-cell>
          <table:table-cell office:value-type="float" office:value="0.328400826805969" calcext:value-type="float">
            <text:p>0.3284008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deservicios_tend</text:p>
          </table:table-cell>
          <table:table-cell office:value-type="float" office:value="0.327166334319304" calcext:value-type="float">
            <text:p>0.3271663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consumosdolares_tend</text:p>
          </table:table-cell>
          <table:table-cell office:value-type="float" office:value="0.326854603711655" calcext:value-type="float">
            <text:p>0.3268546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_rechazados_avg</text:p>
          </table:table-cell>
          <table:table-cell office:value-type="float" office:value="0.325771387614928" calcext:value-type="float">
            <text:p>0.3257713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adelantopesos</text:p>
          </table:table-cell>
          <table:table-cell office:value-type="float" office:value="0.323084021114428" calcext:value-type="float">
            <text:p>0.3230840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_max</text:p>
          </table:table-cell>
          <table:table-cell office:value-type="float" office:value="0.321932645441696" calcext:value-type="float">
            <text:p>0.3219326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compra_avg</text:p>
          </table:table-cell>
          <table:table-cell office:value-type="float" office:value="0.321365421112136" calcext:value-type="float">
            <text:p>0.321365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_rechazados</text:p>
          </table:table-cell>
          <table:table-cell office:value-type="float" office:value="0.321004031093689" calcext:value-type="float">
            <text:p>0.3210040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_max</text:p>
          </table:table-cell>
          <table:table-cell office:value-type="float" office:value="0.319673343573167" calcext:value-type="float">
            <text:p>0.319673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ebanking_min</text:p>
          </table:table-cell>
          <table:table-cell office:value-type="float" office:value="0.319308375133751" calcext:value-type="float">
            <text:p>0.3193083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dolares_tend</text:p>
          </table:table-cell>
          <table:table-cell office:value-type="float" office:value="0.318993071695749" calcext:value-type="float">
            <text:p>0.3189930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consumos_tend</text:p>
          </table:table-cell>
          <table:table-cell office:value-type="float" office:value="0.316594115125995" calcext:value-type="float">
            <text:p>0.3165941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master_transacciones</text:p>
          </table:table-cell>
          <table:table-cell office:value-type="float" office:value="0.315438122408112" calcext:value-type="float">
            <text:p>0.3154381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dolares_max</text:p>
          </table:table-cell>
          <table:table-cell office:value-type="float" office:value="0.311292455483925" calcext:value-type="float">
            <text:p>0.3112924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</text:p>
          </table:table-cell>
          <table:table-cell office:value-type="float" office:value="0.310192639266344" calcext:value-type="float">
            <text:p>0.3101926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consumototal_tend</text:p>
          </table:table-cell>
          <table:table-cell office:value-type="float" office:value="0.309097552866342" calcext:value-type="float">
            <text:p>0.3090975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dolares_max</text:p>
          </table:table-cell>
          <table:table-cell office:value-type="float" office:value="0.307562890263155" calcext:value-type="float">
            <text:p>0.3075628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saldopesos_tend</text:p>
          </table:table-cell>
          <table:table-cell office:value-type="float" office:value="0.306445430955664" calcext:value-type="float">
            <text:p>0.306445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pesos_tend</text:p>
          </table:table-cell>
          <table:table-cell office:value-type="float" office:value="0.3042699814623" calcext:value-type="float">
            <text:p>0.3042699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prendarios_avg</text:p>
          </table:table-cell>
          <table:table-cell office:value-type="float" office:value="0.30372649870288" calcext:value-type="float">
            <text:p>0.3037264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consumos_min</text:p>
          </table:table-cell>
          <table:table-cell office:value-type="float" office:value="0.299881782802638" calcext:value-type="float">
            <text:p>0.2998817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uto_min</text:p>
          </table:table-cell>
          <table:table-cell office:value-type="float" office:value="0.299666812899183" calcext:value-type="float">
            <text:p>0.2996668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mbio_monedas_max</text:p>
          </table:table-cell>
          <table:table-cell office:value-type="float" office:value="0.299444111285932" calcext:value-type="float">
            <text:p>0.2994441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consumospesos_tend</text:p>
          </table:table-cell>
          <table:table-cell office:value-type="float" office:value="0.298684550750664" calcext:value-type="float">
            <text:p>0.2986845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consumototal_tend</text:p>
          </table:table-cell>
          <table:table-cell office:value-type="float" office:value="0.297273646675304" calcext:value-type="float">
            <text:p>0.2972736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entas_saldo_tend</text:p>
          </table:table-cell>
          <table:table-cell office:value-type="float" office:value="0.296957600743718" calcext:value-type="float">
            <text:p>0.2969576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7_tend</text:p>
          </table:table-cell>
          <table:table-cell office:value-type="float" office:value="0.296955175439718" calcext:value-type="float">
            <text:p>0.2969551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venta_tend</text:p>
          </table:table-cell>
          <table:table-cell office:value-type="float" office:value="0.29597217309386" calcext:value-type="float">
            <text:p>0.2959721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visa_descuentos_tend</text:p>
          </table:table-cell>
          <table:table-cell office:value-type="float" office:value="0.295965493761142" calcext:value-type="float">
            <text:p>0.295965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pagosdolares_tend</text:p>
          </table:table-cell>
          <table:table-cell office:value-type="float" office:value="0.29480981295746" calcext:value-type="float">
            <text:p>0.294809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arca_atraso_max</text:p>
          </table:table-cell>
          <table:table-cell office:value-type="float" office:value="0.293572040662572" calcext:value-type="float">
            <text:p>0.2935720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omisiones_mantenimiento_min</text:p>
          </table:table-cell>
          <table:table-cell office:value-type="float" office:value="0.290757396767137" calcext:value-type="float">
            <text:p>0.2907573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7_max</text:p>
          </table:table-cell>
          <table:table-cell office:value-type="float" office:value="0.290279895089515" calcext:value-type="float">
            <text:p>0.2902798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prendarios_max</text:p>
          </table:table-cell>
          <table:table-cell office:value-type="float" office:value="0.289600048818517" calcext:value-type="float">
            <text:p>0.289600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compra_max</text:p>
          </table:table-cell>
          <table:table-cell office:value-type="float" office:value="0.289350770158458" calcext:value-type="float">
            <text:p>0.2893507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</text:p>
          </table:table-cell>
          <table:table-cell office:value-type="float" office:value="0.28899868421213" calcext:value-type="float">
            <text:p>0.288998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s_avg</text:p>
          </table:table-cell>
          <table:table-cell office:value-type="float" office:value="0.287748668034734" calcext:value-type="float">
            <text:p>0.287748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ccidentes_personales</text:p>
          </table:table-cell>
          <table:table-cell office:value-type="float" office:value="0.286780528992362" calcext:value-type="float">
            <text:p>0.286780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ccidentes_personales_min</text:p>
          </table:table-cell>
          <table:table-cell office:value-type="float" office:value="0.286348181695772" calcext:value-type="float">
            <text:p>0.2863481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visa_max</text:p>
          </table:table-cell>
          <table:table-cell office:value-type="float" office:value="0.282415827304605" calcext:value-type="float">
            <text:p>0.2824158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miscuentas_min</text:p>
          </table:table-cell>
          <table:table-cell office:value-type="float" office:value="0.280668070877814" calcext:value-type="float">
            <text:p>0.2806680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master_descuentos</text:p>
          </table:table-cell>
          <table:table-cell office:value-type="float" office:value="0.278974178326946" calcext:value-type="float">
            <text:p>0.2789741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traccion_autoservicio_min</text:p>
          </table:table-cell>
          <table:table-cell office:value-type="float" office:value="0.276908807363583" calcext:value-type="float">
            <text:p>0.2769088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adelantopesos_tend</text:p>
          </table:table-cell>
          <table:table-cell office:value-type="float" office:value="0.27619471277443" calcext:value-type="float">
            <text:p>0.2761947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_tend</text:p>
          </table:table-cell>
          <table:table-cell office:value-type="float" office:value="0.275259618770785" calcext:value-type="float">
            <text:p>0.275259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propios_descuentos_tend</text:p>
          </table:table-cell>
          <table:table-cell office:value-type="float" office:value="0.275107483445075" calcext:value-type="float">
            <text:p>0.2751074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traccion_autoservicio_min</text:p>
          </table:table-cell>
          <table:table-cell office:value-type="float" office:value="0.273466073073799" calcext:value-type="float">
            <text:p>0.2734660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prendarios_avg</text:p>
          </table:table-cell>
          <table:table-cell office:value-type="float" office:value="0.272679035950014" calcext:value-type="float">
            <text:p>0.272679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</text:p>
          </table:table-cell>
          <table:table-cell office:value-type="float" office:value="0.272496511811675" calcext:value-type="float">
            <text:p>0.272496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master_descuentos_tend</text:p>
          </table:table-cell>
          <table:table-cell office:value-type="float" office:value="0.269826431918722" calcext:value-type="float">
            <text:p>0.2698264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mbio_monedas_tend</text:p>
          </table:table-cell>
          <table:table-cell office:value-type="float" office:value="0.268641695703983" calcext:value-type="float">
            <text:p>0.268641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entabilidad_annual_tend</text:p>
          </table:table-cell>
          <table:table-cell office:value-type="float" office:value="0.268095522392586" calcext:value-type="float">
            <text:p>0.2680955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9_max</text:p>
          </table:table-cell>
          <table:table-cell office:value-type="float" office:value="0.267772950855744" calcext:value-type="float">
            <text:p>0.267772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consumosdolares_tend</text:p>
          </table:table-cell>
          <table:table-cell office:value-type="float" office:value="0.267204701670044" calcext:value-type="float">
            <text:p>0.2672047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propio_min</text:p>
          </table:table-cell>
          <table:table-cell office:value-type="float" office:value="0.266192677246142" calcext:value-type="float">
            <text:p>0.2661926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7</text:p>
          </table:table-cell>
          <table:table-cell office:value-type="float" office:value="0.264223039268179" calcext:value-type="float">
            <text:p>0.2642230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_rechazados_tend</text:p>
          </table:table-cell>
          <table:table-cell office:value-type="float" office:value="0.263504544415845" calcext:value-type="float">
            <text:p>0.2635045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dolares_avg</text:p>
          </table:table-cell>
          <table:table-cell office:value-type="float" office:value="0.261296726937983" calcext:value-type="float">
            <text:p>0.2612967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extracciones_tend</text:p>
          </table:table-cell>
          <table:table-cell office:value-type="float" office:value="0.260104468647679" calcext:value-type="float">
            <text:p>0.2601044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zo_fijo_avg</text:p>
          </table:table-cell>
          <table:table-cell office:value-type="float" office:value="0.25984416156489" calcext:value-type="float">
            <text:p>0.2598441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itulos_tend</text:p>
          </table:table-cell>
          <table:table-cell office:value-type="float" office:value="0.257364542193472" calcext:value-type="float">
            <text:p>0.2573645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emitidas_min</text:p>
          </table:table-cell>
          <table:table-cell office:value-type="float" office:value="0.257160054147485" calcext:value-type="float">
            <text:p>0.257160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adelantosefectivo_tend</text:p>
          </table:table-cell>
          <table:table-cell office:value-type="float" office:value="0.256810421909458" calcext:value-type="float">
            <text:p>0.256810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master_consumo_tend</text:p>
          </table:table-cell>
          <table:table-cell office:value-type="float" office:value="0.255739884412548" calcext:value-type="float">
            <text:p>0.2557398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n_sueldo</text:p>
          </table:table-cell>
          <table:table-cell office:value-type="float" office:value="0.25493038893476" calcext:value-type="float">
            <text:p>0.2549303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adelantosefectivo_min</text:p>
          </table:table-cell>
          <table:table-cell office:value-type="float" office:value="0.254026409454791" calcext:value-type="float">
            <text:p>0.2540264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saldodolares_tend</text:p>
          </table:table-cell>
          <table:table-cell office:value-type="float" office:value="0.252803971553458" calcext:value-type="float">
            <text:p>0.2528039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_tend</text:p>
          </table:table-cell>
          <table:table-cell office:value-type="float" office:value="0.252222207260511" calcext:value-type="float">
            <text:p>0.2522222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uto</text:p>
          </table:table-cell>
          <table:table-cell office:value-type="float" office:value="0.251157102782131" calcext:value-type="float">
            <text:p>0.251157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_rechazados_max</text:p>
          </table:table-cell>
          <table:table-cell office:value-type="float" office:value="0.249704743449028" calcext:value-type="float">
            <text:p>0.249704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prendarios</text:p>
          </table:table-cell>
          <table:table-cell office:value-type="float" office:value="0.24910110320806" calcext:value-type="float">
            <text:p>0.249101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vivienda_avg</text:p>
          </table:table-cell>
          <table:table-cell office:value-type="float" office:value="0.248964401927042" calcext:value-type="float">
            <text:p>0.2489644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pagospesos_tend</text:p>
          </table:table-cell>
          <table:table-cell office:value-type="float" office:value="0.247667427045301" calcext:value-type="float">
            <text:p>0.247667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n_sueldo_min</text:p>
          </table:table-cell>
          <table:table-cell office:value-type="float" office:value="0.246128383563853" calcext:value-type="float">
            <text:p>0.2461283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accidentes_personales_max</text:p>
          </table:table-cell>
          <table:table-cell office:value-type="float" office:value="0.245759826958209" calcext:value-type="float">
            <text:p>0.245759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itulos_max</text:p>
          </table:table-cell>
          <table:table-cell office:value-type="float" office:value="0.245623139795908" calcext:value-type="float">
            <text:p>0.2456231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pagosdolares</text:p>
          </table:table-cell>
          <table:table-cell office:value-type="float" office:value="0.244226789498647" calcext:value-type="float">
            <text:p>0.244226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adelantodolares</text:p>
          </table:table-cell>
          <table:table-cell office:value-type="float" office:value="0.243924980285261" calcext:value-type="float">
            <text:p>0.2439249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9_avg</text:p>
          </table:table-cell>
          <table:table-cell office:value-type="float" office:value="0.243638188135244" calcext:value-type="float">
            <text:p>0.243638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master_transacciones_min</text:p>
          </table:table-cell>
          <table:table-cell office:value-type="float" office:value="0.243608213186083" calcext:value-type="float">
            <text:p>0.2436082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_rechazados_tend</text:p>
          </table:table-cell>
          <table:table-cell office:value-type="float" office:value="0.241686419175825" calcext:value-type="float">
            <text:p>0.2416864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prendarios_min</text:p>
          </table:table-cell>
          <table:table-cell office:value-type="float" office:value="0.237769856863911" calcext:value-type="float">
            <text:p>0.2377698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ansferencias_emitidas_min</text:p>
          </table:table-cell>
          <table:table-cell office:value-type="float" office:value="0.236415180849544" calcext:value-type="float">
            <text:p>0.2364151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hipotecarios_tend</text:p>
          </table:table-cell>
          <table:table-cell office:value-type="float" office:value="0.231926217580896" calcext:value-type="float">
            <text:p>0.2319262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vivienda_max</text:p>
          </table:table-cell>
          <table:table-cell office:value-type="float" office:value="0.231022056279471" calcext:value-type="float">
            <text:p>0.2310220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llcenter</text:p>
          </table:table-cell>
          <table:table-cell office:value-type="float" office:value="0.23023389940898" calcext:value-type="float">
            <text:p>0.2302338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_activo_ultimos90dias_max</text:p>
          </table:table-cell>
          <table:table-cell office:value-type="float" office:value="0.230070283963877" calcext:value-type="float">
            <text:p>0.230070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visa_transacciones_tend</text:p>
          </table:table-cell>
          <table:table-cell office:value-type="float" office:value="0.229315400396372" calcext:value-type="float">
            <text:p>0.2293154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saldodolares_tend</text:p>
          </table:table-cell>
          <table:table-cell office:value-type="float" office:value="0.229284833636485" calcext:value-type="float">
            <text:p>0.2292848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mbio_monedas</text:p>
          </table:table-cell>
          <table:table-cell office:value-type="float" office:value="0.229205301002472" calcext:value-type="float">
            <text:p>0.229205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osdolares_tend</text:p>
          </table:table-cell>
          <table:table-cell office:value-type="float" office:value="0.224464293094708" calcext:value-type="float">
            <text:p>0.2244642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cuenta_estado_min</text:p>
          </table:table-cell>
          <table:table-cell office:value-type="float" office:value="0.221626316925215" calcext:value-type="float">
            <text:p>0.2216263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_rechazados</text:p>
          </table:table-cell>
          <table:table-cell office:value-type="float" office:value="0.21939500766968" calcext:value-type="float">
            <text:p>0.2193950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deservicios</text:p>
          </table:table-cell>
          <table:table-cell office:value-type="float" office:value="0.217588778821809" calcext:value-type="float">
            <text:p>0.2175887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entabilidad_annual_min</text:p>
          </table:table-cell>
          <table:table-cell office:value-type="float" office:value="0.21709422599895" calcext:value-type="float">
            <text:p>0.217094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prendarios_max</text:p>
          </table:table-cell>
          <table:table-cell office:value-type="float" office:value="0.213887710131516" calcext:value-type="float">
            <text:p>0.213887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venta_tend</text:p>
          </table:table-cell>
          <table:table-cell office:value-type="float" office:value="0.213702539726544" calcext:value-type="float">
            <text:p>0.2137025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vivienda_min</text:p>
          </table:table-cell>
          <table:table-cell office:value-type="float" office:value="0.21318978958606" calcext:value-type="float">
            <text:p>0.2131897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seguridad_tend</text:p>
          </table:table-cell>
          <table:table-cell office:value-type="float" office:value="0.209067341360317" calcext:value-type="float">
            <text:p>0.2090673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itulos</text:p>
          </table:table-cell>
          <table:table-cell office:value-type="float" office:value="0.208863649809303" calcext:value-type="float">
            <text:p>0.208863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prendarios_tend</text:p>
          </table:table-cell>
          <table:table-cell office:value-type="float" office:value="0.208389397243737" calcext:value-type="float">
            <text:p>0.2083893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arjeta_master_debitos_automaticos_min</text:p>
          </table:table-cell>
          <table:table-cell office:value-type="float" office:value="0.20726801771472" calcext:value-type="float">
            <text:p>0.207268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llcenter_transacciones_min</text:p>
          </table:table-cell>
          <table:table-cell office:value-type="float" office:value="0.205920722308196" calcext:value-type="float">
            <text:p>0.2059207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master_debitos_automaticos</text:p>
          </table:table-cell>
          <table:table-cell office:value-type="float" office:value="0.205765754433176" calcext:value-type="float">
            <text:p>0.2057657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enta_corriente_Nopaquete_min</text:p>
          </table:table-cell>
          <table:table-cell office:value-type="float" office:value="0.205563303317419" calcext:value-type="float">
            <text:p>0.205563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itulos_avg</text:p>
          </table:table-cell>
          <table:table-cell office:value-type="float" office:value="0.203755398345051" calcext:value-type="float">
            <text:p>0.2037553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guro_vivienda</text:p>
          </table:table-cell>
          <table:table-cell office:value-type="float" office:value="0.203289097187221" calcext:value-type="float">
            <text:p>0.2032890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tadelantosefectivo_tend</text:p>
          </table:table-cell>
          <table:table-cell office:value-type="float" office:value="0.203049160977263" calcext:value-type="float">
            <text:p>0.203049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tadelantosefectivo</text:p>
          </table:table-cell>
          <table:table-cell office:value-type="float" office:value="0.20042168022728" calcext:value-type="float">
            <text:p>0.200421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ajenos_min</text:p>
          </table:table-cell>
          <table:table-cell office:value-type="float" office:value="0.199407972032745" calcext:value-type="float">
            <text:p>0.199407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depositos_min</text:p>
          </table:table-cell>
          <table:table-cell office:value-type="float" office:value="0.193720485667983" calcext:value-type="float">
            <text:p>0.1937204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adelantodolares</text:p>
          </table:table-cell>
          <table:table-cell office:value-type="float" office:value="0.1932997375308" calcext:value-type="float">
            <text:p>0.1932997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itulos_min</text:p>
          </table:table-cell>
          <table:table-cell office:value-type="float" office:value="0.191917293749163" calcext:value-type="float">
            <text:p>0.1919172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master_transacciones_tend</text:p>
          </table:table-cell>
          <table:table-cell office:value-type="float" office:value="0.191789390835476" calcext:value-type="float">
            <text:p>0.1917893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master_descuentos_tend</text:p>
          </table:table-cell>
          <table:table-cell office:value-type="float" office:value="0.191623406551892" calcext:value-type="float">
            <text:p>0.1916234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dolares_avg</text:p>
          </table:table-cell>
          <table:table-cell office:value-type="float" office:value="0.190726760444856" calcext:value-type="float">
            <text:p>0.190726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master_max</text:p>
          </table:table-cell>
          <table:table-cell office:value-type="float" office:value="0.188255499909844" calcext:value-type="float">
            <text:p>0.1882554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llcenter_max</text:p>
          </table:table-cell>
          <table:table-cell office:value-type="float" office:value="0.184642569127469" calcext:value-type="float">
            <text:p>0.1846425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9_min</text:p>
          </table:table-cell>
          <table:table-cell office:value-type="float" office:value="0.183461374858355" calcext:value-type="float">
            <text:p>0.1834613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venta</text:p>
          </table:table-cell>
          <table:table-cell office:value-type="float" office:value="0.176096599580024" calcext:value-type="float">
            <text:p>0.1760965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cuenta_estado_min</text:p>
          </table:table-cell>
          <table:table-cell office:value-type="float" office:value="0.176022073979563" calcext:value-type="float">
            <text:p>0.176022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ajenos_transacciones_min</text:p>
          </table:table-cell>
          <table:table-cell office:value-type="float" office:value="0.173815209367308" calcext:value-type="float">
            <text:p>0.1738152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s_tend</text:p>
          </table:table-cell>
          <table:table-cell office:value-type="float" office:value="0.173514500768238" calcext:value-type="float">
            <text:p>0.1735145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itulos_tend</text:p>
          </table:table-cell>
          <table:table-cell office:value-type="float" office:value="0.171611758809254" calcext:value-type="float">
            <text:p>0.1716117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s_max</text:p>
          </table:table-cell>
          <table:table-cell office:value-type="float" office:value="0.170200205428514" calcext:value-type="float">
            <text:p>0.1702002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_transacciones_min</text:p>
          </table:table-cell>
          <table:table-cell office:value-type="float" office:value="0.169644117642204" calcext:value-type="float">
            <text:p>0.169644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adelantodolares_tend</text:p>
          </table:table-cell>
          <table:table-cell office:value-type="float" office:value="0.165493920878592" calcext:value-type="float">
            <text:p>0.1654939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compra</text:p>
          </table:table-cell>
          <table:table-cell office:value-type="float" office:value="0.163216987779995" calcext:value-type="float">
            <text:p>0.1632169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tadelantosefectivo</text:p>
          </table:table-cell>
          <table:table-cell office:value-type="float" office:value="0.161893401956407" calcext:value-type="float">
            <text:p>0.161893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extracciones_min</text:p>
          </table:table-cell>
          <table:table-cell office:value-type="float" office:value="0.160856578653717" calcext:value-type="float">
            <text:p>0.1608565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adelantodolares_tend</text:p>
          </table:table-cell>
          <table:table-cell office:value-type="float" office:value="0.160692353415437" calcext:value-type="float">
            <text:p>0.1606923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_madelantopesos</text:p>
          </table:table-cell>
          <table:table-cell office:value-type="float" office:value="0.159828185430895" calcext:value-type="float">
            <text:p>0.1598281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deservicios</text:p>
          </table:table-cell>
          <table:table-cell office:value-type="float" office:value="0.155240319564785" calcext:value-type="float">
            <text:p>0.1552403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compra</text:p>
          </table:table-cell>
          <table:table-cell office:value-type="float" office:value="0.154829602329352" calcext:value-type="float">
            <text:p>0.1548296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7_min</text:p>
          </table:table-cell>
          <table:table-cell office:value-type="float" office:value="0.15352135340111" calcext:value-type="float">
            <text:p>0.1535213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a_ahorro_Nopaquete_max</text:p>
          </table:table-cell>
          <table:table-cell office:value-type="float" office:value="0.15337486087043" calcext:value-type="float">
            <text:p>0.1533748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pesos</text:p>
          </table:table-cell>
          <table:table-cell office:value-type="float" office:value="0.152666166903258" calcext:value-type="float">
            <text:p>0.1526661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hipotecarios_max</text:p>
          </table:table-cell>
          <table:table-cell office:value-type="float" office:value="0.149801733471384" calcext:value-type="float">
            <text:p>0.1498017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master_descuentos</text:p>
          </table:table-cell>
          <table:table-cell office:value-type="float" office:value="0.148855237682367" calcext:value-type="float">
            <text:p>0.1488552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itulos_min</text:p>
          </table:table-cell>
          <table:table-cell office:value-type="float" office:value="0.145845871240179" calcext:value-type="float">
            <text:p>0.1458458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itulos_max</text:p>
          </table:table-cell>
          <table:table-cell office:value-type="float" office:value="0.143036660616586" calcext:value-type="float">
            <text:p>0.1430366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pagosdolares_min</text:p>
          </table:table-cell>
          <table:table-cell office:value-type="float" office:value="0.142754050204424" calcext:value-type="float">
            <text:p>0.1427540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prendarios</text:p>
          </table:table-cell>
          <table:table-cell office:value-type="float" office:value="0.137288334246121" calcext:value-type="float">
            <text:p>0.1372883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pesos_min</text:p>
          </table:table-cell>
          <table:table-cell office:value-type="float" office:value="0.137268198241377" calcext:value-type="float">
            <text:p>0.1372681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pesos_tend</text:p>
          </table:table-cell>
          <table:table-cell office:value-type="float" office:value="0.134358000432429" calcext:value-type="float">
            <text:p>0.134358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otras_min</text:p>
          </table:table-cell>
          <table:table-cell office:value-type="float" office:value="0.133730822088451" calcext:value-type="float">
            <text:p>0.1337308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_rechazados</text:p>
          </table:table-cell>
          <table:table-cell office:value-type="float" office:value="0.131385672832465" calcext:value-type="float">
            <text:p>0.1313856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_corriente_min</text:p>
          </table:table-cell>
          <table:table-cell office:value-type="float" office:value="0.131097598130293" calcext:value-type="float">
            <text:p>0.1310975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rjeta_master_debitos_automaticos_min</text:p>
          </table:table-cell>
          <table:table-cell office:value-type="float" office:value="0.131022310756857" calcext:value-type="float">
            <text:p>0.131022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_min</text:p>
          </table:table-cell>
          <table:table-cell office:value-type="float" office:value="0.13097622221242" calcext:value-type="float">
            <text:p>0.130976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</text:p>
          </table:table-cell>
          <table:table-cell office:value-type="float" office:value="0.130322990999941" calcext:value-type="float">
            <text:p>0.130322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max</text:p>
          </table:table-cell>
          <table:table-cell office:value-type="float" office:value="0.129580061760437" calcext:value-type="float">
            <text:p>0.1295800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s_descuentos</text:p>
          </table:table-cell>
          <table:table-cell office:value-type="float" office:value="0.129051979430571" calcext:value-type="float">
            <text:p>0.1290519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_corriente_avg</text:p>
          </table:table-cell>
          <table:table-cell office:value-type="float" office:value="0.127189586220096" calcext:value-type="float">
            <text:p>0.127189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zo_fijo_max</text:p>
          </table:table-cell>
          <table:table-cell office:value-type="float" office:value="0.125748457205793" calcext:value-type="float">
            <text:p>0.1257484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recibidas_tend</text:p>
          </table:table-cell>
          <table:table-cell office:value-type="float" office:value="0.122651840105421" calcext:value-type="float">
            <text:p>0.122651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dolares_tend</text:p>
          </table:table-cell>
          <table:table-cell office:value-type="float" office:value="0.12144601979629" calcext:value-type="float">
            <text:p>0.1214460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pesos</text:p>
          </table:table-cell>
          <table:table-cell office:value-type="float" office:value="0.118978041499202" calcext:value-type="float">
            <text:p>0.1189780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pesos_max</text:p>
          </table:table-cell>
          <table:table-cell office:value-type="float" office:value="0.11662889705514" calcext:value-type="float">
            <text:p>0.1166288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dolares_min</text:p>
          </table:table-cell>
          <table:table-cell office:value-type="float" office:value="0.115184937270558" calcext:value-type="float">
            <text:p>0.1151849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pesos_avg</text:p>
          </table:table-cell>
          <table:table-cell office:value-type="float" office:value="0.114434359881786" calcext:value-type="float">
            <text:p>0.1144343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seguridad_min</text:p>
          </table:table-cell>
          <table:table-cell office:value-type="float" office:value="0.11353692255218" calcext:value-type="float">
            <text:p>0.1135369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_corriente_max</text:p>
          </table:table-cell>
          <table:table-cell office:value-type="float" office:value="0.111264673534844" calcext:value-type="float">
            <text:p>0.1112646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hipotecarios_avg</text:p>
          </table:table-cell>
          <table:table-cell office:value-type="float" office:value="0.111087908045507" calcext:value-type="float">
            <text:p>0.111087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hipotecarios_avg</text:p>
          </table:table-cell>
          <table:table-cell office:value-type="float" office:value="0.110750156311641" calcext:value-type="float">
            <text:p>0.110750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_corriente</text:p>
          </table:table-cell>
          <table:table-cell office:value-type="float" office:value="0.110227012950238" calcext:value-type="float">
            <text:p>0.110227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prendarios_min</text:p>
          </table:table-cell>
          <table:table-cell office:value-type="float" office:value="0.10996352066369" calcext:value-type="float">
            <text:p>0.1099635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seguridad_max</text:p>
          </table:table-cell>
          <table:table-cell office:value-type="float" office:value="0.109191661757019" calcext:value-type="float">
            <text:p>0.1091916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</text:p>
          </table:table-cell>
          <table:table-cell office:value-type="float" office:value="0.106934770105342" calcext:value-type="float">
            <text:p>0.1069347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tadelantosefectivo</text:p>
          </table:table-cell>
          <table:table-cell office:value-type="float" office:value="0.106127272433782" calcext:value-type="float">
            <text:p>0.1061272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s_min</text:p>
          </table:table-cell>
          <table:table-cell office:value-type="float" office:value="0.0973628962515432" calcext:value-type="float">
            <text:p>0.0973628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itulos_avg</text:p>
          </table:table-cell>
          <table:table-cell office:value-type="float" office:value="0.0969919623181792" calcext:value-type="float">
            <text:p>0.096991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seguridad_avg</text:p>
          </table:table-cell>
          <table:table-cell office:value-type="float" office:value="0.0963653829342702" calcext:value-type="float">
            <text:p>0.0963653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a_ahorro_Nopaquete_tend</text:p>
          </table:table-cell>
          <table:table-cell office:value-type="float" office:value="0.0960574615727409" calcext:value-type="float">
            <text:p>0.0960574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visa_descuentos</text:p>
          </table:table-cell>
          <table:table-cell office:value-type="float" office:value="0.0933815045826778" calcext:value-type="float">
            <text:p>0.0933815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godeservicios_min</text:p>
          </table:table-cell>
          <table:table-cell office:value-type="float" office:value="0.0930585448932329" calcext:value-type="float">
            <text:p>0.0930585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hipotecarios_max</text:p>
          </table:table-cell>
          <table:table-cell office:value-type="float" office:value="0.0929535710393307" calcext:value-type="float">
            <text:p>0.092953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s</text:p>
          </table:table-cell>
          <table:table-cell office:value-type="float" office:value="0.0924666541996489" calcext:value-type="float">
            <text:p>0.0924666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itulos</text:p>
          </table:table-cell>
          <table:table-cell office:value-type="float" office:value="0.0915760423982875" calcext:value-type="float">
            <text:p>0.0915760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s_min</text:p>
          </table:table-cell>
          <table:table-cell office:value-type="float" office:value="0.0907708020376708" calcext:value-type="float">
            <text:p>0.09077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a_ahorro_Nopaquete_avg</text:p>
          </table:table-cell>
          <table:table-cell office:value-type="float" office:value="0.0865438072244028" calcext:value-type="float">
            <text:p>0.086543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ondos_comunes_inversion_avg</text:p>
          </table:table-cell>
          <table:table-cell office:value-type="float" office:value="0.0861418687417159" calcext:value-type="float">
            <text:p>0.0861418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visa_descuentos</text:p>
          </table:table-cell>
          <table:table-cell office:value-type="float" office:value="0.0859777360747243" calcext:value-type="float">
            <text:p>0.085977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tadelantosefectivo_min</text:p>
          </table:table-cell>
          <table:table-cell office:value-type="float" office:value="0.0840243805069339" calcext:value-type="float">
            <text:p>0.0840243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_rechazados_min</text:p>
          </table:table-cell>
          <table:table-cell office:value-type="float" office:value="0.0828560003629679" calcext:value-type="float">
            <text:p>0.082856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ansferencias_recibidas_tend</text:p>
          </table:table-cell>
          <table:table-cell office:value-type="float" office:value="0.0821623813405159" calcext:value-type="float">
            <text:p>0.0821623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propios_descuentos</text:p>
          </table:table-cell>
          <table:table-cell office:value-type="float" office:value="0.0788182678360856" calcext:value-type="float">
            <text:p>0.078818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pesos_avg</text:p>
          </table:table-cell>
          <table:table-cell office:value-type="float" office:value="0.07799526765398" calcext:value-type="float">
            <text:p>0.0779952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_min</text:p>
          </table:table-cell>
          <table:table-cell office:value-type="float" office:value="0.077266262583985" calcext:value-type="float">
            <text:p>0.0772662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pesos_max</text:p>
          </table:table-cell>
          <table:table-cell office:value-type="float" office:value="0.0772369760575561" calcext:value-type="float">
            <text:p>0.0772369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dolares</text:p>
          </table:table-cell>
          <table:table-cell office:value-type="float" office:value="0.0768791952389869" calcext:value-type="float">
            <text:p>0.076879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9</text:p>
          </table:table-cell>
          <table:table-cell office:value-type="float" office:value="0.0767384573003384" calcext:value-type="float">
            <text:p>0.0767384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_min</text:p>
          </table:table-cell>
          <table:table-cell office:value-type="float" office:value="0.0766592184312959" calcext:value-type="float">
            <text:p>0.0766592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eros_propios_descuentos_min</text:p>
          </table:table-cell>
          <table:table-cell office:value-type="float" office:value="0.0765527331966985" calcext:value-type="float">
            <text:p>0.0765527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e_vip_min</text:p>
          </table:table-cell>
          <table:table-cell office:value-type="float" office:value="0.0723521367464836" calcext:value-type="float">
            <text:p>0.0723521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enta_corriente_tend</text:p>
          </table:table-cell>
          <table:table-cell office:value-type="float" office:value="0.069253975324052" calcext:value-type="float">
            <text:p>0.0692539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hipotecarios_min</text:p>
          </table:table-cell>
          <table:table-cell office:value-type="float" office:value="0.0679850531428987" calcext:value-type="float">
            <text:p>0.0679850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cuenta_estado_min</text:p>
          </table:table-cell>
          <table:table-cell office:value-type="float" office:value="0.0675618363862344" calcext:value-type="float">
            <text:p>0.0675618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ja_seguridad</text:p>
          </table:table-cell>
          <table:table-cell office:value-type="float" office:value="0.0668957548003877" calcext:value-type="float">
            <text:p>0.0668957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emitidos_min</text:p>
          </table:table-cell>
          <table:table-cell office:value-type="float" office:value="0.0664326545949983" calcext:value-type="float">
            <text:p>0.0664326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quete9_tend</text:p>
          </table:table-cell>
          <table:table-cell office:value-type="float" office:value="0.0656793724012407" calcext:value-type="float">
            <text:p>0.0656793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hipotecarios_tend</text:p>
          </table:table-cell>
          <table:table-cell office:value-type="float" office:value="0.0638470232674277" calcext:value-type="float">
            <text:p>0.0638470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pesos_tend</text:p>
          </table:table-cell>
          <table:table-cell office:value-type="float" office:value="0.0627315620650882" calcext:value-type="float">
            <text:p>0.0627315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hipotecarios_min</text:p>
          </table:table-cell>
          <table:table-cell office:value-type="float" office:value="0.0617165548110767" calcext:value-type="float">
            <text:p>0.0617165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llcenter_min</text:p>
          </table:table-cell>
          <table:table-cell office:value-type="float" office:value="0.0588139862039379" calcext:value-type="float">
            <text:p>0.058813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visa_descuentos_min</text:p>
          </table:table-cell>
          <table:table-cell office:value-type="float" office:value="0.0585026569175676" calcext:value-type="float">
            <text:p>0.0585026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ansferencias_recibidas_avg</text:p>
          </table:table-cell>
          <table:table-cell office:value-type="float" office:value="0.0562260332082102" calcext:value-type="float">
            <text:p>0.0562260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agodeservicios_min</text:p>
          </table:table-cell>
          <table:table-cell office:value-type="float" office:value="0.056156964969438" calcext:value-type="float">
            <text:p>0.056156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ondos_comunes_inversion_max</text:p>
          </table:table-cell>
          <table:table-cell office:value-type="float" office:value="0.0518446287683672" calcext:value-type="float">
            <text:p>0.0518446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_marca_atraso_min</text:p>
          </table:table-cell>
          <table:table-cell office:value-type="float" office:value="0.0516102064664655" calcext:value-type="float">
            <text:p>0.0516102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e_vip_avg</text:p>
          </table:table-cell>
          <table:table-cell office:value-type="float" office:value="0.0508263436099842" calcext:value-type="float">
            <text:p>0.050826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recibidas_avg</text:p>
          </table:table-cell>
          <table:table-cell office:value-type="float" office:value="0.0493145639663125" calcext:value-type="float">
            <text:p>0.049314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e_vip</text:p>
          </table:table-cell>
          <table:table-cell office:value-type="float" office:value="0.0485101136040949" calcext:value-type="float">
            <text:p>0.0485101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jeros_propios_descuentos_min</text:p>
          </table:table-cell>
          <table:table-cell office:value-type="float" office:value="0.047151587660954" calcext:value-type="float">
            <text:p>0.0471515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stamos_hipotecarios</text:p>
          </table:table-cell>
          <table:table-cell office:value-type="float" office:value="0.0468096866096164" calcext:value-type="float">
            <text:p>0.0468096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emitidos_rechazados_min</text:p>
          </table:table-cell>
          <table:table-cell office:value-type="float" office:value="0.0458078100393284" calcext:value-type="float">
            <text:p>0.0458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restamos_hipotecarios</text:p>
          </table:table-cell>
          <table:table-cell office:value-type="float" office:value="0.0410093821991267" calcext:value-type="float">
            <text:p>0.0410093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a_ahorro_Nopaquete_min</text:p>
          </table:table-cell>
          <table:table-cell office:value-type="float" office:value="0.0407054915708495" calcext:value-type="float">
            <text:p>0.0407054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ondos_comunes_inversion</text:p>
          </table:table-cell>
          <table:table-cell office:value-type="float" office:value="0.039626179963168" calcext:value-type="float">
            <text:p>0.03962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venta_min</text:p>
          </table:table-cell>
          <table:table-cell office:value-type="float" office:value="0.0394227873522894" calcext:value-type="float">
            <text:p>0.039422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ansferencias_recibidas</text:p>
          </table:table-cell>
          <table:table-cell office:value-type="float" office:value="0.0362358424177459" calcext:value-type="float">
            <text:p>0.0362358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n_sueldo_manual</text:p>
          </table:table-cell>
          <table:table-cell office:value-type="float" office:value="0.0342852415150954" calcext:value-type="float">
            <text:p>0.0342852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venta_min</text:p>
          </table:table-cell>
          <table:table-cell office:value-type="float" office:value="0.0334321603047216" calcext:value-type="float">
            <text:p>0.0334321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recibidas_max</text:p>
          </table:table-cell>
          <table:table-cell office:value-type="float" office:value="0.032156517663242" calcext:value-type="float">
            <text:p>0.032156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ondos_comunes_inversion_min</text:p>
          </table:table-cell>
          <table:table-cell office:value-type="float" office:value="0.0312870934229845" calcext:value-type="float">
            <text:p>0.0312870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zo_fijo</text:p>
          </table:table-cell>
          <table:table-cell office:value-type="float" office:value="0.0281936389093644" calcext:value-type="float">
            <text:p>0.0281936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lazo_fijo_min</text:p>
          </table:table-cell>
          <table:table-cell office:value-type="float" office:value="0.0272811610655372" calcext:value-type="float">
            <text:p>0.0272811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ansferencias_recibidas_max</text:p>
          </table:table-cell>
          <table:table-cell office:value-type="float" office:value="0.0271771984881378" calcext:value-type="float">
            <text:p>0.027177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e_vip_max</text:p>
          </table:table-cell>
          <table:table-cell office:value-type="float" office:value="0.0265215016292402" calcext:value-type="float">
            <text:p>0.0265215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mbio_monedas_min</text:p>
          </table:table-cell>
          <table:table-cell office:value-type="float" office:value="0.0242668593833615" calcext:value-type="float">
            <text:p>0.024266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rca_atraso_min</text:p>
          </table:table-cell>
          <table:table-cell office:value-type="float" office:value="0.0242221193133087" calcext:value-type="float">
            <text:p>0.024222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recibidas</text:p>
          </table:table-cell>
          <table:table-cell office:value-type="float" office:value="0.0238358376385456" calcext:value-type="float">
            <text:p>0.0238358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tadelantosefectivo_min</text:p>
          </table:table-cell>
          <table:table-cell office:value-type="float" office:value="0.0233857028963038" calcext:value-type="float">
            <text:p>0.0233857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lan_sueldo_transaccion</text:p>
          </table:table-cell>
          <table:table-cell office:value-type="float" office:value="0.0225616786831301" calcext:value-type="float">
            <text:p>0.0225616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n_sueldo_manual_min</text:p>
          </table:table-cell>
          <table:table-cell office:value-type="float" office:value="0.0196056710112862" calcext:value-type="float">
            <text:p>0.019605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ja_ahorro_Nopaquete</text:p>
          </table:table-cell>
          <table:table-cell office:value-type="float" office:value="0.0195864629035497" calcext:value-type="float">
            <text:p>0.0195864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n_sueldo_manual_tend</text:p>
          </table:table-cell>
          <table:table-cell office:value-type="float" office:value="0.0142380821190563" calcext:value-type="float">
            <text:p>0.0142380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n_sueldo_manual_avg</text:p>
          </table:table-cell>
          <table:table-cell office:value-type="float" office:value="0.00948540706605223" calcext:value-type="float">
            <text:p>0.0094854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lan_sueldo_transaccion_avg</text:p>
          </table:table-cell>
          <table:table-cell office:value-type="float" office:value="0.00893940716783409" calcext:value-type="float">
            <text:p>0.0089394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eques_depositados_rechazados_min</text:p>
          </table:table-cell>
          <table:table-cell office:value-type="float" office:value="0.00753473450572272" calcext:value-type="float">
            <text:p>0.0075347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lan_sueldo_transaccion_max</text:p>
          </table:table-cell>
          <table:table-cell office:value-type="float" office:value="0.00750973570164194" calcext:value-type="float">
            <text:p>0.0075097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lan_sueldo_transaccion_tend</text:p>
          </table:table-cell>
          <table:table-cell office:value-type="float" office:value="0.0039698223543237" calcext:value-type="float">
            <text:p>0.0039698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pesos_min</text:p>
          </table:table-cell>
          <table:table-cell office:value-type="float" office:value="0.00345376269575172" calcext:value-type="float">
            <text:p>0.0034537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peso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dolar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dolar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dolares_av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dolares_ma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n_sueldo_manual_ma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azo_fijo_pesos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dolares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visa_descuentos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rjeta_master_descuentos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arjeta_master_descuentos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ambio_monedas_compra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mbio_monedas_compra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ansferencias_recibidas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ansferencias_recibidas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eques_depositados_rechazados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madelantodolares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Master_finiciomora_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e_vip_te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ondos_comunes_inversion_te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ondos_comunes_inversion_dolares_te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anger_variable_importance_2.A1:ranger_variable_importance_2.B76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1T01:05:26.699086145</dc:date>
    <dc:creator>macramole </dc:creator>
    <meta:editing-duration>PT1H18M22S</meta:editing-duration>
    <meta:editing-cycles>1</meta:editing-cycles>
    <meta:document-statistic meta:table-count="1" meta:cell-count="1785" meta:object-count="0"/>
    <meta:generator>LibreOffice/5.0.3.2$Linux_X86_64 LibreOffice_project/00m0$Build-2</meta:generator>
  </office:meta>
</office:document-meta>
</file>